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26.6mm"/>
    </style:style>
    <style:style style:name="co3" style:family="table-column">
      <style:table-column-properties fo:break-before="auto" style:column-width="21.1mm"/>
    </style:style>
    <style:style style:name="co4" style:family="table-column">
      <style:table-column-properties fo:break-before="auto" style:column-width="37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159.94mm" svg:height="91.81mm" svg:x="254.91mm" svg:y="0mm">
            <loext:p/>
            <draw:object draw:notify-on-update-of-ranges="test.A1:test.A1 test.A2:test.A1000 test.B1:test.B1 test.B2:test.B10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8.46mm" svg:y="92.6mm">
            <loext:p/>
            <draw:object draw:notify-on-update-of-ranges="test.A1:test.A1 test.A2:test.A1000 test.C1:test.C1 test.C2:test.C100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94.49mm" svg:y="1mm">
            <loext:p/>
            <draw:object draw:notify-on-update-of-ranges="test.A1:test.A1 test.A2:test.A1000 test.D1:test.D1 test.D2:test.D100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testDynamique</text:p>
          </table:table-cell>
          <table:table-cell table:style-name="Default" office:value-type="string" calcext:value-type="string">
            <text:p>testGlouton</text:p>
          </table:table-cell>
          <table:table-cell office:value-type="string" calcext:value-type="string">
            <text:p>testEssaisSuccessif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6513" calcext:value-type="float">
            <text:p>0,756513</text:p>
          </table:table-cell>
          <table:table-cell table:style-name="Default" office:value-type="float" office:value="0.005333" calcext:value-type="float">
            <text:p>0,005333</text:p>
          </table:table-cell>
          <table:table-cell office:value-type="float" office:value="0.008616" calcext:value-type="float">
            <text:p>0,0086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435" calcext:value-type="float">
            <text:p>0,009435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0.004513" calcext:value-type="float">
            <text:p>0,0045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9026" calcext:value-type="float">
            <text:p>0,009026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006974" calcext:value-type="float">
            <text:p>0,00697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1487" calcext:value-type="float">
            <text:p>0,011487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0.008205" calcext:value-type="float">
            <text:p>0,0082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1487" calcext:value-type="float">
            <text:p>0,011487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0.008615" calcext:value-type="float">
            <text:p>0,0086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3538" calcext:value-type="float">
            <text:p>0,013538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0.01559" calcext:value-type="float">
            <text:p>0,0155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282" calcext:value-type="float">
            <text:p>0,019282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0.021333" calcext:value-type="float">
            <text:p>0,0213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641" calcext:value-type="float">
            <text:p>0,01641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0.025435" calcext:value-type="float">
            <text:p>0,02543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3539" calcext:value-type="float">
            <text:p>0,013539</text:p>
          </table:table-cell>
          <table:table-cell table:style-name="Default" office:value-type="float" office:value="0.002051" calcext:value-type="float">
            <text:p>0,002051</text:p>
          </table:table-cell>
          <table:table-cell office:value-type="float" office:value="0.030359" calcext:value-type="float">
            <text:p>0,03035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18" calcext:value-type="float">
            <text:p>0,01518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0.017641" calcext:value-type="float">
            <text:p>0,01764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9282" calcext:value-type="float">
            <text:p>0,019282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0.036923" calcext:value-type="float">
            <text:p>0,03692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8462" calcext:value-type="float">
            <text:p>0,018462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01477" calcext:value-type="float">
            <text:p>0,0147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3384" calcext:value-type="float">
            <text:p>0,023384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0.01559" calcext:value-type="float">
            <text:p>0,0155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5436" calcext:value-type="float">
            <text:p>0,025436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0.017641" calcext:value-type="float">
            <text:p>0,01764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1334" calcext:value-type="float">
            <text:p>0,021334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0.009846" calcext:value-type="float">
            <text:p>0,00984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7897" calcext:value-type="float">
            <text:p>0,027897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016411" calcext:value-type="float">
            <text:p>0,01641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0513" calcext:value-type="float">
            <text:p>0,020513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014359" calcext:value-type="float">
            <text:p>0,01435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2154" calcext:value-type="float">
            <text:p>0,022154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0.029949" calcext:value-type="float">
            <text:p>0,02994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3384" calcext:value-type="float">
            <text:p>0,023384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036103" calcext:value-type="float">
            <text:p>0,03610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384" calcext:value-type="float">
            <text:p>0,023384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007384" calcext:value-type="float">
            <text:p>0,00738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4615" calcext:value-type="float">
            <text:p>0,024615</text:p>
          </table:table-cell>
          <table:table-cell table:style-name="Default" office:value-type="float" office:value="0.00123" calcext:value-type="float">
            <text:p>0,00123</text:p>
          </table:table-cell>
          <table:table-cell office:value-type="float" office:value="0.030769" calcext:value-type="float">
            <text:p>0,03076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7897" calcext:value-type="float">
            <text:p>0,027897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021334" calcext:value-type="float">
            <text:p>0,02133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9949" calcext:value-type="float">
            <text:p>0,029949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0.052923" calcext:value-type="float">
            <text:p>0,0529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7487" calcext:value-type="float">
            <text:p>0,027487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0.040205" calcext:value-type="float">
            <text:p>0,04020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159" calcext:value-type="float">
            <text:p>0,03159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030359" calcext:value-type="float">
            <text:p>0,03035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3231" calcext:value-type="float">
            <text:p>0,033231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053334" calcext:value-type="float">
            <text:p>0,05333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4051" calcext:value-type="float">
            <text:p>0,034051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0.045538" calcext:value-type="float">
            <text:p>0,04553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3641" calcext:value-type="float">
            <text:p>0,033641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066052" calcext:value-type="float">
            <text:p>0,06605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41846" calcext:value-type="float">
            <text:p>0,041846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073847" calcext:value-type="float">
            <text:p>0,07384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8154" calcext:value-type="float">
            <text:p>0,038154</text:p>
          </table:table-cell>
          <table:table-cell table:style-name="Default" office:value-type="float" office:value="0.00123" calcext:value-type="float">
            <text:p>0,00123</text:p>
          </table:table-cell>
          <table:table-cell office:value-type="float" office:value="1.516307" calcext:value-type="float">
            <text:p>1,51630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7333" calcext:value-type="float">
            <text:p>0,037333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062769" calcext:value-type="float">
            <text:p>0,06276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42667" calcext:value-type="float">
            <text:p>0,042667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047589" calcext:value-type="float">
            <text:p>0,04758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40205" calcext:value-type="float">
            <text:p>0,040205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102154" calcext:value-type="float">
            <text:p>0,10215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55795" calcext:value-type="float">
            <text:p>0,055795</text:p>
          </table:table-cell>
          <table:table-cell table:style-name="Default" office:value-type="float" office:value="0.00123" calcext:value-type="float">
            <text:p>0,00123</text:p>
          </table:table-cell>
          <table:table-cell office:value-type="float" office:value="0.086154" calcext:value-type="float">
            <text:p>0,08615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44308" calcext:value-type="float">
            <text:p>0,044308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066052" calcext:value-type="float">
            <text:p>0,06605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43077" calcext:value-type="float">
            <text:p>0,043077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0.106256" calcext:value-type="float">
            <text:p>0,10625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3077" calcext:value-type="float">
            <text:p>0,043077</text:p>
          </table:table-cell>
          <table:table-cell table:style-name="Default" office:value-type="float" office:value="0.001641" calcext:value-type="float">
            <text:p>0,001641</text:p>
          </table:table-cell>
          <table:table-cell office:value-type="float" office:value="0.093538" calcext:value-type="float">
            <text:p>0,09353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43076" calcext:value-type="float">
            <text:p>0,043076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137026" calcext:value-type="float">
            <text:p>0,13702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45538" calcext:value-type="float">
            <text:p>0,045538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0.115282" calcext:value-type="float">
            <text:p>0,11528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8256" calcext:value-type="float">
            <text:p>0,058256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026256" calcext:value-type="float">
            <text:p>0,02625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60308" calcext:value-type="float">
            <text:p>0,060308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123077" calcext:value-type="float">
            <text:p>0,12307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50462" calcext:value-type="float">
            <text:p>0,050462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065231" calcext:value-type="float">
            <text:p>0,06523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7179" calcext:value-type="float">
            <text:p>0,047179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0.81477" calcext:value-type="float">
            <text:p>0,8147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57026" calcext:value-type="float">
            <text:p>0,057026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122256" calcext:value-type="float">
            <text:p>0,12225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4841" calcext:value-type="float">
            <text:p>0,04841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0.107897" calcext:value-type="float">
            <text:p>0,10789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51282" calcext:value-type="float">
            <text:p>0,051282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0.179282" calcext:value-type="float">
            <text:p>0,17928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51282" calcext:value-type="float">
            <text:p>0,051282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0.157948" calcext:value-type="float">
            <text:p>0,15794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53333" calcext:value-type="float">
            <text:p>0,053333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219897" calcext:value-type="float">
            <text:p>0,21989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56616" calcext:value-type="float">
            <text:p>0,056616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200205" calcext:value-type="float">
            <text:p>0,20020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8256" calcext:value-type="float">
            <text:p>0,058256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018051" calcext:value-type="float">
            <text:p>0,01805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61128" calcext:value-type="float">
            <text:p>0,061128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165744" calcext:value-type="float">
            <text:p>0,16574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66052" calcext:value-type="float">
            <text:p>0,066052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0.142358" calcext:value-type="float">
            <text:p>0,14235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6318" calcext:value-type="float">
            <text:p>0,06318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233436" calcext:value-type="float">
            <text:p>0,23343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59897" calcext:value-type="float">
            <text:p>0,059897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186256" calcext:value-type="float">
            <text:p>0,18625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59077" calcext:value-type="float">
            <text:p>0,059077</text:p>
          </table:table-cell>
          <table:table-cell table:style-name="Default" office:value-type="float" office:value="0.003692" calcext:value-type="float">
            <text:p>0,003692</text:p>
          </table:table-cell>
          <table:table-cell office:value-type="float" office:value="0.107897" calcext:value-type="float">
            <text:p>0,10789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59898" calcext:value-type="float">
            <text:p>0,059898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315898" calcext:value-type="float">
            <text:p>0,31589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74667" calcext:value-type="float">
            <text:p>0,074667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282256" calcext:value-type="float">
            <text:p>0,28225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66052" calcext:value-type="float">
            <text:p>0,066052</text:p>
          </table:table-cell>
          <table:table-cell table:style-name="Default" office:value-type="float" office:value="0.00123" calcext:value-type="float">
            <text:p>0,00123</text:p>
          </table:table-cell>
          <table:table-cell office:value-type="float" office:value="0.368" calcext:value-type="float">
            <text:p>0,36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82462" calcext:value-type="float">
            <text:p>0,082462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344615" calcext:value-type="float">
            <text:p>0,34461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68103" calcext:value-type="float">
            <text:p>0,068103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054154" calcext:value-type="float">
            <text:p>0,05415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66051" calcext:value-type="float">
            <text:p>0,066051</text:p>
          </table:table-cell>
          <table:table-cell table:style-name="Default" office:value-type="float" office:value="0.00123" calcext:value-type="float">
            <text:p>0,00123</text:p>
          </table:table-cell>
          <table:table-cell office:value-type="float" office:value="0.262974" calcext:value-type="float">
            <text:p>0,26297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68923" calcext:value-type="float">
            <text:p>0,068923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0.141538" calcext:value-type="float">
            <text:p>0,14153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70564" calcext:value-type="float">
            <text:p>0,070564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0.321231" calcext:value-type="float">
            <text:p>0,32123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69334" calcext:value-type="float">
            <text:p>0,069334</text:p>
          </table:table-cell>
          <table:table-cell table:style-name="Default" office:value-type="float" office:value="0.00123" calcext:value-type="float">
            <text:p>0,00123</text:p>
          </table:table-cell>
          <table:table-cell office:value-type="float" office:value="0.278153" calcext:value-type="float">
            <text:p>0,27815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71795" calcext:value-type="float">
            <text:p>0,071795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167385" calcext:value-type="float">
            <text:p>0,16738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75487" calcext:value-type="float">
            <text:p>0,075487</text:p>
          </table:table-cell>
          <table:table-cell table:style-name="Default" office:value-type="float" office:value="0.00123" calcext:value-type="float">
            <text:p>0,00123</text:p>
          </table:table-cell>
          <table:table-cell office:value-type="float" office:value="0.333948" calcext:value-type="float">
            <text:p>0,33394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75487" calcext:value-type="float">
            <text:p>0,075487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449641" calcext:value-type="float">
            <text:p>0,44964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76718" calcext:value-type="float">
            <text:p>0,076718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0.588718" calcext:value-type="float">
            <text:p>0,58871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73436" calcext:value-type="float">
            <text:p>0,073436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536615" calcext:value-type="float">
            <text:p>0,53661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81641" calcext:value-type="float">
            <text:p>0,081641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172717" calcext:value-type="float">
            <text:p>0,17271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83693" calcext:value-type="float">
            <text:p>0,083693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448" calcext:value-type="float">
            <text:p>0,44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97641" calcext:value-type="float">
            <text:p>0,097641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298666" calcext:value-type="float">
            <text:p>0,29866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8" calcext:value-type="float">
            <text:p>0,08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532923" calcext:value-type="float">
            <text:p>0,53292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89026" calcext:value-type="float">
            <text:p>0,089026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416821" calcext:value-type="float">
            <text:p>0,41682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85334" calcext:value-type="float">
            <text:p>0,085334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0.24041" calcext:value-type="float">
            <text:p>0,2404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81231" calcext:value-type="float">
            <text:p>0,081231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0.488205" calcext:value-type="float">
            <text:p>0,48820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97641" calcext:value-type="float">
            <text:p>0,097641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0.391385" calcext:value-type="float">
            <text:p>0,39138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90667" calcext:value-type="float">
            <text:p>0,090667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882461" calcext:value-type="float">
            <text:p>0,88246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86974" calcext:value-type="float">
            <text:p>0,086974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81682" calcext:value-type="float">
            <text:p>0,8168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91487" calcext:value-type="float">
            <text:p>0,091487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105436" calcext:value-type="float">
            <text:p>0,10543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91487" calcext:value-type="float">
            <text:p>0,091487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549334" calcext:value-type="float">
            <text:p>0,54933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89846" calcext:value-type="float">
            <text:p>0,089846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258052" calcext:value-type="float">
            <text:p>0,25805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88205" calcext:value-type="float">
            <text:p>0,088205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67282" calcext:value-type="float">
            <text:p>0,6728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89436" calcext:value-type="float">
            <text:p>0,089436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424205" calcext:value-type="float">
            <text:p>0,42420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91487" calcext:value-type="float">
            <text:p>0,091487</text:p>
          </table:table-cell>
          <table:table-cell table:style-name="Default" office:value-type="float" office:value="0.00123" calcext:value-type="float">
            <text:p>0,00123</text:p>
          </table:table-cell>
          <table:table-cell office:value-type="float" office:value="0.347898" calcext:value-type="float">
            <text:p>0,34789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98461" calcext:value-type="float">
            <text:p>0,098461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715077" calcext:value-type="float">
            <text:p>0,71507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97231" calcext:value-type="float">
            <text:p>0,097231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0.537025" calcext:value-type="float">
            <text:p>0,53702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01334" calcext:value-type="float">
            <text:p>0,101334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845538" calcext:value-type="float">
            <text:p>0,84553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93538" calcext:value-type="float">
            <text:p>0,093538</text:p>
          </table:table-cell>
          <table:table-cell table:style-name="Default" office:value-type="float" office:value="0.00123" calcext:value-type="float">
            <text:p>0,00123</text:p>
          </table:table-cell>
          <table:table-cell office:value-type="float" office:value="1.219282" calcext:value-type="float">
            <text:p>1,21928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98872" calcext:value-type="float">
            <text:p>0,098872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352" calcext:value-type="float">
            <text:p>0,35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07487" calcext:value-type="float">
            <text:p>0,107487</text:p>
          </table:table-cell>
          <table:table-cell table:style-name="Default" office:value-type="float" office:value="0.00123" calcext:value-type="float">
            <text:p>0,00123</text:p>
          </table:table-cell>
          <table:table-cell office:value-type="float" office:value="0.902974" calcext:value-type="float">
            <text:p>0,90297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98051" calcext:value-type="float">
            <text:p>0,098051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567795" calcext:value-type="float">
            <text:p>0,56779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00513" calcext:value-type="float">
            <text:p>0,100513</text:p>
          </table:table-cell>
          <table:table-cell table:style-name="Default" office:value-type="float" office:value="0.00123" calcext:value-type="float">
            <text:p>0,00123</text:p>
          </table:table-cell>
          <table:table-cell office:value-type="float" office:value="1.07241" calcext:value-type="float">
            <text:p>1,0724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00103" calcext:value-type="float">
            <text:p>0,100103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79877" calcext:value-type="float">
            <text:p>0,7987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00103" calcext:value-type="float">
            <text:p>0,100103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0.470974" calcext:value-type="float">
            <text:p>0,47097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02564" calcext:value-type="float">
            <text:p>0,102564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0.952616" calcext:value-type="float">
            <text:p>0,95261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37436" calcext:value-type="float">
            <text:p>0,137436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711384" calcext:value-type="float">
            <text:p>0,71138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20205" calcext:value-type="float">
            <text:p>0,120205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1.132718" calcext:value-type="float">
            <text:p>1,13271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06256" calcext:value-type="float">
            <text:p>0,106256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1.085539" calcext:value-type="float">
            <text:p>1,08553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2821" calcext:value-type="float">
            <text:p>0,112821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006564" calcext:value-type="float">
            <text:p>0,00656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07897" calcext:value-type="float">
            <text:p>0,107897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0.994051" calcext:value-type="float">
            <text:p>0,99405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95692" calcext:value-type="float">
            <text:p>0,195692</text:p>
          </table:table-cell>
          <table:table-cell table:style-name="Default" office:value-type="float" office:value="0.00123" calcext:value-type="float">
            <text:p>0,00123</text:p>
          </table:table-cell>
          <table:table-cell office:value-type="float" office:value="0.438975" calcext:value-type="float">
            <text:p>0,43897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17744" calcext:value-type="float">
            <text:p>0,117744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1.302975" calcext:value-type="float">
            <text:p>1,30297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37949" calcext:value-type="float">
            <text:p>0,237949</text:p>
          </table:table-cell>
          <table:table-cell table:style-name="Default" office:value-type="float" office:value="0.001641" calcext:value-type="float">
            <text:p>0,001641</text:p>
          </table:table-cell>
          <table:table-cell office:value-type="float" office:value="0.996513" calcext:value-type="float">
            <text:p>0,99651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37333" calcext:value-type="float">
            <text:p>0,037333</text:p>
          </table:table-cell>
          <table:table-cell table:style-name="Default" office:value-type="float" office:value="0.001231" calcext:value-type="float">
            <text:p>0,001231</text:p>
          </table:table-cell>
          <table:table-cell office:value-type="float" office:value="0.362667" calcext:value-type="float">
            <text:p>0,36266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37743" calcext:value-type="float">
            <text:p>0,037743</text:p>
          </table:table-cell>
          <table:table-cell table:style-name="Default" office:value-type="float" office:value="0.008205" calcext:value-type="float">
            <text:p>0,008205</text:p>
          </table:table-cell>
          <table:table-cell office:value-type="float" office:value="1.542564" calcext:value-type="float">
            <text:p>1,54256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36923" calcext:value-type="float">
            <text:p>0,036923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1.126154" calcext:value-type="float">
            <text:p>1,12615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36923" calcext:value-type="float">
            <text:p>0,03692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.907283" calcext:value-type="float">
            <text:p>3,90728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4307" calcext:value-type="float">
            <text:p>0,044307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1.43918" calcext:value-type="float">
            <text:p>1,4391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282" calcext:value-type="float">
            <text:p>0,03528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0.681026" calcext:value-type="float">
            <text:p>0,68102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34461" calcext:value-type="float">
            <text:p>0,03446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634051" calcext:value-type="float">
            <text:p>1,63405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37743" calcext:value-type="float">
            <text:p>0,03774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.174153" calcext:value-type="float">
            <text:p>1,17415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54974" calcext:value-type="float">
            <text:p>0,054974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.016821" calcext:value-type="float">
            <text:p>2,01682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38564" calcext:value-type="float">
            <text:p>0,03856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.527795" calcext:value-type="float">
            <text:p>1,52779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36923" calcext:value-type="float">
            <text:p>0,036923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0.953435" calcext:value-type="float">
            <text:p>0,95343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39385" calcext:value-type="float">
            <text:p>0,03938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751384" calcext:value-type="float">
            <text:p>1,75138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41436" calcext:value-type="float">
            <text:p>0,04143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.405949" calcext:value-type="float">
            <text:p>1,40594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49641" calcext:value-type="float">
            <text:p>0,04964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.185025" calcext:value-type="float">
            <text:p>2,18502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40615" calcext:value-type="float">
            <text:p>0,04061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.839179" calcext:value-type="float">
            <text:p>1,83917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41026" calcext:value-type="float">
            <text:p>0,041026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0.921025" calcext:value-type="float">
            <text:p>0,92102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06667" calcext:value-type="float">
            <text:p>0,106667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2.550564" calcext:value-type="float">
            <text:p>2,55056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55795" calcext:value-type="float">
            <text:p>0,055795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0.945641" calcext:value-type="float">
            <text:p>0,94564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41436" calcext:value-type="float">
            <text:p>0,041436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.22318" calcext:value-type="float">
            <text:p>2,2231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40615" calcext:value-type="float">
            <text:p>0,04061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.309949" calcext:value-type="float">
            <text:p>1,309949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38564" calcext:value-type="float">
            <text:p>0,03856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0.548923" calcext:value-type="float">
            <text:p>0,54892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42256" calcext:value-type="float">
            <text:p>0,04225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.687385" calcext:value-type="float">
            <text:p>1,68738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43077" calcext:value-type="float">
            <text:p>0,04307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.811693" calcext:value-type="float">
            <text:p>1,81169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53333" calcext:value-type="float">
            <text:p>0,053333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2.781128" calcext:value-type="float">
            <text:p>2,78112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43897" calcext:value-type="float">
            <text:p>0,043897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3.127385" calcext:value-type="float">
            <text:p>3,12738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5538" calcext:value-type="float">
            <text:p>0,045538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.214359" calcext:value-type="float">
            <text:p>1,21435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48" calcext:value-type="float">
            <text:p>0,04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.656" calcext:value-type="float">
            <text:p>2,65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44308" calcext:value-type="float">
            <text:p>0,04430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.888" calcext:value-type="float">
            <text:p>1,88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57025" calcext:value-type="float">
            <text:p>0,057025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3.222564" calcext:value-type="float">
            <text:p>3,22256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46769" calcext:value-type="float">
            <text:p>0,04676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.537846" calcext:value-type="float">
            <text:p>2,53784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48" calcext:value-type="float">
            <text:p>0,0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95077" calcext:value-type="float">
            <text:p>1,59507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45949" calcext:value-type="float">
            <text:p>0,04594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.042871" calcext:value-type="float">
            <text:p>3,04287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46359" calcext:value-type="float">
            <text:p>0,0463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.230153" calcext:value-type="float">
            <text:p>2,23015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45538" calcext:value-type="float">
            <text:p>0,04553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.410872" calcext:value-type="float">
            <text:p>3,41087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17436" calcext:value-type="float">
            <text:p>0,217436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2.841026" calcext:value-type="float">
            <text:p>2,84102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6359" calcext:value-type="float">
            <text:p>0,04635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0.500102" calcext:value-type="float">
            <text:p>0,50010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47179" calcext:value-type="float">
            <text:p>0,04717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.562462" calcext:value-type="float">
            <text:p>2,56246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4759" calcext:value-type="float">
            <text:p>0,047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.276308" calcext:value-type="float">
            <text:p>1,27630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54153" calcext:value-type="float">
            <text:p>0,05415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.078975" calcext:value-type="float">
            <text:p>3,07897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41539" calcext:value-type="float">
            <text:p>0,141539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1.990154" calcext:value-type="float">
            <text:p>1,99015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47179" calcext:value-type="float">
            <text:p>0,04717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818872" calcext:value-type="float">
            <text:p>0,81887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45538" calcext:value-type="float">
            <text:p>0,045538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.501333" calcext:value-type="float">
            <text:p>2,50133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52923" calcext:value-type="float">
            <text:p>0,05292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.653334" calcext:value-type="float">
            <text:p>1,65333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4759" calcext:value-type="float">
            <text:p>0,047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.331077" calcext:value-type="float">
            <text:p>4,33107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51385" calcext:value-type="float">
            <text:p>0,151385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3.705846" calcext:value-type="float">
            <text:p>3,70584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2359" calcext:value-type="float">
            <text:p>0,0623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0.181334" calcext:value-type="float">
            <text:p>0,18133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43897" calcext:value-type="float">
            <text:p>0,0438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706256" calcext:value-type="float">
            <text:p>3,70625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62769" calcext:value-type="float">
            <text:p>0,06276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.118769" calcext:value-type="float">
            <text:p>1,11876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41025" calcext:value-type="float">
            <text:p>0,04102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.273026" calcext:value-type="float">
            <text:p>3,27302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41026" calcext:value-type="float">
            <text:p>0,041026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3.979488" calcext:value-type="float">
            <text:p>3,97948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43898" calcext:value-type="float">
            <text:p>0,04389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.563283" calcext:value-type="float">
            <text:p>2,56328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40615" calcext:value-type="float">
            <text:p>0,04061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.573128" calcext:value-type="float">
            <text:p>4,57312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41847" calcext:value-type="float">
            <text:p>0,04184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.636102" calcext:value-type="float">
            <text:p>3,63610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41846" calcext:value-type="float">
            <text:p>0,041846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5.226256" calcext:value-type="float">
            <text:p>5,22625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45128" calcext:value-type="float">
            <text:p>0,045128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4.637538" calcext:value-type="float">
            <text:p>4,63753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59897" calcext:value-type="float">
            <text:p>0,05989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0.762257" calcext:value-type="float">
            <text:p>0,76225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40615" calcext:value-type="float">
            <text:p>0,04061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.602052" calcext:value-type="float">
            <text:p>3,60205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41435" calcext:value-type="float">
            <text:p>0,041435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.863385" calcext:value-type="float">
            <text:p>1,86338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44718" calcext:value-type="float">
            <text:p>0,044718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4.487385" calcext:value-type="float">
            <text:p>4,48738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4677" calcext:value-type="float">
            <text:p>0,0467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.850462" calcext:value-type="float">
            <text:p>2,85046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48411" calcext:value-type="float">
            <text:p>0,04841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.195077" calcext:value-type="float">
            <text:p>1,195077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44718" calcext:value-type="float">
            <text:p>0,044718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3.495795" calcext:value-type="float">
            <text:p>3,49579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58667" calcext:value-type="float">
            <text:p>0,05866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.381539" calcext:value-type="float">
            <text:p>2,38153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41436" calcext:value-type="float">
            <text:p>0,04143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410666" calcext:value-type="float">
            <text:p>4,41066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43487" calcext:value-type="float">
            <text:p>0,043487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5.433436" calcext:value-type="float">
            <text:p>5,43343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4308" calcext:value-type="float">
            <text:p>0,04430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.120821" calcext:value-type="float">
            <text:p>3,12082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4677" calcext:value-type="float">
            <text:p>0,04677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6.151794" calcext:value-type="float">
            <text:p>6,15179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44718" calcext:value-type="float">
            <text:p>0,044718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4.589129" calcext:value-type="float">
            <text:p>4,58912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44307" calcext:value-type="float">
            <text:p>0,044307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7.323487" calcext:value-type="float">
            <text:p>7,32348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40616" calcext:value-type="float">
            <text:p>0,04061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.923692" calcext:value-type="float">
            <text:p>5,92369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57026" calcext:value-type="float">
            <text:p>0,05702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.220718" calcext:value-type="float">
            <text:p>4,22071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66462" calcext:value-type="float">
            <text:p>0,06646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.017026" calcext:value-type="float">
            <text:p>7,01702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88205" calcext:value-type="float">
            <text:p>0,088205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5.463795" calcext:value-type="float">
            <text:p>5,46379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64411" calcext:value-type="float">
            <text:p>0,06441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.050051" calcext:value-type="float">
            <text:p>8,05005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66052" calcext:value-type="float">
            <text:p>0,06605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.882462" calcext:value-type="float">
            <text:p>6,88246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2102" calcext:value-type="float">
            <text:p>0,05210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.117949" calcext:value-type="float">
            <text:p>1,11794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49641" calcext:value-type="float">
            <text:p>0,049641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5.730462" calcext:value-type="float">
            <text:p>5,73046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4923" calcext:value-type="float">
            <text:p>0,04923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2.532923" calcext:value-type="float">
            <text:p>2,53292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71385" calcext:value-type="float">
            <text:p>0,07138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.434872" calcext:value-type="float">
            <text:p>6,43487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78359" calcext:value-type="float">
            <text:p>0,0783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.126359" calcext:value-type="float">
            <text:p>4,12635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49231" calcext:value-type="float">
            <text:p>0,04923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.672205" calcext:value-type="float">
            <text:p>1,6722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45949" calcext:value-type="float">
            <text:p>0,0459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904205" calcext:value-type="float">
            <text:p>4,90420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45949" calcext:value-type="float">
            <text:p>0,0459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404718" calcext:value-type="float">
            <text:p>3,40471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75898" calcext:value-type="float">
            <text:p>0,075898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6.210461" calcext:value-type="float">
            <text:p>6,21046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48" calcext:value-type="float">
            <text:p>0,04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.044923" calcext:value-type="float">
            <text:p>5,04492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61949" calcext:value-type="float">
            <text:p>0,06194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.774154" calcext:value-type="float">
            <text:p>4,77415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45128" calcext:value-type="float">
            <text:p>0,04512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.097025" calcext:value-type="float">
            <text:p>9,09702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44308" calcext:value-type="float">
            <text:p>0,04430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.75241" calcext:value-type="float">
            <text:p>6,7524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77128" calcext:value-type="float">
            <text:p>0,077128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11.989333" calcext:value-type="float">
            <text:p>11,989333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54974" calcext:value-type="float">
            <text:p>0,054974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8.546462" calcext:value-type="float">
            <text:p>8,54646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49231" calcext:value-type="float">
            <text:p>0,04923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.190974" calcext:value-type="float">
            <text:p>7,19097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52103" calcext:value-type="float">
            <text:p>0,05210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.574564" calcext:value-type="float">
            <text:p>9,57456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84513" calcext:value-type="float">
            <text:p>0,08451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.849846" calcext:value-type="float">
            <text:p>7,849846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93539" calcext:value-type="float">
            <text:p>0,09353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1.400206" calcext:value-type="float">
            <text:p>11,40020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4759" calcext:value-type="float">
            <text:p>0,047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.117128" calcext:value-type="float">
            <text:p>9,11712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7589" calcext:value-type="float">
            <text:p>0,0475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26667" calcext:value-type="float">
            <text:p>0,026667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64" calcext:value-type="float">
            <text:p>0,06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814359" calcext:value-type="float">
            <text:p>6,81435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69334" calcext:value-type="float">
            <text:p>0,06933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455794" calcext:value-type="float">
            <text:p>2,45579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6441" calcext:value-type="float">
            <text:p>0,06441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7.966359" calcext:value-type="float">
            <text:p>7,96635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62769" calcext:value-type="float">
            <text:p>0,06276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.839385" calcext:value-type="float">
            <text:p>4,83938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6359" calcext:value-type="float">
            <text:p>0,063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.672" calcext:value-type="float">
            <text:p>2,672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62359" calcext:value-type="float">
            <text:p>0,06235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.604923" calcext:value-type="float">
            <text:p>7,60492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64" calcext:value-type="float">
            <text:p>0,06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.463384" calcext:value-type="float">
            <text:p>5,46338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66871" calcext:value-type="float">
            <text:p>0,066871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9.494975" calcext:value-type="float">
            <text:p>9,494975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66461" calcext:value-type="float">
            <text:p>0,06646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.149129" calcext:value-type="float">
            <text:p>7,14912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99692" calcext:value-type="float">
            <text:p>0,09969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200615" calcext:value-type="float">
            <text:p>2,200615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48821" calcext:value-type="float">
            <text:p>0,04882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.873846" calcext:value-type="float">
            <text:p>12,87384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49231" calcext:value-type="float">
            <text:p>0,049231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9.80718" calcext:value-type="float">
            <text:p>9,8071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63179" calcext:value-type="float">
            <text:p>0,06317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5.651692" calcext:value-type="float">
            <text:p>15,65169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66872" calcext:value-type="float">
            <text:p>0,06687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.967385" calcext:value-type="float">
            <text:p>12,96738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58256" calcext:value-type="float">
            <text:p>0,05825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.459487" calcext:value-type="float">
            <text:p>8,45948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54564" calcext:value-type="float">
            <text:p>0,05456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3.948308" calcext:value-type="float">
            <text:p>13,94830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54564" calcext:value-type="float">
            <text:p>0,054564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11.334974" calcext:value-type="float">
            <text:p>11,33497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76718" calcext:value-type="float">
            <text:p>0,076718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16.208" calcext:value-type="float">
            <text:p>16,20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63179" calcext:value-type="float">
            <text:p>0,063179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14.836102" calcext:value-type="float">
            <text:p>14,83610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6154" calcext:value-type="float">
            <text:p>0,08615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.384" calcext:value-type="float">
            <text:p>2,38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51693" calcext:value-type="float">
            <text:p>0,05169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.67118" calcext:value-type="float">
            <text:p>10,6711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61538" calcext:value-type="float">
            <text:p>0,0615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470565" calcext:value-type="float">
            <text:p>6,47056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74257" calcext:value-type="float">
            <text:p>0,07425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3.211487" calcext:value-type="float">
            <text:p>13,21148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92718" calcext:value-type="float">
            <text:p>0,092718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8.024205" calcext:value-type="float">
            <text:p>8,02420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58666" calcext:value-type="float">
            <text:p>0,058666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4.853743" calcext:value-type="float">
            <text:p>4,85374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62769" calcext:value-type="float">
            <text:p>0,062769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9.731283" calcext:value-type="float">
            <text:p>9,73128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61128" calcext:value-type="float">
            <text:p>0,061128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7.077744" calcext:value-type="float">
            <text:p>7,07774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64821" calcext:value-type="float">
            <text:p>0,06482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.882051" calcext:value-type="float">
            <text:p>12,88205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89435" calcext:value-type="float">
            <text:p>0,089435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9.676718" calcext:value-type="float">
            <text:p>9,67671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6359" calcext:value-type="float">
            <text:p>0,0635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3.046975" calcext:value-type="float">
            <text:p>3,04697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61538" calcext:value-type="float">
            <text:p>0,06153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1.099897" calcext:value-type="float">
            <text:p>11,09989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36103" calcext:value-type="float">
            <text:p>0,03610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4.571898" calcext:value-type="float">
            <text:p>14,57189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34872" calcext:value-type="float">
            <text:p>0,034872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21.881845" calcext:value-type="float">
            <text:p>21,88184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38974" calcext:value-type="float">
            <text:p>0,038974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8.067692" calcext:value-type="float">
            <text:p>18,06769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36923" calcext:value-type="float">
            <text:p>0,036923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3.789538" calcext:value-type="float">
            <text:p>13,78953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38154" calcext:value-type="float">
            <text:p>0,038154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0.740513" calcext:value-type="float">
            <text:p>20,74051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83692" calcext:value-type="float">
            <text:p>0,08369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7.35754" calcext:value-type="float">
            <text:p>17,3575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39384" calcext:value-type="float">
            <text:p>0,03938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3.364103" calcext:value-type="float">
            <text:p>23,36410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37744" calcext:value-type="float">
            <text:p>0,037744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2.38646" calcext:value-type="float">
            <text:p>22,3864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8975" calcext:value-type="float">
            <text:p>0,038975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3.309128" calcext:value-type="float">
            <text:p>3,30912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39385" calcext:value-type="float">
            <text:p>0,03938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4.923897" calcext:value-type="float">
            <text:p>14,92389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40205" calcext:value-type="float">
            <text:p>0,04020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.230154" calcext:value-type="float">
            <text:p>8,23015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51795" calcext:value-type="float">
            <text:p>0,151795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17.18482" calcext:value-type="float">
            <text:p>17,1848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42667" calcext:value-type="float">
            <text:p>0,04266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.566975" calcext:value-type="float">
            <text:p>12,56697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4841" calcext:value-type="float">
            <text:p>0,04841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4.643692" calcext:value-type="float">
            <text:p>4,64369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36923" calcext:value-type="float">
            <text:p>0,036923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5.13641" calcext:value-type="float">
            <text:p>15,1364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41436" calcext:value-type="float">
            <text:p>0,04143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.179897" calcext:value-type="float">
            <text:p>9,17989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41026" calcext:value-type="float">
            <text:p>0,041026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17.706669" calcext:value-type="float">
            <text:p>17,70666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41846" calcext:value-type="float">
            <text:p>0,041846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3.302564" calcext:value-type="float">
            <text:p>13,30256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9385" calcext:value-type="float">
            <text:p>0,03938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0.65641" calcext:value-type="float">
            <text:p>0,6564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54974" calcext:value-type="float">
            <text:p>0,054974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2.123897" calcext:value-type="float">
            <text:p>12,12389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37333" calcext:value-type="float">
            <text:p>0,037333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5.13518" calcext:value-type="float">
            <text:p>5,1351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39385" calcext:value-type="float">
            <text:p>0,03938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6.601025" calcext:value-type="float">
            <text:p>16,60102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43897" calcext:value-type="float">
            <text:p>0,04389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.276307" calcext:value-type="float">
            <text:p>9,27630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41436" calcext:value-type="float">
            <text:p>0,041436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2.091487" calcext:value-type="float">
            <text:p>2,09148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37744" calcext:value-type="float">
            <text:p>0,037744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30.533745" calcext:value-type="float">
            <text:p>30,53374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66461" calcext:value-type="float">
            <text:p>0,066461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23.45559" calcext:value-type="float">
            <text:p>23,4555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41436" calcext:value-type="float">
            <text:p>0,04143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1.190151" calcext:value-type="float">
            <text:p>31,19015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66052" calcext:value-type="float">
            <text:p>0,06605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7.852718" calcext:value-type="float">
            <text:p>27,85271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41026" calcext:value-type="float">
            <text:p>0,04102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.30359" calcext:value-type="float">
            <text:p>4,3035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37743" calcext:value-type="float">
            <text:p>0,03774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8.934155" calcext:value-type="float">
            <text:p>18,934155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42256" calcext:value-type="float">
            <text:p>0,042256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1.132718" calcext:value-type="float">
            <text:p>11,13271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41847" calcext:value-type="float">
            <text:p>0,041847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1.60041" calcext:value-type="float">
            <text:p>21,6004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45128" calcext:value-type="float">
            <text:p>0,04512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3.594256" calcext:value-type="float">
            <text:p>13,59425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38153" calcext:value-type="float">
            <text:p>0,03815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.225436" calcext:value-type="float">
            <text:p>7,22543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42667" calcext:value-type="float">
            <text:p>0,04266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7.363691" calcext:value-type="float">
            <text:p>17,36369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42257" calcext:value-type="float">
            <text:p>0,042257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1.250462" calcext:value-type="float">
            <text:p>11,25046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40616" calcext:value-type="float">
            <text:p>0,04061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9.684923" calcext:value-type="float">
            <text:p>19,68492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58666" calcext:value-type="float">
            <text:p>0,05866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5.700102" calcext:value-type="float">
            <text:p>15,70010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43487" calcext:value-type="float">
            <text:p>0,043487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6.09723" calcext:value-type="float">
            <text:p>6,0972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46359" calcext:value-type="float">
            <text:p>0,0463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9.90482" calcext:value-type="float">
            <text:p>19,9048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4718" calcext:value-type="float">
            <text:p>0,04718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11.749334" calcext:value-type="float">
            <text:p>11,74933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48821" calcext:value-type="float">
            <text:p>0,048821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22.962461" calcext:value-type="float">
            <text:p>22,96246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42667" calcext:value-type="float">
            <text:p>0,042667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31.891691" calcext:value-type="float">
            <text:p>31,89169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45948" calcext:value-type="float">
            <text:p>0,04594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4.391384" calcext:value-type="float">
            <text:p>24,39138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46769" calcext:value-type="float">
            <text:p>0,04676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36.08287" calcext:value-type="float">
            <text:p>36,0828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47179" calcext:value-type="float">
            <text:p>0,047179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29.29436" calcext:value-type="float">
            <text:p>29,2943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48821" calcext:value-type="float">
            <text:p>0,04882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0.11405" calcext:value-type="float">
            <text:p>40,11405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48411" calcext:value-type="float">
            <text:p>0,048411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34.133743" calcext:value-type="float">
            <text:p>34,13374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44307" calcext:value-type="float">
            <text:p>0,04430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.836307" calcext:value-type="float">
            <text:p>5,836307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4759" calcext:value-type="float">
            <text:p>0,0475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2.105024" calcext:value-type="float">
            <text:p>22,105024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44308" calcext:value-type="float">
            <text:p>0,044308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11.80759" calcext:value-type="float">
            <text:p>11,80759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46359" calcext:value-type="float">
            <text:p>0,0463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6.525948" calcext:value-type="float">
            <text:p>26,525948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43487" calcext:value-type="float">
            <text:p>0,043487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17.170872" calcext:value-type="float">
            <text:p>17,17087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52102" calcext:value-type="float">
            <text:p>0,05210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.169436" calcext:value-type="float">
            <text:p>8,16943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43077" calcext:value-type="float">
            <text:p>0,043077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0.653948" calcext:value-type="float">
            <text:p>20,65394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46359" calcext:value-type="float">
            <text:p>0,0463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4.630975" calcext:value-type="float">
            <text:p>14,63097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52923" calcext:value-type="float">
            <text:p>0,052923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27.10441" calcext:value-type="float">
            <text:p>27,1044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52513" calcext:value-type="float">
            <text:p>0,05251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1.188925" calcext:value-type="float">
            <text:p>21,18892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4759" calcext:value-type="float">
            <text:p>0,04759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7.651692" calcext:value-type="float">
            <text:p>7,651692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71795" calcext:value-type="float">
            <text:p>0,07179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3.385435" calcext:value-type="float">
            <text:p>23,38543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97641" calcext:value-type="float">
            <text:p>0,09764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4.238769" calcext:value-type="float">
            <text:p>14,238769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4718" calcext:value-type="float">
            <text:p>0,0471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9.171282" calcext:value-type="float">
            <text:p>29,171282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65641" calcext:value-type="float">
            <text:p>0,065641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19.596308" calcext:value-type="float">
            <text:p>19,59630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50052" calcext:value-type="float">
            <text:p>0,050052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29.388718" calcext:value-type="float">
            <text:p>29,388718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6359" calcext:value-type="float">
            <text:p>0,0635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44.250668" calcext:value-type="float">
            <text:p>44,250668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90667" calcext:value-type="float">
            <text:p>0,09066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6.724106" calcext:value-type="float">
            <text:p>36,72410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46769" calcext:value-type="float">
            <text:p>0,04676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0.98051" calcext:value-type="float">
            <text:p>50,9805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49641" calcext:value-type="float">
            <text:p>0,04964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3.368614" calcext:value-type="float">
            <text:p>43,36861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46359" calcext:value-type="float">
            <text:p>0,046359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0.135795" calcext:value-type="float">
            <text:p>0,135795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45538" calcext:value-type="float">
            <text:p>0,04553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1.244719" calcext:value-type="float">
            <text:p>21,244719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61949" calcext:value-type="float">
            <text:p>0,0619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.621744" calcext:value-type="float">
            <text:p>7,621744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62359" calcext:value-type="float">
            <text:p>0,06235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6.19282" calcext:value-type="float">
            <text:p>26,19282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48" calcext:value-type="float">
            <text:p>0,048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4.388513" calcext:value-type="float">
            <text:p>14,388513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65231" calcext:value-type="float">
            <text:p>0,06523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.366974" calcext:value-type="float">
            <text:p>3,36697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45128" calcext:value-type="float">
            <text:p>0,04512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9.507282" calcext:value-type="float">
            <text:p>19,507282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46769" calcext:value-type="float">
            <text:p>0,04676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7.977026" calcext:value-type="float">
            <text:p>17,97702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47179" calcext:value-type="float">
            <text:p>0,04717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32.50995" calcext:value-type="float">
            <text:p>32,50995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52103" calcext:value-type="float">
            <text:p>0,052103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25.618872" calcext:value-type="float">
            <text:p>25,618872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48821" calcext:value-type="float">
            <text:p>0,048821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9.414564" calcext:value-type="float">
            <text:p>9,414564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45538" calcext:value-type="float">
            <text:p>0,0455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1.723488" calcext:value-type="float">
            <text:p>31,723488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54154" calcext:value-type="float">
            <text:p>0,054154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19.54954" calcext:value-type="float">
            <text:p>19,54954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53333" calcext:value-type="float">
            <text:p>0,05333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5.384205" calcext:value-type="float">
            <text:p>35,38420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49641" calcext:value-type="float">
            <text:p>0,049641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27.071589" calcext:value-type="float">
            <text:p>27,071589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50872" calcext:value-type="float">
            <text:p>0,050872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12.958359" calcext:value-type="float">
            <text:p>12,958359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52923" calcext:value-type="float">
            <text:p>0,05292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8.24328" calcext:value-type="float">
            <text:p>58,24328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50461" calcext:value-type="float">
            <text:p>0,05046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8.996105" calcext:value-type="float">
            <text:p>48,99610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72615" calcext:value-type="float">
            <text:p>0,072615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63.735798" calcext:value-type="float">
            <text:p>63,73579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4923" calcext:value-type="float">
            <text:p>0,0492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6.374565" calcext:value-type="float">
            <text:p>56,37456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54564" calcext:value-type="float">
            <text:p>0,05456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.862564" calcext:value-type="float">
            <text:p>9,862564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61128" calcext:value-type="float">
            <text:p>0,0611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3.700924" calcext:value-type="float">
            <text:p>33,700924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50051" calcext:value-type="float">
            <text:p>0,05005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8.891487" calcext:value-type="float">
            <text:p>18,891487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50461" calcext:value-type="float">
            <text:p>0,05046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0.039795" calcext:value-type="float">
            <text:p>40,03979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52103" calcext:value-type="float">
            <text:p>0,052103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26.373743" calcext:value-type="float">
            <text:p>26,37374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70564" calcext:value-type="float">
            <text:p>0,07056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3.661949" calcext:value-type="float">
            <text:p>13,66194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66051" calcext:value-type="float">
            <text:p>0,066051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34.039383" calcext:value-type="float">
            <text:p>34,039383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124308" calcext:value-type="float">
            <text:p>0,12430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3.349335" calcext:value-type="float">
            <text:p>23,349335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86974" calcext:value-type="float">
            <text:p>0,08697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0.679794" calcext:value-type="float">
            <text:p>40,679794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72205" calcext:value-type="float">
            <text:p>0,072205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30.03036" calcext:value-type="float">
            <text:p>30,03036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50461" calcext:value-type="float">
            <text:p>0,05046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1.804718" calcext:value-type="float">
            <text:p>11,804718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157538" calcext:value-type="float">
            <text:p>0,157538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35.38749" calcext:value-type="float">
            <text:p>35,3874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99693" calcext:value-type="float">
            <text:p>0,099693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22.566977" calcext:value-type="float">
            <text:p>22,566977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55384" calcext:value-type="float">
            <text:p>0,05538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1.86913" calcext:value-type="float">
            <text:p>41,86913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72205" calcext:value-type="float">
            <text:p>0,07220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2.187077" calcext:value-type="float">
            <text:p>32,187077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52513" calcext:value-type="float">
            <text:p>0,05251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6.658463" calcext:value-type="float">
            <text:p>16,658463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52923" calcext:value-type="float">
            <text:p>0,052923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39.76615" calcext:value-type="float">
            <text:p>39,76615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69334" calcext:value-type="float">
            <text:p>0,06933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3.035076" calcext:value-type="float">
            <text:p>63,035076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54564" calcext:value-type="float">
            <text:p>0,05456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1.21641" calcext:value-type="float">
            <text:p>81,2164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52923" calcext:value-type="float">
            <text:p>0,052923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72.78728" calcext:value-type="float">
            <text:p>72,7872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53744" calcext:value-type="float">
            <text:p>0,05374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4.196103" calcext:value-type="float">
            <text:p>14,196103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58667" calcext:value-type="float">
            <text:p>0,05866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4.13169" calcext:value-type="float">
            <text:p>44,13169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57026" calcext:value-type="float">
            <text:p>0,05702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4.730255" calcext:value-type="float">
            <text:p>24,730255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56615" calcext:value-type="float">
            <text:p>0,05661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0.086975" calcext:value-type="float">
            <text:p>50,08697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53743" calcext:value-type="float">
            <text:p>0,05374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2.44349" calcext:value-type="float">
            <text:p>32,44349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51692" calcext:value-type="float">
            <text:p>0,051692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7.541332" calcext:value-type="float">
            <text:p>17,541332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117333" calcext:value-type="float">
            <text:p>0,117333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41.16964" calcext:value-type="float">
            <text:p>41,16964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53333" calcext:value-type="float">
            <text:p>0,053333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32.538258" calcext:value-type="float">
            <text:p>32,538258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55795" calcext:value-type="float">
            <text:p>0,055795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51.349743" calcext:value-type="float">
            <text:p>51,349743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54564" calcext:value-type="float">
            <text:p>0,05456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8.344204" calcext:value-type="float">
            <text:p>38,344204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55795" calcext:value-type="float">
            <text:p>0,055795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1.912615" calcext:value-type="float">
            <text:p>1,912615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50461" calcext:value-type="float">
            <text:p>0,05046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3.36041" calcext:value-type="float">
            <text:p>33,3604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74257" calcext:value-type="float">
            <text:p>0,074257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13.231179" calcext:value-type="float">
            <text:p>13,231179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73846" calcext:value-type="float">
            <text:p>0,07384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9.430565" calcext:value-type="float">
            <text:p>39,430565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94359" calcext:value-type="float">
            <text:p>0,094359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22.327385" calcext:value-type="float">
            <text:p>22,327385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118154" calcext:value-type="float">
            <text:p>0,118154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4.951795" calcext:value-type="float">
            <text:p>4,951795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65641" calcext:value-type="float">
            <text:p>0,06564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0.599384" calcext:value-type="float">
            <text:p>30,599384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59487" calcext:value-type="float">
            <text:p>0,05948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5.334975" calcext:value-type="float">
            <text:p>15,33497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54154" calcext:value-type="float">
            <text:p>0,054154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03.476105" calcext:value-type="float">
            <text:p>103,476105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58667" calcext:value-type="float">
            <text:p>0,058667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90.96615" calcext:value-type="float">
            <text:p>90,9661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57436" calcext:value-type="float">
            <text:p>0,057436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7.47159" calcext:value-type="float">
            <text:p>17,47159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57436" calcext:value-type="float">
            <text:p>0,05743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1.575794" calcext:value-type="float">
            <text:p>51,575794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55794" calcext:value-type="float">
            <text:p>0,055794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30.36718" calcext:value-type="float">
            <text:p>30,36718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57436" calcext:value-type="float">
            <text:p>0,057436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62.72451" calcext:value-type="float">
            <text:p>62,7245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84103" calcext:value-type="float">
            <text:p>0,08410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8.922256" calcext:value-type="float">
            <text:p>38,922256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77128" calcext:value-type="float">
            <text:p>0,077128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0.114052" calcext:value-type="float">
            <text:p>20,114052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55795" calcext:value-type="float">
            <text:p>0,05579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8.985847" calcext:value-type="float">
            <text:p>48,985847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59898" calcext:value-type="float">
            <text:p>0,059898</text:p>
          </table:table-cell>
          <table:table-cell table:style-name="Default" office:value-type="float" office:value="0.018462" calcext:value-type="float">
            <text:p>0,018462</text:p>
          </table:table-cell>
          <table:table-cell office:value-type="float" office:value="34.85005" calcext:value-type="float">
            <text:p>34,85005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57846" calcext:value-type="float">
            <text:p>0,057846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61.60615" calcext:value-type="float">
            <text:p>61,60615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97231" calcext:value-type="float">
            <text:p>0,097231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46.660923" calcext:value-type="float">
            <text:p>46,660923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57436" calcext:value-type="float">
            <text:p>0,057436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0.19036" calcext:value-type="float">
            <text:p>20,19036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58256" calcext:value-type="float">
            <text:p>0,05825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3.963898" calcext:value-type="float">
            <text:p>53,963898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58666" calcext:value-type="float">
            <text:p>0,05866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3.634872" calcext:value-type="float">
            <text:p>33,634872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59487" calcext:value-type="float">
            <text:p>0,059487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63.017437" calcext:value-type="float">
            <text:p>63,017437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61128" calcext:value-type="float">
            <text:p>0,061128</text:p>
          </table:table-cell>
          <table:table-cell table:style-name="Default" office:value-type="float" office:value="0.006154" calcext:value-type="float">
            <text:p>0,006154</text:p>
          </table:table-cell>
          <table:table-cell office:value-type="float" office:value="47.789948" calcext:value-type="float">
            <text:p>47,789948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60718" calcext:value-type="float">
            <text:p>0,060718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25.661947" calcext:value-type="float">
            <text:p>25,661947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57846" calcext:value-type="float">
            <text:p>0,05784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6.277336" calcext:value-type="float">
            <text:p>56,277336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61949" calcext:value-type="float">
            <text:p>0,06194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38.505436" calcext:value-type="float">
            <text:p>38,505436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107487" calcext:value-type="float">
            <text:p>0,10748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5.76" calcext:value-type="float">
            <text:p>65,76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61539" calcext:value-type="float">
            <text:p>0,06153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16.317535" calcext:value-type="float">
            <text:p>116,317535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92307" calcext:value-type="float">
            <text:p>0,092307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21.049847" calcext:value-type="float">
            <text:p>21,049847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59897" calcext:value-type="float">
            <text:p>0,059897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62.62728" calcext:value-type="float">
            <text:p>62,62728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59488" calcext:value-type="float">
            <text:p>0,05948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4.292103" calcext:value-type="float">
            <text:p>34,292103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59897" calcext:value-type="float">
            <text:p>0,059897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74.82503" calcext:value-type="float">
            <text:p>74,8250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33333" calcext:value-type="float">
            <text:p>0,13333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2.01723" calcext:value-type="float">
            <text:p>52,01723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77949" calcext:value-type="float">
            <text:p>0,077949</text:p>
          </table:table-cell>
          <table:table-cell table:style-name="Default" office:value-type="float" office:value="0.002872" calcext:value-type="float">
            <text:p>0,002872</text:p>
          </table:table-cell>
          <table:table-cell office:value-type="float" office:value="25.926973" calcext:value-type="float">
            <text:p>25,926973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61539" calcext:value-type="float">
            <text:p>0,06153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9.00472" calcext:value-type="float">
            <text:p>59,00472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61539" calcext:value-type="float">
            <text:p>0,06153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1.072407" calcext:value-type="float">
            <text:p>41,072407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65641" calcext:value-type="float">
            <text:p>0,06564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1.657845" calcext:value-type="float">
            <text:p>71,657845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60718" calcext:value-type="float">
            <text:p>0,06071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7.98851" calcext:value-type="float">
            <text:p>57,9885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62359" calcext:value-type="float">
            <text:p>0,0623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5.784204" calcext:value-type="float">
            <text:p>25,78420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61538" calcext:value-type="float">
            <text:p>0,06153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2.582565" calcext:value-type="float">
            <text:p>62,582565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61539" calcext:value-type="float">
            <text:p>0,0615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.589947" calcext:value-type="float">
            <text:p>40,589947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61539" calcext:value-type="float">
            <text:p>0,06153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5.977844" calcext:value-type="float">
            <text:p>75,977844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61538" calcext:value-type="float">
            <text:p>0,06153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6.71877" calcext:value-type="float">
            <text:p>56,71877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93949" calcext:value-type="float">
            <text:p>0,09394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30.917744" calcext:value-type="float">
            <text:p>30,91774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85744" calcext:value-type="float">
            <text:p>0,085744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66.78523" calcext:value-type="float">
            <text:p>66,78523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99693" calcext:value-type="float">
            <text:p>0,099693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46.645336" calcext:value-type="float">
            <text:p>46,645336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66872" calcext:value-type="float">
            <text:p>0,066872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78.07426" calcext:value-type="float">
            <text:p>78,07426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62359" calcext:value-type="float">
            <text:p>0,062359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62.882053" calcext:value-type="float">
            <text:p>62,88205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66872" calcext:value-type="float">
            <text:p>0,06687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75077" calcext:value-type="float">
            <text:p>0,075077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59488" calcext:value-type="float">
            <text:p>0,05948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5.24267" calcext:value-type="float">
            <text:p>55,24267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65641" calcext:value-type="float">
            <text:p>0,06564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6.450462" calcext:value-type="float">
            <text:p>16,450462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59077" calcext:value-type="float">
            <text:p>0,05907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5.82974" calcext:value-type="float">
            <text:p>65,82974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93949" calcext:value-type="float">
            <text:p>0,09394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32.44636" calcext:value-type="float">
            <text:p>32,44636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64" calcext:value-type="float">
            <text:p>0,06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.282257" calcext:value-type="float">
            <text:p>8,282257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872205" calcext:value-type="float">
            <text:p>0,8722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9.933537" calcext:value-type="float">
            <text:p>49,933537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68923" calcext:value-type="float">
            <text:p>0,068923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26.873026" calcext:value-type="float">
            <text:p>26,873026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84102" calcext:value-type="float">
            <text:p>0,08410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8.09518" calcext:value-type="float">
            <text:p>58,09518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8041" calcext:value-type="float">
            <text:p>0,0804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0.69292" calcext:value-type="float">
            <text:p>70,69292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66872" calcext:value-type="float">
            <text:p>0,06687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1.79118" calcext:value-type="float">
            <text:p>31,7911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115282" calcext:value-type="float">
            <text:p>0,1152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8.65272" calcext:value-type="float">
            <text:p>78,65272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66052" calcext:value-type="float">
            <text:p>0,06605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1.34687" calcext:value-type="float">
            <text:p>51,34687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64821" calcext:value-type="float">
            <text:p>0,06482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1.593025" calcext:value-type="float">
            <text:p>91,593025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81231" calcext:value-type="float">
            <text:p>0,08123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7.32308" calcext:value-type="float">
            <text:p>67,32308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117744" calcext:value-type="float">
            <text:p>0,117744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40.280617" calcext:value-type="float">
            <text:p>40,280617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68513" calcext:value-type="float">
            <text:p>0,068513</text:p>
          </table:table-cell>
          <table:table-cell table:style-name="Default" office:value-type="float" office:value="0.018052" calcext:value-type="float">
            <text:p>0,018052</text:p>
          </table:table-cell>
          <table:table-cell office:value-type="float" office:value="81.73949" calcext:value-type="float">
            <text:p>81,73949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65231" calcext:value-type="float">
            <text:p>0,06523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7.72472" calcext:value-type="float">
            <text:p>57,72472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67693" calcext:value-type="float">
            <text:p>0,06769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5.75795" calcext:value-type="float">
            <text:p>95,75795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66051" calcext:value-type="float">
            <text:p>0,06605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8.106255" calcext:value-type="float">
            <text:p>78,106255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68103" calcext:value-type="float">
            <text:p>0,068103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31.230358" calcext:value-type="float">
            <text:p>31,230358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63589" calcext:value-type="float">
            <text:p>0,0635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3.67713" calcext:value-type="float">
            <text:p>83,67713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86154" calcext:value-type="float">
            <text:p>0,08615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3.802258" calcext:value-type="float">
            <text:p>53,802258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68923" calcext:value-type="float">
            <text:p>0,068923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11.86544" calcext:value-type="float">
            <text:p>111,86544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83692" calcext:value-type="float">
            <text:p>0,08369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4.97641" calcext:value-type="float">
            <text:p>74,97641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11118" calcext:value-type="float">
            <text:p>0,11118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40.454975" calcext:value-type="float">
            <text:p>40,454975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66461" calcext:value-type="float">
            <text:p>0,066461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88.98134" calcext:value-type="float">
            <text:p>88,98134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73436" calcext:value-type="float">
            <text:p>0,07343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2.84964" calcext:value-type="float">
            <text:p>62,8496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71795" calcext:value-type="float">
            <text:p>0,07179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03.93641" calcext:value-type="float">
            <text:p>103,93641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69333" calcext:value-type="float">
            <text:p>0,06933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2.8" calcext:value-type="float">
            <text:p>82,8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103384" calcext:value-type="float">
            <text:p>0,1033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8.98913" calcext:value-type="float">
            <text:p>38,98913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68513" calcext:value-type="float">
            <text:p>0,06851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1.83344" calcext:value-type="float">
            <text:p>91,83344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101743" calcext:value-type="float">
            <text:p>0,10174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0.966564" calcext:value-type="float">
            <text:p>60,966564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73436" calcext:value-type="float">
            <text:p>0,07343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11.50318" calcext:value-type="float">
            <text:p>111,50318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68513" calcext:value-type="float">
            <text:p>0,06851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1.19795" calcext:value-type="float">
            <text:p>81,19795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85743" calcext:value-type="float">
            <text:p>0,08574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7.608204" calcext:value-type="float">
            <text:p>47,608204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69743" calcext:value-type="float">
            <text:p>0,06974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5.3563" calcext:value-type="float">
            <text:p>95,3563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88205" calcext:value-type="float">
            <text:p>0,08820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1.960205" calcext:value-type="float">
            <text:p>71,960205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90256" calcext:value-type="float">
            <text:p>0,090256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13.60328" calcext:value-type="float">
            <text:p>113,60328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121026" calcext:value-type="float">
            <text:p>0,12102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0.44964" calcext:value-type="float">
            <text:p>90,44964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68923" calcext:value-type="float">
            <text:p>0,0689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9.908104" calcext:value-type="float">
            <text:p>39,908104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89846" calcext:value-type="float">
            <text:p>0,08984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9.02072" calcext:value-type="float">
            <text:p>99,02072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69743" calcext:value-type="float">
            <text:p>0,06974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4.29744" calcext:value-type="float">
            <text:p>64,2974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69744" calcext:value-type="float">
            <text:p>0,06974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8.5961" calcext:value-type="float">
            <text:p>128,5961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69334" calcext:value-type="float">
            <text:p>0,06933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8.17436" calcext:value-type="float">
            <text:p>88,17436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69333" calcext:value-type="float">
            <text:p>0,069333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49.062977" calcext:value-type="float">
            <text:p>49,062977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91897" calcext:value-type="float">
            <text:p>0,091897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05.12902" calcext:value-type="float">
            <text:p>105,12902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111179" calcext:value-type="float">
            <text:p>0,11117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2.93785" calcext:value-type="float">
            <text:p>72,93785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119385" calcext:value-type="float">
            <text:p>0,11938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30.60307" calcext:value-type="float">
            <text:p>130,60307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77538" calcext:value-type="float">
            <text:p>0,07753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00.022156" calcext:value-type="float">
            <text:p>100,022156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78769" calcext:value-type="float">
            <text:p>0,07876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5.083076" calcext:value-type="float">
            <text:p>5,083076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75487" calcext:value-type="float">
            <text:p>0,07548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3.927795" calcext:value-type="float">
            <text:p>73,927795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76718" calcext:value-type="float">
            <text:p>0,07671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8.73723" calcext:value-type="float">
            <text:p>28,73723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90667" calcext:value-type="float">
            <text:p>0,09066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2.637535" calcext:value-type="float">
            <text:p>92,637535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70564" calcext:value-type="float">
            <text:p>0,07056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0.77251" calcext:value-type="float">
            <text:p>50,7725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194461" calcext:value-type="float">
            <text:p>0,19446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1.830564" calcext:value-type="float">
            <text:p>11,830564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73026" calcext:value-type="float">
            <text:p>0,07302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7.63774" calcext:value-type="float">
            <text:p>67,63774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71384" calcext:value-type="float">
            <text:p>0,071384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35.98113" calcext:value-type="float">
            <text:p>35,98113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71795" calcext:value-type="float">
            <text:p>0,07179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7.14421" calcext:value-type="float">
            <text:p>87,14421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74257" calcext:value-type="float">
            <text:p>0,074257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58.27241" calcext:value-type="float">
            <text:p>58,27241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74257" calcext:value-type="float">
            <text:p>0,07425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8.902565" calcext:value-type="float">
            <text:p>48,902565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94359" calcext:value-type="float">
            <text:p>0,09435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16.296616" calcext:value-type="float">
            <text:p>116,296616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16082" calcext:value-type="float">
            <text:p>0,1608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7.165955" calcext:value-type="float">
            <text:p>77,165955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72616" calcext:value-type="float">
            <text:p>0,07261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41.66728" calcext:value-type="float">
            <text:p>141,66728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74257" calcext:value-type="float">
            <text:p>0,07425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03.52985" calcext:value-type="float">
            <text:p>103,52985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75487" calcext:value-type="float">
            <text:p>0,0754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7.794052" calcext:value-type="float">
            <text:p>57,794052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103385" calcext:value-type="float">
            <text:p>0,103385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21.653336" calcext:value-type="float">
            <text:p>121,653336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75487" calcext:value-type="float">
            <text:p>0,07548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9.88923" calcext:value-type="float">
            <text:p>89,88923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109949" calcext:value-type="float">
            <text:p>0,10994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39.74728" calcext:value-type="float">
            <text:p>139,7472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140718" calcext:value-type="float">
            <text:p>0,140718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115.30666" calcext:value-type="float">
            <text:p>115,30666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72615" calcext:value-type="float">
            <text:p>0,07261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6.99118" calcext:value-type="float">
            <text:p>56,99118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114872" calcext:value-type="float">
            <text:p>0,11487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6.89313" calcext:value-type="float">
            <text:p>126,89313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124718" calcext:value-type="float">
            <text:p>0,1247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6.287186" calcext:value-type="float">
            <text:p>86,287186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77539" calcext:value-type="float">
            <text:p>0,07753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51.58809" calcext:value-type="float">
            <text:p>151,58809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109948" calcext:value-type="float">
            <text:p>0,10994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15.78667" calcext:value-type="float">
            <text:p>115,78667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90667" calcext:value-type="float">
            <text:p>0,09066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6.47713" calcext:value-type="float">
            <text:p>66,47713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76718" calcext:value-type="float">
            <text:p>0,07671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34.64452" calcext:value-type="float">
            <text:p>134,64452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77949" calcext:value-type="float">
            <text:p>0,07794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95.85682" calcext:value-type="float">
            <text:p>95,85682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88205" calcext:value-type="float">
            <text:p>0,08820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58.21498" calcext:value-type="float">
            <text:p>158,21498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77128" calcext:value-type="float">
            <text:p>0,07712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4.75077" calcext:value-type="float">
            <text:p>124,75077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77128" calcext:value-type="float">
            <text:p>0,07712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7.50113" calcext:value-type="float">
            <text:p>57,50113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90256" calcext:value-type="float">
            <text:p>0,09025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42.5079" calcext:value-type="float">
            <text:p>142,5079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74256" calcext:value-type="float">
            <text:p>0,07425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9.22954" calcext:value-type="float">
            <text:p>89,2295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75897" calcext:value-type="float">
            <text:p>0,07589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63.21642" calcext:value-type="float">
            <text:p>163,21642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75488" calcext:value-type="float">
            <text:p>0,07548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14.67651" calcext:value-type="float">
            <text:p>114,67651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11241" calcext:value-type="float">
            <text:p>0,1124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0.38851" calcext:value-type="float">
            <text:p>70,38851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77539" calcext:value-type="float">
            <text:p>0,07753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43.44739" calcext:value-type="float">
            <text:p>143,4473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12759" calcext:value-type="float">
            <text:p>0,127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02.55589" calcext:value-type="float">
            <text:p>102,55589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91898" calcext:value-type="float">
            <text:p>0,091898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70.81271" calcext:value-type="float">
            <text:p>170,8127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75897" calcext:value-type="float">
            <text:p>0,07589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33.27466" calcext:value-type="float">
            <text:p>133,27466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77949" calcext:value-type="float">
            <text:p>0,07794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0.15754" calcext:value-type="float">
            <text:p>70,15754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125128" calcext:value-type="float">
            <text:p>0,125128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147.97293" calcext:value-type="float">
            <text:p>147,97293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76308" calcext:value-type="float">
            <text:p>0,076308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100.77005" calcext:value-type="float">
            <text:p>100,7700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117743" calcext:value-type="float">
            <text:p>0,117743</text:p>
          </table:table-cell>
          <table:table-cell table:style-name="Default" office:value-type="float" office:value="0.013128" calcext:value-type="float">
            <text:p>0,013128</text:p>
          </table:table-cell>
          <table:table-cell office:value-type="float" office:value="175.81825" calcext:value-type="float">
            <text:p>175,81825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8" calcext:value-type="float">
            <text:p>0,08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132.17764" calcext:value-type="float">
            <text:p>132,17764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80411" calcext:value-type="float">
            <text:p>0,08041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1.489235" calcext:value-type="float">
            <text:p>81,489235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93949" calcext:value-type="float">
            <text:p>0,09394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55.1438" calcext:value-type="float">
            <text:p>155,1438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7877" calcext:value-type="float">
            <text:p>0,0787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09.00308" calcext:value-type="float">
            <text:p>109,00308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102564" calcext:value-type="float">
            <text:p>0,10256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84.00821" calcext:value-type="float">
            <text:p>184,0082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82051" calcext:value-type="float">
            <text:p>0,0820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45.71158" calcext:value-type="float">
            <text:p>145,7115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77948" calcext:value-type="float">
            <text:p>0,077948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.245538" calcext:value-type="float">
            <text:p>1,245538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92718" calcext:value-type="float">
            <text:p>0,09271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03.42523" calcext:value-type="float">
            <text:p>103,42523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120205" calcext:value-type="float">
            <text:p>0,12020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6.65805" calcext:value-type="float">
            <text:p>36,65805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80821" calcext:value-type="float">
            <text:p>0,080821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29.5881" calcext:value-type="float">
            <text:p>129,588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78359" calcext:value-type="float">
            <text:p>0,0783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5.31282" calcext:value-type="float">
            <text:p>65,31282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109949" calcext:value-type="float">
            <text:p>0,10994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1.061743" calcext:value-type="float">
            <text:p>11,06174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76718" calcext:value-type="float">
            <text:p>0,07671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00.26462" calcext:value-type="float">
            <text:p>100,26462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119384" calcext:value-type="float">
            <text:p>0,119384</text:p>
          </table:table-cell>
          <table:table-cell table:style-name="Default" office:value-type="float" office:value="0.013539" calcext:value-type="float">
            <text:p>0,013539</text:p>
          </table:table-cell>
          <table:table-cell office:value-type="float" office:value="54.205948" calcext:value-type="float">
            <text:p>54,205948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110359" calcext:value-type="float">
            <text:p>0,1103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6.112816" calcext:value-type="float">
            <text:p>126,112816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115282" calcext:value-type="float">
            <text:p>0,11528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3.89415" calcext:value-type="float">
            <text:p>83,89415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81231" calcext:value-type="float">
            <text:p>0,08123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.106667" calcext:value-type="float">
            <text:p>12,106667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129641" calcext:value-type="float">
            <text:p>0,12964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82.03897" calcext:value-type="float">
            <text:p>182,0389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83693" calcext:value-type="float">
            <text:p>0,08369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1.872" calcext:value-type="float">
            <text:p>121,87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78769" calcext:value-type="float">
            <text:p>0,07876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14.24205" calcext:value-type="float">
            <text:p>214,24205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104616" calcext:value-type="float">
            <text:p>0,10461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63.58154" calcext:value-type="float">
            <text:p>163,58154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116923" calcext:value-type="float">
            <text:p>0,11692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9.58933" calcext:value-type="float">
            <text:p>99,58933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107077" calcext:value-type="float">
            <text:p>0,10707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93.85068" calcext:value-type="float">
            <text:p>193,85068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82871" calcext:value-type="float">
            <text:p>0,082871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48.17477" calcext:value-type="float">
            <text:p>148,17477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8041" calcext:value-type="float">
            <text:p>0,0804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19.23734" calcext:value-type="float">
            <text:p>219,23734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121846" calcext:value-type="float">
            <text:p>0,121846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85.33578" calcext:value-type="float">
            <text:p>185,33578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137026" calcext:value-type="float">
            <text:p>0,13702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7.56964" calcext:value-type="float">
            <text:p>87,56964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84924" calcext:value-type="float">
            <text:p>0,084924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03.6365" calcext:value-type="float">
            <text:p>203,6365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149744" calcext:value-type="float">
            <text:p>0,14974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35.0999" calcext:value-type="float">
            <text:p>135,0999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118975" calcext:value-type="float">
            <text:p>0,11897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37.82523" calcext:value-type="float">
            <text:p>237,82523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133743" calcext:value-type="float">
            <text:p>0,13374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85.8199" calcext:value-type="float">
            <text:p>185,8199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82872" calcext:value-type="float">
            <text:p>0,08287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07.48061" calcext:value-type="float">
            <text:p>107,4806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136205" calcext:value-type="float">
            <text:p>0,136205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06.59119" calcext:value-type="float">
            <text:p>206,59119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86154" calcext:value-type="float">
            <text:p>0,08615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49.45477" calcext:value-type="float">
            <text:p>149,45477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118154" calcext:value-type="float">
            <text:p>0,11815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5.38791" calcext:value-type="float">
            <text:p>235,3879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12759" calcext:value-type="float">
            <text:p>0,12759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185.16144" calcext:value-type="float">
            <text:p>185,16144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86154" calcext:value-type="float">
            <text:p>0,08615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8.89108" calcext:value-type="float">
            <text:p>98,89108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84513" calcext:value-type="float">
            <text:p>0,084513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209.5397" calcext:value-type="float">
            <text:p>209,5397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86975" calcext:value-type="float">
            <text:p>0,086975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49.4839" calcext:value-type="float">
            <text:p>149,4839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85744" calcext:value-type="float">
            <text:p>0,08574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50.36882" calcext:value-type="float">
            <text:p>250,36882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162052" calcext:value-type="float">
            <text:p>0,16205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92.51242" calcext:value-type="float">
            <text:p>192,51242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86974" calcext:value-type="float">
            <text:p>0,08697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0.3717" calcext:value-type="float">
            <text:p>120,3717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82462" calcext:value-type="float">
            <text:p>0,08246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17.52287" calcext:value-type="float">
            <text:p>217,52287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86974" calcext:value-type="float">
            <text:p>0,08697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64.9235" calcext:value-type="float">
            <text:p>164,9235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109129" calcext:value-type="float">
            <text:p>0,109129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253.0363" calcext:value-type="float">
            <text:p>253,0363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87384" calcext:value-type="float">
            <text:p>0,08738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03.78009" calcext:value-type="float">
            <text:p>203,78009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86154" calcext:value-type="float">
            <text:p>0,086154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99.722664" calcext:value-type="float">
            <text:p>99,72266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85744" calcext:value-type="float">
            <text:p>0,08574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24.8603" calcext:value-type="float">
            <text:p>224,8603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123898" calcext:value-type="float">
            <text:p>0,12389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52.3434" calcext:value-type="float">
            <text:p>152,3434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86564" calcext:value-type="float">
            <text:p>0,086564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62.22318" calcext:value-type="float">
            <text:p>262,22318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95179" calcext:value-type="float">
            <text:p>0,09517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96.704" calcext:value-type="float">
            <text:p>196,704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11241" calcext:value-type="float">
            <text:p>0,1124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1.545845" calcext:value-type="float">
            <text:p>121,545845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105436" calcext:value-type="float">
            <text:p>0,10543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30.13498" calcext:value-type="float">
            <text:p>230,13498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87384" calcext:value-type="float">
            <text:p>0,08738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66.89847" calcext:value-type="float">
            <text:p>166,89847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136615" calcext:value-type="float">
            <text:p>0,136615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76.20715" calcext:value-type="float">
            <text:p>276,20715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107898" calcext:value-type="float">
            <text:p>0,10789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19.39693" calcext:value-type="float">
            <text:p>219,39693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96821" calcext:value-type="float">
            <text:p>0,096821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1.830975" calcext:value-type="float">
            <text:p>11,830975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98872" calcext:value-type="float">
            <text:p>0,09887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45.0679" calcext:value-type="float">
            <text:p>145,0679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110359" calcext:value-type="float">
            <text:p>0,11035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58.09682" calcext:value-type="float">
            <text:p>58,09682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88205" calcext:value-type="float">
            <text:p>0,08820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81.26933" calcext:value-type="float">
            <text:p>181,26933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89025" calcext:value-type="float">
            <text:p>0,08902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7.94174" calcext:value-type="float">
            <text:p>97,94174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103384" calcext:value-type="float">
            <text:p>0,10338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5.00636" calcext:value-type="float">
            <text:p>25,00636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90257" calcext:value-type="float">
            <text:p>0,09025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34.52719" calcext:value-type="float">
            <text:p>134,52719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107077" calcext:value-type="float">
            <text:p>0,107077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68.61211" calcext:value-type="float">
            <text:p>68,6121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103795" calcext:value-type="float">
            <text:p>0,10379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69.33417" calcext:value-type="float">
            <text:p>169,33417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91487" calcext:value-type="float">
            <text:p>0,091487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113.28328" calcext:value-type="float">
            <text:p>113,28328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105846" calcext:value-type="float">
            <text:p>0,105846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6.613745" calcext:value-type="float">
            <text:p>16,613745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119384" calcext:value-type="float">
            <text:p>0,11938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46.4763" calcext:value-type="float">
            <text:p>146,4763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89846" calcext:value-type="float">
            <text:p>0,08984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75.67467" calcext:value-type="float">
            <text:p>175,67467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141129" calcext:value-type="float">
            <text:p>0,14112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97.1405" calcext:value-type="float">
            <text:p>297,1405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129231" calcext:value-type="float">
            <text:p>0,129231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226.66748" calcext:value-type="float">
            <text:p>226,66748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12718" calcext:value-type="float">
            <text:p>0,12718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42.81723" calcext:value-type="float">
            <text:p>142,81723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91077" calcext:value-type="float">
            <text:p>0,09107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59.2316" calcext:value-type="float">
            <text:p>259,2316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91898" calcext:value-type="float">
            <text:p>0,09189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97.0363" calcext:value-type="float">
            <text:p>197,0363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11241" calcext:value-type="float">
            <text:p>0,1124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07.45233" calcext:value-type="float">
            <text:p>307,45233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11159" calcext:value-type="float">
            <text:p>0,11159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247.34564" calcext:value-type="float">
            <text:p>247,34564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89026" calcext:value-type="float">
            <text:p>0,08902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34.4246" calcext:value-type="float">
            <text:p>134,4246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108718" calcext:value-type="float">
            <text:p>0,108718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70.73026" calcext:value-type="float">
            <text:p>270,73026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176" calcext:value-type="float">
            <text:p>0,17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89.10565" calcext:value-type="float">
            <text:p>189,10565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129641" calcext:value-type="float">
            <text:p>0,129641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316.02133" calcext:value-type="float">
            <text:p>316,02133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130051" calcext:value-type="float">
            <text:p>0,13005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45.60698" calcext:value-type="float">
            <text:p>245,60698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89436" calcext:value-type="float">
            <text:p>0,089436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158.20349" calcext:value-type="float">
            <text:p>158,20349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1282" calcext:value-type="float">
            <text:p>0,1128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84.8833" calcext:value-type="float">
            <text:p>284,8833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126359" calcext:value-type="float">
            <text:p>0,1263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13.20328" calcext:value-type="float">
            <text:p>213,20328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101333" calcext:value-type="float">
            <text:p>0,10133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23.37888" calcext:value-type="float">
            <text:p>323,37888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91487" calcext:value-type="float">
            <text:p>0,09148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69.2509" calcext:value-type="float">
            <text:p>269,2509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146872" calcext:value-type="float">
            <text:p>0,14687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41.59344" calcext:value-type="float">
            <text:p>141,59344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91077" calcext:value-type="float">
            <text:p>0,09107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92.76144" calcext:value-type="float">
            <text:p>292,76144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91898" calcext:value-type="float">
            <text:p>0,091898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200.59486" calcext:value-type="float">
            <text:p>200,59486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14359" calcext:value-type="float">
            <text:p>0,14359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337.6435" calcext:value-type="float">
            <text:p>337,6435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109129" calcext:value-type="float">
            <text:p>0,10912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54.83817" calcext:value-type="float">
            <text:p>254,83817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126769" calcext:value-type="float">
            <text:p>0,12676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62.74995" calcext:value-type="float">
            <text:p>162,74995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125128" calcext:value-type="float">
            <text:p>0,12512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97.70255" calcext:value-type="float">
            <text:p>297,70255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130461" calcext:value-type="float">
            <text:p>0,130461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20.42625" calcext:value-type="float">
            <text:p>220,42625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132923" calcext:value-type="float">
            <text:p>0,13292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47.3998" calcext:value-type="float">
            <text:p>347,3998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91898" calcext:value-type="float">
            <text:p>0,09189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78.8045" calcext:value-type="float">
            <text:p>278,8045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106257" calcext:value-type="float">
            <text:p>0,106257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159.03384" calcext:value-type="float">
            <text:p>159,03384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146872" calcext:value-type="float">
            <text:p>0,146872</text:p>
          </table:table-cell>
          <table:table-cell table:style-name="Default" office:value-type="float" office:value="0.018461" calcext:value-type="float">
            <text:p>0,018461</text:p>
          </table:table-cell>
          <table:table-cell office:value-type="float" office:value="310.13168" calcext:value-type="float">
            <text:p>310,13168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128" calcext:value-type="float">
            <text:p>0,12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20.03159" calcext:value-type="float">
            <text:p>220,03159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115692" calcext:value-type="float">
            <text:p>0,11569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57.17377" calcext:value-type="float">
            <text:p>357,17377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93948" calcext:value-type="float">
            <text:p>0,093948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273.23117" calcext:value-type="float">
            <text:p>273,23117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115282" calcext:value-type="float">
            <text:p>0,11528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78.96902" calcext:value-type="float">
            <text:p>178,96902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92718" calcext:value-type="float">
            <text:p>0,09271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20.26913" calcext:value-type="float">
            <text:p>320,26913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132513" calcext:value-type="float">
            <text:p>0,13251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46.68431" calcext:value-type="float">
            <text:p>246,6843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14359" calcext:value-type="float">
            <text:p>0,143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67.4519" calcext:value-type="float">
            <text:p>367,4519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131282" calcext:value-type="float">
            <text:p>0,131282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298.98502" calcext:value-type="float">
            <text:p>298,9850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30051" calcext:value-type="float">
            <text:p>0,13005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0.345436" calcext:value-type="float">
            <text:p>0,345436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99282" calcext:value-type="float">
            <text:p>0,0992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83.41374" calcext:value-type="float">
            <text:p>183,41374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123077" calcext:value-type="float">
            <text:p>0,12307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3.60205" calcext:value-type="float">
            <text:p>63,6020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110359" calcext:value-type="float">
            <text:p>0,1103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28.67404" calcext:value-type="float">
            <text:p>228,67404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133334" calcext:value-type="float">
            <text:p>0,13333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15.776825" calcext:value-type="float">
            <text:p>115,776825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142769" calcext:value-type="float">
            <text:p>0,14276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6.509129" calcext:value-type="float">
            <text:p>16,509129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137026" calcext:value-type="float">
            <text:p>0,13702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68.06277" calcext:value-type="float">
            <text:p>168,06277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97641" calcext:value-type="float">
            <text:p>0,09764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8.762665" calcext:value-type="float">
            <text:p>98,762665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21436" calcext:value-type="float">
            <text:p>0,12143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39.5963" calcext:value-type="float">
            <text:p>239,5963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134564" calcext:value-type="float">
            <text:p>0,13456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57.58072" calcext:value-type="float">
            <text:p>157,58072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151795" calcext:value-type="float">
            <text:p>0,15179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6.04718" calcext:value-type="float">
            <text:p>26,04718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9559" calcext:value-type="float">
            <text:p>0,095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00.78564" calcext:value-type="float">
            <text:p>200,78564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96" calcext:value-type="float">
            <text:p>0,09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0.68841" calcext:value-type="float">
            <text:p>90,68841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133334" calcext:value-type="float">
            <text:p>0,13333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11.38623" calcext:value-type="float">
            <text:p>411,3862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174769" calcext:value-type="float">
            <text:p>0,17476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23.6759" calcext:value-type="float">
            <text:p>323,6759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113641" calcext:value-type="float">
            <text:p>0,11364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13.52081" calcext:value-type="float">
            <text:p>213,52081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96" calcext:value-type="float">
            <text:p>0,09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80.10382" calcext:value-type="float">
            <text:p>380,10382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135384" calcext:value-type="float">
            <text:p>0,13538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86.5239" calcext:value-type="float">
            <text:p>286,5239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14523" calcext:value-type="float">
            <text:p>0,1452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37.3715" calcext:value-type="float">
            <text:p>437,3715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14318" calcext:value-type="float">
            <text:p>0,1431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50.24902" calcext:value-type="float">
            <text:p>350,24902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136205" calcext:value-type="float">
            <text:p>0,13620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95.04247" calcext:value-type="float">
            <text:p>195,04247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113231" calcext:value-type="float">
            <text:p>0,11323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79.9171" calcext:value-type="float">
            <text:p>379,9171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134154" calcext:value-type="float">
            <text:p>0,13415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71.89377" calcext:value-type="float">
            <text:p>271,89377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142769" calcext:value-type="float">
            <text:p>0,14276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54.65396" calcext:value-type="float">
            <text:p>454,65396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130462" calcext:value-type="float">
            <text:p>0,130462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337.05396" calcext:value-type="float">
            <text:p>337,05396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114462" calcext:value-type="float">
            <text:p>0,114462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23.12616" calcext:value-type="float">
            <text:p>223,12616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100102" calcext:value-type="float">
            <text:p>0,10010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91.07364" calcext:value-type="float">
            <text:p>391,07364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116103" calcext:value-type="float">
            <text:p>0,116103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94.68594" calcext:value-type="float">
            <text:p>294,68594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134974" calcext:value-type="float">
            <text:p>0,13497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95.09497" calcext:value-type="float">
            <text:p>495,09497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152205" calcext:value-type="float">
            <text:p>0,15220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70.6757" calcext:value-type="float">
            <text:p>370,6757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135384" calcext:value-type="float">
            <text:p>0,13538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19.472" calcext:value-type="float">
            <text:p>219,472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133333" calcext:value-type="float">
            <text:p>0,133333</text:p>
          </table:table-cell>
          <table:table-cell table:style-name="Default" office:value-type="float" office:value="0.006154" calcext:value-type="float">
            <text:p>0,006154</text:p>
          </table:table-cell>
          <table:table-cell office:value-type="float" office:value="401.44205" calcext:value-type="float">
            <text:p>401,44205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185026" calcext:value-type="float">
            <text:p>0,18502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01.11713" calcext:value-type="float">
            <text:p>301,11713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99282" calcext:value-type="float">
            <text:p>0,09928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66.82623" calcext:value-type="float">
            <text:p>466,82623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121846" calcext:value-type="float">
            <text:p>0,121846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366.51938" calcext:value-type="float">
            <text:p>366,51938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169435" calcext:value-type="float">
            <text:p>0,16943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47.46584" calcext:value-type="float">
            <text:p>247,46584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120205" calcext:value-type="float">
            <text:p>0,12020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20.5473" calcext:value-type="float">
            <text:p>420,5473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115282" calcext:value-type="float">
            <text:p>0,11528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23.90808" calcext:value-type="float">
            <text:p>323,90808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97641" calcext:value-type="float">
            <text:p>0,097641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482.69293" calcext:value-type="float">
            <text:p>482,69293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116103" calcext:value-type="float">
            <text:p>0,11610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96.76224" calcext:value-type="float">
            <text:p>396,76224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36615" calcext:value-type="float">
            <text:p>0,13661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24.82379" calcext:value-type="float">
            <text:p>224,82379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115282" calcext:value-type="float">
            <text:p>0,115282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430.992" calcext:value-type="float">
            <text:p>430,992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135795" calcext:value-type="float">
            <text:p>0,13579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06.1559" calcext:value-type="float">
            <text:p>306,1559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12841" calcext:value-type="float">
            <text:p>0,1284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97.76657" calcext:value-type="float">
            <text:p>497,76657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135385" calcext:value-type="float">
            <text:p>0,135385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387.41415" calcext:value-type="float">
            <text:p>387,4141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137026" calcext:value-type="float">
            <text:p>0,13702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58.22153" calcext:value-type="float">
            <text:p>258,22153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134565" calcext:value-type="float">
            <text:p>0,13456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42.5563" calcext:value-type="float">
            <text:p>442,5563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136205" calcext:value-type="float">
            <text:p>0,136205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341.94418" calcext:value-type="float">
            <text:p>341,94418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118153" calcext:value-type="float">
            <text:p>0,118153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514.896" calcext:value-type="float">
            <text:p>514,896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182974" calcext:value-type="float">
            <text:p>0,18297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20.82996" calcext:value-type="float">
            <text:p>420,82996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99693" calcext:value-type="float">
            <text:p>0,09969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5.34236" calcext:value-type="float">
            <text:p>25,34236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98872" calcext:value-type="float">
            <text:p>0,09887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54.46729" calcext:value-type="float">
            <text:p>254,4672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99282" calcext:value-type="float">
            <text:p>0,0992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8.46277" calcext:value-type="float">
            <text:p>98,46277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25682" calcext:value-type="float">
            <text:p>0,2568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18.68103" calcext:value-type="float">
            <text:p>318,68103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172718" calcext:value-type="float">
            <text:p>0,172718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76.08945" calcext:value-type="float">
            <text:p>176,08945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219487" calcext:value-type="float">
            <text:p>0,21948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5.381744" calcext:value-type="float">
            <text:p>45,381744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14359" calcext:value-type="float">
            <text:p>0,143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36.21661" calcext:value-type="float">
            <text:p>236,21661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139897" calcext:value-type="float">
            <text:p>0,13989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1.34687" calcext:value-type="float">
            <text:p>121,34687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117743" calcext:value-type="float">
            <text:p>0,11774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99.2595" calcext:value-type="float">
            <text:p>299,2595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165333" calcext:value-type="float">
            <text:p>0,16533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97.38133" calcext:value-type="float">
            <text:p>197,38133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118974" calcext:value-type="float">
            <text:p>0,11897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1.543385" calcext:value-type="float">
            <text:p>31,54338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109129" calcext:value-type="float">
            <text:p>0,1091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49.95775" calcext:value-type="float">
            <text:p>249,95775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141128" calcext:value-type="float">
            <text:p>0,14112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10.483696" calcext:value-type="float">
            <text:p>110,48369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137025" calcext:value-type="float">
            <text:p>0,13702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11.26236" calcext:value-type="float">
            <text:p>311,26236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154257" calcext:value-type="float">
            <text:p>0,15425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38.9838" calcext:value-type="float">
            <text:p>438,983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195692" calcext:value-type="float">
            <text:p>0,19569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95.53397" calcext:value-type="float">
            <text:p>295,53397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125128" calcext:value-type="float">
            <text:p>0,125128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523.46747" calcext:value-type="float">
            <text:p>523,46747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182974" calcext:value-type="float">
            <text:p>0,18297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00.0796" calcext:value-type="float">
            <text:p>400,0796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215385" calcext:value-type="float">
            <text:p>0,215385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603.10895" calcext:value-type="float">
            <text:p>603,10895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139487" calcext:value-type="float">
            <text:p>0,13948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85.87814" calcext:value-type="float">
            <text:p>485,87814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102565" calcext:value-type="float">
            <text:p>0,102565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293.6287" calcext:value-type="float">
            <text:p>293,6287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102564" calcext:value-type="float">
            <text:p>0,102564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536.15015" calcext:value-type="float">
            <text:p>536,15015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66154" calcext:value-type="float">
            <text:p>0,166154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409.08594" calcext:value-type="float">
            <text:p>409,08594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154667" calcext:value-type="float">
            <text:p>0,15466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09.9204" calcext:value-type="float">
            <text:p>609,9204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127179" calcext:value-type="float">
            <text:p>0,127179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482.43692" calcext:value-type="float">
            <text:p>482,43692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121846" calcext:value-type="float">
            <text:p>0,12184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38.89557" calcext:value-type="float">
            <text:p>338,89557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171077" calcext:value-type="float">
            <text:p>0,171077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549.8601" calcext:value-type="float">
            <text:p>549,8601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141948" calcext:value-type="float">
            <text:p>0,141948</text:p>
          </table:table-cell>
          <table:table-cell table:style-name="Default" office:value-type="float" office:value="0.012717" calcext:value-type="float">
            <text:p>0,012717</text:p>
          </table:table-cell>
          <table:table-cell office:value-type="float" office:value="432.0279" calcext:value-type="float">
            <text:p>432,0279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142359" calcext:value-type="float">
            <text:p>0,1423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30.25806" calcext:value-type="float">
            <text:p>630,2580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107897" calcext:value-type="float">
            <text:p>0,10789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32.14685" calcext:value-type="float">
            <text:p>532,14685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120205" calcext:value-type="float">
            <text:p>0,120205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311.78052" calcext:value-type="float">
            <text:p>311,78052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155077" calcext:value-type="float">
            <text:p>0,155077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591.7391" calcext:value-type="float">
            <text:p>591,7391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107897" calcext:value-type="float">
            <text:p>0,107897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400.22974" calcext:value-type="float">
            <text:p>400,22974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12718" calcext:value-type="float">
            <text:p>0,12718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662.4349" calcext:value-type="float">
            <text:p>662,4349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17641" calcext:value-type="float">
            <text:p>0,1764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11.6915" calcext:value-type="float">
            <text:p>511,6915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140718" calcext:value-type="float">
            <text:p>0,140718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351.37762" calcext:value-type="float">
            <text:p>351,37762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124307" calcext:value-type="float">
            <text:p>0,12430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95.56067" calcext:value-type="float">
            <text:p>595,56067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121846" calcext:value-type="float">
            <text:p>0,12184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39.072" calcext:value-type="float">
            <text:p>439,07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157538" calcext:value-type="float">
            <text:p>0,15753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53.8104" calcext:value-type="float">
            <text:p>653,8104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141949" calcext:value-type="float">
            <text:p>0,14194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34.2597" calcext:value-type="float">
            <text:p>534,2597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125539" calcext:value-type="float">
            <text:p>0,12553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30.8406" calcext:value-type="float">
            <text:p>330,8406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162462" calcext:value-type="float">
            <text:p>0,16246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92.90955" calcext:value-type="float">
            <text:p>592,90955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16082" calcext:value-type="float">
            <text:p>0,1608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31.6361" calcext:value-type="float">
            <text:p>431,6361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141538" calcext:value-type="float">
            <text:p>0,141538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673.05023" calcext:value-type="float">
            <text:p>673,05023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103795" calcext:value-type="float">
            <text:p>0,103795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528.0119" calcext:value-type="float">
            <text:p>528,0119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144411" calcext:value-type="float">
            <text:p>0,14441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70.01233" calcext:value-type="float">
            <text:p>370,01233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144821" calcext:value-type="float">
            <text:p>0,144821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611.3301" calcext:value-type="float">
            <text:p>611,3301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124307" calcext:value-type="float">
            <text:p>0,12430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65.33908" calcext:value-type="float">
            <text:p>465,33908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14523" calcext:value-type="float">
            <text:p>0,1452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93.456" calcext:value-type="float">
            <text:p>693,456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127179" calcext:value-type="float">
            <text:p>0,12717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72.0796" calcext:value-type="float">
            <text:p>572,0796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46051" calcext:value-type="float">
            <text:p>0,1460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054154" calcext:value-type="float">
            <text:p>4,054154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113231" calcext:value-type="float">
            <text:p>0,11323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16.51038" calcext:value-type="float">
            <text:p>316,51038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144" calcext:value-type="float">
            <text:p>0,14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01.87775" calcext:value-type="float">
            <text:p>101,87775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135795" calcext:value-type="float">
            <text:p>0,13579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22.57684" calcext:value-type="float">
            <text:p>422,57684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918154" calcext:value-type="float">
            <text:p>0,91815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93.58112" calcext:value-type="float">
            <text:p>193,58112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146872" calcext:value-type="float">
            <text:p>0,14687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5.227076" calcext:value-type="float">
            <text:p>25,227076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105025" calcext:value-type="float">
            <text:p>0,10502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78.8234" calcext:value-type="float">
            <text:p>278,8234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146461" calcext:value-type="float">
            <text:p>0,14646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2.88821" calcext:value-type="float">
            <text:p>122,88821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187077" calcext:value-type="float">
            <text:p>0,187077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385.48062" calcext:value-type="float">
            <text:p>385,48062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151795" calcext:value-type="float">
            <text:p>0,15179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56.0964" calcext:value-type="float">
            <text:p>256,096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162461" calcext:value-type="float">
            <text:p>0,16246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5.27549" calcext:value-type="float">
            <text:p>45,27549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105846" calcext:value-type="float">
            <text:p>0,10584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38.48083" calcext:value-type="float">
            <text:p>338,48083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146051" calcext:value-type="float">
            <text:p>0,14605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56.62112" calcext:value-type="float">
            <text:p>156,62112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144821" calcext:value-type="float">
            <text:p>0,14482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04.86935" calcext:value-type="float">
            <text:p>404,86935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126359" calcext:value-type="float">
            <text:p>0,1263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47.98933" calcext:value-type="float">
            <text:p>247,98933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146872" calcext:value-type="float">
            <text:p>0,14687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23.68616" calcext:value-type="float">
            <text:p>423,68616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146872" calcext:value-type="float">
            <text:p>0,14687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90.4587" calcext:value-type="float">
            <text:p>690,4587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153847" calcext:value-type="float">
            <text:p>0,15384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41.22705" calcext:value-type="float">
            <text:p>541,22705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148513" calcext:value-type="float">
            <text:p>0,148513</text:p>
          </table:table-cell>
          <table:table-cell table:style-name="Default" office:value-type="float" office:value="0.013128" calcext:value-type="float">
            <text:p>0,013128</text:p>
          </table:table-cell>
          <table:table-cell office:value-type="float" office:value="778.46643" calcext:value-type="float">
            <text:p>778,46643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180923" calcext:value-type="float">
            <text:p>0,18092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53.6156" calcext:value-type="float">
            <text:p>653,6156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12718" calcext:value-type="float">
            <text:p>0,12718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382.41107" calcext:value-type="float">
            <text:p>382,41107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193641" calcext:value-type="float">
            <text:p>0,193641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698.5784" calcext:value-type="float">
            <text:p>698,5784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148102" calcext:value-type="float">
            <text:p>0,14810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14.5953" calcext:value-type="float">
            <text:p>514,5953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146461" calcext:value-type="float">
            <text:p>0,14646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06.944" calcext:value-type="float">
            <text:p>806,944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182154" calcext:value-type="float">
            <text:p>0,18215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22.3085" calcext:value-type="float">
            <text:p>622,3085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188308" calcext:value-type="float">
            <text:p>0,18830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37.10648" calcext:value-type="float">
            <text:p>437,10648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148102" calcext:value-type="float">
            <text:p>0,14810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17.465" calcext:value-type="float">
            <text:p>717,465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149743" calcext:value-type="float">
            <text:p>0,14974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66.83777" calcext:value-type="float">
            <text:p>566,83777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149333" calcext:value-type="float">
            <text:p>0,14933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19.40594" calcext:value-type="float">
            <text:p>819,40594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147282" calcext:value-type="float">
            <text:p>0,14728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86.6301" calcext:value-type="float">
            <text:p>686,6301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169025" calcext:value-type="float">
            <text:p>0,169025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431.43835" calcext:value-type="float">
            <text:p>431,4383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116102" calcext:value-type="float">
            <text:p>0,116102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742.15796" calcext:value-type="float">
            <text:p>742,15796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185025" calcext:value-type="float">
            <text:p>0,185025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562.05945" calcext:value-type="float">
            <text:p>562,05945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158769" calcext:value-type="float">
            <text:p>0,15876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852.95056" calcext:value-type="float">
            <text:p>852,95056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205538" calcext:value-type="float">
            <text:p>0,205538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675.7173" calcext:value-type="float">
            <text:p>675,7173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151385" calcext:value-type="float">
            <text:p>0,15138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75.968" calcext:value-type="float">
            <text:p>475,96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183385" calcext:value-type="float">
            <text:p>0,183385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766.8693" calcext:value-type="float">
            <text:p>766,8693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130872" calcext:value-type="float">
            <text:p>0,13087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04.87427" calcext:value-type="float">
            <text:p>604,87427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166564" calcext:value-type="float">
            <text:p>0,16656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75.49255" calcext:value-type="float">
            <text:p>875,49255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199385" calcext:value-type="float">
            <text:p>0,199385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727.78217" calcext:value-type="float">
            <text:p>727,78217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11159" calcext:value-type="float">
            <text:p>0,111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40.6925" calcext:value-type="float">
            <text:p>440,6925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152206" calcext:value-type="float">
            <text:p>0,152206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788.6921" calcext:value-type="float">
            <text:p>788,6921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144" calcext:value-type="float">
            <text:p>0,144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579.1418" calcext:value-type="float">
            <text:p>579,1418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187898" calcext:value-type="float">
            <text:p>0,18789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97.5454" calcext:value-type="float">
            <text:p>897,5454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147282" calcext:value-type="float">
            <text:p>0,14728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19.3694" calcext:value-type="float">
            <text:p>719,3694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116513" calcext:value-type="float">
            <text:p>0,116513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494.8652" calcext:value-type="float">
            <text:p>494,8652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116923" calcext:value-type="float">
            <text:p>0,116923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803.72144" calcext:value-type="float">
            <text:p>803,72144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149743" calcext:value-type="float">
            <text:p>0,149743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628.071" calcext:value-type="float">
            <text:p>628,071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132923" calcext:value-type="float">
            <text:p>0,13292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18.1879" calcext:value-type="float">
            <text:p>918,1879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130051" calcext:value-type="float">
            <text:p>0,130051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768.7467" calcext:value-type="float">
            <text:p>768,7467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132513" calcext:value-type="float">
            <text:p>0,13251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5.542152" calcext:value-type="float">
            <text:p>45,542152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129641" calcext:value-type="float">
            <text:p>0,12964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24.5132" calcext:value-type="float">
            <text:p>424,5132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132102" calcext:value-type="float">
            <text:p>0,132102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72.72739" calcext:value-type="float">
            <text:p>172,72739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154257" calcext:value-type="float">
            <text:p>0,15425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14.4115" calcext:value-type="float">
            <text:p>514,4115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134975" calcext:value-type="float">
            <text:p>0,13497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97.0527" calcext:value-type="float">
            <text:p>297,0527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11323" calcext:value-type="float">
            <text:p>0,11323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76.44185" calcext:value-type="float">
            <text:p>76,44185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149333" calcext:value-type="float">
            <text:p>0,14933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08.97025" calcext:value-type="float">
            <text:p>408,97025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168205" calcext:value-type="float">
            <text:p>0,168205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10.42912" calcext:value-type="float">
            <text:p>210,42912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117744" calcext:value-type="float">
            <text:p>0,11774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18.3898" calcext:value-type="float">
            <text:p>518,3898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153025" calcext:value-type="float">
            <text:p>0,153025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340.5239" calcext:value-type="float">
            <text:p>340,5239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173538" calcext:value-type="float">
            <text:p>0,17353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9.51015" calcext:value-type="float">
            <text:p>59,51015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205128" calcext:value-type="float">
            <text:p>0,205128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421.59384" calcext:value-type="float">
            <text:p>421,59384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152205" calcext:value-type="float">
            <text:p>0,1522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89.81416" calcext:value-type="float">
            <text:p>189,81416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135795" calcext:value-type="float">
            <text:p>0,135795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518.0808" calcext:value-type="float">
            <text:p>518,0808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155898" calcext:value-type="float">
            <text:p>0,15589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12.63055" calcext:value-type="float">
            <text:p>312,63055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139897" calcext:value-type="float">
            <text:p>0,13989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2.525955" calcext:value-type="float">
            <text:p>92,525955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115283" calcext:value-type="float">
            <text:p>0,115283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898.08905" calcext:value-type="float">
            <text:p>898,08905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184205" calcext:value-type="float">
            <text:p>0,184205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713.8732" calcext:value-type="float">
            <text:p>713,8732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169846" calcext:value-type="float">
            <text:p>0,16984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037.5212" calcext:value-type="float">
            <text:p>1037,5212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184205" calcext:value-type="float">
            <text:p>0,18420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63.30585" calcext:value-type="float">
            <text:p>863,3058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156308" calcext:value-type="float">
            <text:p>0,15630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59.9721" calcext:value-type="float">
            <text:p>559,9721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154667" calcext:value-type="float">
            <text:p>0,15466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40.2888" calcext:value-type="float">
            <text:p>940,2888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169026" calcext:value-type="float">
            <text:p>0,16902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05.31445" calcext:value-type="float">
            <text:p>705,31445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149333" calcext:value-type="float">
            <text:p>0,149333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061.5692" calcext:value-type="float">
            <text:p>1061,5692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260513" calcext:value-type="float">
            <text:p>0,260513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861.25085" calcext:value-type="float">
            <text:p>861,25085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261744" calcext:value-type="float">
            <text:p>0,261744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607.0211" calcext:value-type="float">
            <text:p>607,0211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200615" calcext:value-type="float">
            <text:p>0,200615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963.36" calcext:value-type="float">
            <text:p>963,36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25559" calcext:value-type="float">
            <text:p>0,255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64.08734" calcext:value-type="float">
            <text:p>764,08734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168615" calcext:value-type="float">
            <text:p>0,16861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103.5684" calcext:value-type="float">
            <text:p>1103,5684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214564" calcext:value-type="float">
            <text:p>0,21456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69.4794" calcext:value-type="float">
            <text:p>969,4794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154667" calcext:value-type="float">
            <text:p>0,15466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97.7428" calcext:value-type="float">
            <text:p>597,7428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166975" calcext:value-type="float">
            <text:p>0,16697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006.37946" calcext:value-type="float">
            <text:p>1006,37946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242462" calcext:value-type="float">
            <text:p>0,24246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80.85944" calcext:value-type="float">
            <text:p>780,85944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136205" calcext:value-type="float">
            <text:p>0,13620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191.4055" calcext:value-type="float">
            <text:p>1191,4055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156308" calcext:value-type="float">
            <text:p>0,15630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16.0344" calcext:value-type="float">
            <text:p>916,0344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172308" calcext:value-type="float">
            <text:p>0,17230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61.017" calcext:value-type="float">
            <text:p>661,017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155487" calcext:value-type="float">
            <text:p>0,15548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030.2794" calcext:value-type="float">
            <text:p>1030,2794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20759" calcext:value-type="float">
            <text:p>0,2075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832.4734" calcext:value-type="float">
            <text:p>832,4734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168615" calcext:value-type="float">
            <text:p>0,16861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171.7522" calcext:value-type="float">
            <text:p>1171,7522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15959" calcext:value-type="float">
            <text:p>0,15959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981.81616" calcext:value-type="float">
            <text:p>981,81616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157949" calcext:value-type="float">
            <text:p>0,15794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29.136" calcext:value-type="float">
            <text:p>629,136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195692" calcext:value-type="float">
            <text:p>0,19569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052.5074" calcext:value-type="float">
            <text:p>1052,5074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171488" calcext:value-type="float">
            <text:p>0,17148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23.97253" calcext:value-type="float">
            <text:p>823,97253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298667" calcext:value-type="float">
            <text:p>0,29866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06.8164" calcext:value-type="float">
            <text:p>1206,8164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196513" calcext:value-type="float">
            <text:p>0,196513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985.9011" calcext:value-type="float">
            <text:p>985,9011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171487" calcext:value-type="float">
            <text:p>0,17148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92.2991" calcext:value-type="float">
            <text:p>692,2991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160821" calcext:value-type="float">
            <text:p>0,16082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098.1871" calcext:value-type="float">
            <text:p>1098,1871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193231" calcext:value-type="float">
            <text:p>0,19323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52.4554" calcext:value-type="float">
            <text:p>852,4554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173128" calcext:value-type="float">
            <text:p>0,17312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197.7366" calcext:value-type="float">
            <text:p>1197,7366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184615" calcext:value-type="float">
            <text:p>0,18461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025.8933" calcext:value-type="float">
            <text:p>1025,8933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177641" calcext:value-type="float">
            <text:p>0,17764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0.996923" calcext:value-type="float">
            <text:p>0,996923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116513" calcext:value-type="float">
            <text:p>0,116513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514.3155" calcext:value-type="float">
            <text:p>514,3155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317539" calcext:value-type="float">
            <text:p>0,31753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65.10565" calcext:value-type="float">
            <text:p>165,10565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16" calcext:value-type="float">
            <text:p>0,16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618.74915" calcext:value-type="float">
            <text:p>618,74915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124307" calcext:value-type="float">
            <text:p>0,12430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96.65067" calcext:value-type="float">
            <text:p>296,65067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16" calcext:value-type="float">
            <text:p>0,1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6.783592" calcext:value-type="float">
            <text:p>36,783592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097436" calcext:value-type="float">
            <text:p>1,09743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24.3651" calcext:value-type="float">
            <text:p>424,365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185436" calcext:value-type="float">
            <text:p>0,185436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95.02359" calcext:value-type="float">
            <text:p>195,02359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171897" calcext:value-type="float">
            <text:p>0,171897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571.063" calcext:value-type="float">
            <text:p>571,063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156718" calcext:value-type="float">
            <text:p>0,15671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12.4119" calcext:value-type="float">
            <text:p>412,4119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232615" calcext:value-type="float">
            <text:p>0,23261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1.82359" calcext:value-type="float">
            <text:p>81,82359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148103" calcext:value-type="float">
            <text:p>0,14810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19.5574" calcext:value-type="float">
            <text:p>519,5574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214154" calcext:value-type="float">
            <text:p>0,21415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51.87364" calcext:value-type="float">
            <text:p>251,8736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235897" calcext:value-type="float">
            <text:p>0,235897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648.02747" calcext:value-type="float">
            <text:p>648,02747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186666" calcext:value-type="float">
            <text:p>0,18666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94.5497" calcext:value-type="float">
            <text:p>394,5497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192411" calcext:value-type="float">
            <text:p>0,192411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122.96779" calcext:value-type="float">
            <text:p>122,96779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205949" calcext:value-type="float">
            <text:p>0,20594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53.6119" calcext:value-type="float">
            <text:p>553,6119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147282" calcext:value-type="float">
            <text:p>0,14728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002.5731" calcext:value-type="float">
            <text:p>1002,5731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207179" calcext:value-type="float">
            <text:p>0,20717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349.2411" calcext:value-type="float">
            <text:p>1349,2411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189129" calcext:value-type="float">
            <text:p>0,18912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127.3788" calcext:value-type="float">
            <text:p>1127,3788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177231" calcext:value-type="float">
            <text:p>0,17723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28.7508" calcext:value-type="float">
            <text:p>728,7508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190358" calcext:value-type="float">
            <text:p>0,19035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15.7313" calcext:value-type="float">
            <text:p>1215,7313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168205" calcext:value-type="float">
            <text:p>0,168205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931.8786" calcext:value-type="float">
            <text:p>931,8786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216615" calcext:value-type="float">
            <text:p>0,21661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385.202" calcext:value-type="float">
            <text:p>1385,202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212923" calcext:value-type="float">
            <text:p>0,2129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93.7534" calcext:value-type="float">
            <text:p>1093,7534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188718" calcext:value-type="float">
            <text:p>0,18871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07.0252" calcext:value-type="float">
            <text:p>807,0252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164103" calcext:value-type="float">
            <text:p>0,16410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47.0658" calcext:value-type="float">
            <text:p>1247,0658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227692" calcext:value-type="float">
            <text:p>0,22769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005.3161" calcext:value-type="float">
            <text:p>1005,3161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206359" calcext:value-type="float">
            <text:p>0,2063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446.8258" calcext:value-type="float">
            <text:p>1446,8258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162872" calcext:value-type="float">
            <text:p>0,16287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187.424" calcext:value-type="float">
            <text:p>1187,424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196102" calcext:value-type="float">
            <text:p>0,19610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86.1608" calcext:value-type="float">
            <text:p>786,1608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163282" calcext:value-type="float">
            <text:p>0,16328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84.268" calcext:value-type="float">
            <text:p>1284,268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230564" calcext:value-type="float">
            <text:p>0,23056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96.90045" calcext:value-type="float">
            <text:p>996,90045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165334" calcext:value-type="float">
            <text:p>0,16533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458.9116" calcext:value-type="float">
            <text:p>1458,9116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217025" calcext:value-type="float">
            <text:p>0,21702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198.3627" calcext:value-type="float">
            <text:p>1198,3627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279795" calcext:value-type="float">
            <text:p>0,27979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68.05786" calcext:value-type="float">
            <text:p>868,05786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161641" calcext:value-type="float">
            <text:p>0,16164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325.3813" calcext:value-type="float">
            <text:p>1325,3813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230975" calcext:value-type="float">
            <text:p>0,23097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078.7632" calcext:value-type="float">
            <text:p>1078,7632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177641" calcext:value-type="float">
            <text:p>0,17764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487.4323" calcext:value-type="float">
            <text:p>1487,4323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182154" calcext:value-type="float">
            <text:p>0,18215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45.5306" calcext:value-type="float">
            <text:p>1245,5306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189949" calcext:value-type="float">
            <text:p>0,18994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22.65564" calcext:value-type="float">
            <text:p>822,65564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205949" calcext:value-type="float">
            <text:p>0,20594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489.3263" calcext:value-type="float">
            <text:p>1489,3263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167384" calcext:value-type="float">
            <text:p>0,16738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032.9912" calcext:value-type="float">
            <text:p>1032,9912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205948" calcext:value-type="float">
            <text:p>0,20594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533.5204" calcext:value-type="float">
            <text:p>1533,5204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252308" calcext:value-type="float">
            <text:p>0,25230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39.0663" calcext:value-type="float">
            <text:p>1239,0663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22441" calcext:value-type="float">
            <text:p>0,2244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94.80817" calcext:value-type="float">
            <text:p>894,80817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199385" calcext:value-type="float">
            <text:p>0,199385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374.5062" calcext:value-type="float">
            <text:p>1374,5062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22359" calcext:value-type="float">
            <text:p>0,223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116.192" calcext:value-type="float">
            <text:p>1116,192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229744" calcext:value-type="float">
            <text:p>0,22974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559.8073" calcext:value-type="float">
            <text:p>1559,8073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222359" calcext:value-type="float">
            <text:p>0,2223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316.8627" calcext:value-type="float">
            <text:p>1316,8627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232616" calcext:value-type="float">
            <text:p>0,23261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1.14379" calcext:value-type="float">
            <text:p>81,1437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132103" calcext:value-type="float">
            <text:p>0,132103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662.76105" calcext:value-type="float">
            <text:p>662,76105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198974" calcext:value-type="float">
            <text:p>0,19897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77.14996" calcext:value-type="float">
            <text:p>277,14996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179692" calcext:value-type="float">
            <text:p>0,17969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19.2247" calcext:value-type="float">
            <text:p>819,2247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198154" calcext:value-type="float">
            <text:p>0,19815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56.17517" calcext:value-type="float">
            <text:p>456,17517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22482" calcext:value-type="float">
            <text:p>0,2248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4.02913" calcext:value-type="float">
            <text:p>124,02913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208" calcext:value-type="float">
            <text:p>0,20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00.4029" calcext:value-type="float">
            <text:p>600,4029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173128" calcext:value-type="float">
            <text:p>0,17312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17.61722" calcext:value-type="float">
            <text:p>317,6172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203076" calcext:value-type="float">
            <text:p>0,20307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69.8761" calcext:value-type="float">
            <text:p>769,8761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210872" calcext:value-type="float">
            <text:p>0,21087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04.19116" calcext:value-type="float">
            <text:p>504,19116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253538" calcext:value-type="float">
            <text:p>0,25353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04.16944" calcext:value-type="float">
            <text:p>104,1694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166154" calcext:value-type="float">
            <text:p>0,16615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43.7469" calcext:value-type="float">
            <text:p>643,7469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246564" calcext:value-type="float">
            <text:p>0,24656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96.58585" calcext:value-type="float">
            <text:p>296,58585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183384" calcext:value-type="float">
            <text:p>0,18338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03.92285" calcext:value-type="float">
            <text:p>803,9228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198564" calcext:value-type="float">
            <text:p>0,19856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88.51776" calcext:value-type="float">
            <text:p>488,51776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27959" calcext:value-type="float">
            <text:p>1,2795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50.50871" calcext:value-type="float">
            <text:p>150,50871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184615" calcext:value-type="float">
            <text:p>0,18461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43.8424" calcext:value-type="float">
            <text:p>643,842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214154" calcext:value-type="float">
            <text:p>0,21415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55.28204" calcext:value-type="float">
            <text:p>355,28204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249026" calcext:value-type="float">
            <text:p>0,249026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1716.3561" calcext:value-type="float">
            <text:p>1716,3561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178052" calcext:value-type="float">
            <text:p>0,17805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459.1843" calcext:value-type="float">
            <text:p>1459,184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221129" calcext:value-type="float">
            <text:p>0,22112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97.57947" calcext:value-type="float">
            <text:p>997,5794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169026" calcext:value-type="float">
            <text:p>0,169026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578.5436" calcext:value-type="float">
            <text:p>1578,5436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169436" calcext:value-type="float">
            <text:p>0,16943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41.7362" calcext:value-type="float">
            <text:p>1241,7362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230564" calcext:value-type="float">
            <text:p>0,230564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763.4196" calcext:value-type="float">
            <text:p>1763,4196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179282" calcext:value-type="float">
            <text:p>0,179282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458.4977" calcext:value-type="float">
            <text:p>1458,4977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212103" calcext:value-type="float">
            <text:p>0,21210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086.0508" calcext:value-type="float">
            <text:p>1086,0508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174769" calcext:value-type="float">
            <text:p>0,17476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660.544" calcext:value-type="float">
            <text:p>1660,544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131282" calcext:value-type="float">
            <text:p>0,13128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376.7135" calcext:value-type="float">
            <text:p>1376,7135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176" calcext:value-type="float">
            <text:p>0,176</text:p>
          </table:table-cell>
          <table:table-cell table:style-name="Default" office:value-type="float" office:value="0.016" calcext:value-type="float">
            <text:p>0,016</text:p>
          </table:table-cell>
          <table:table-cell office:value-type="float" office:value="1864.9575" calcext:value-type="float">
            <text:p>1864,9575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282666" calcext:value-type="float">
            <text:p>0,282666</text:p>
          </table:table-cell>
          <table:table-cell table:style-name="Default" office:value-type="float" office:value="0.013128" calcext:value-type="float">
            <text:p>0,013128</text:p>
          </table:table-cell>
          <table:table-cell office:value-type="float" office:value="1562.7131" calcext:value-type="float">
            <text:p>1562,7131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224411" calcext:value-type="float">
            <text:p>0,224411</text:p>
          </table:table-cell>
          <table:table-cell table:style-name="Default" office:value-type="float" office:value="0.013128" calcext:value-type="float">
            <text:p>0,013128</text:p>
          </table:table-cell>
          <table:table-cell office:value-type="float" office:value="1023.6271" calcext:value-type="float">
            <text:p>1023,6271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219077" calcext:value-type="float">
            <text:p>0,21907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655.3907" calcext:value-type="float">
            <text:p>1655,3907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233025" calcext:value-type="float">
            <text:p>0,23302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61.2932" calcext:value-type="float">
            <text:p>1261,2932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169846" calcext:value-type="float">
            <text:p>0,16984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852.8282" calcext:value-type="float">
            <text:p>1852,8282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208" calcext:value-type="float">
            <text:p>0,20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503.1483" calcext:value-type="float">
            <text:p>1503,1483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226871" calcext:value-type="float">
            <text:p>0,22687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126.3926" calcext:value-type="float">
            <text:p>1126,3926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242461" calcext:value-type="float">
            <text:p>0,24246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687.0515" calcext:value-type="float">
            <text:p>1687,0515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306462" calcext:value-type="float">
            <text:p>0,30646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370.9087" calcext:value-type="float">
            <text:p>1370,9087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210871" calcext:value-type="float">
            <text:p>0,21087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883.9955" calcext:value-type="float">
            <text:p>1883,9955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191179" calcext:value-type="float">
            <text:p>0,19117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616.1366" calcext:value-type="float">
            <text:p>1616,1366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270769" calcext:value-type="float">
            <text:p>0,27076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114.2314" calcext:value-type="float">
            <text:p>1114,231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201025" calcext:value-type="float">
            <text:p>0,201025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758.7952" calcext:value-type="float">
            <text:p>1758,7952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233026" calcext:value-type="float">
            <text:p>0,23302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366.8595" calcext:value-type="float">
            <text:p>1366,8595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246974" calcext:value-type="float">
            <text:p>0,24697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953.8785" calcext:value-type="float">
            <text:p>1953,878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205539" calcext:value-type="float">
            <text:p>0,20553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609.6385" calcext:value-type="float">
            <text:p>1609,6385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210461" calcext:value-type="float">
            <text:p>0,21046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52.6547" calcext:value-type="float">
            <text:p>1252,6547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20718" calcext:value-type="float">
            <text:p>0,2071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809.5343" calcext:value-type="float">
            <text:p>1809,5343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221129" calcext:value-type="float">
            <text:p>0,2211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453.038" calcext:value-type="float">
            <text:p>1453,038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213743" calcext:value-type="float">
            <text:p>0,21374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42.6847" calcext:value-type="float">
            <text:p>2042,6847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182153" calcext:value-type="float">
            <text:p>0,182153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716.4313" calcext:value-type="float">
            <text:p>1716,4313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.388513" calcext:value-type="float">
            <text:p>12,388513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141539" calcext:value-type="float">
            <text:p>0,14153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42.041" calcext:value-type="float">
            <text:p>742,041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217025" calcext:value-type="float">
            <text:p>0,21702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42.09927" calcext:value-type="float">
            <text:p>242,09927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219898" calcext:value-type="float">
            <text:p>0,219898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915.23114" calcext:value-type="float">
            <text:p>915,23114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176" calcext:value-type="float">
            <text:p>0,17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97.10114" calcext:value-type="float">
            <text:p>497,10114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174359" calcext:value-type="float">
            <text:p>0,1743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2.68964" calcext:value-type="float">
            <text:p>52,68964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212513" calcext:value-type="float">
            <text:p>0,21251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42.95264" calcext:value-type="float">
            <text:p>642,95264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251897" calcext:value-type="float">
            <text:p>0,25189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86.80536" calcext:value-type="float">
            <text:p>286,80536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228102" calcext:value-type="float">
            <text:p>0,22810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14.8058" calcext:value-type="float">
            <text:p>814,8058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199795" calcext:value-type="float">
            <text:p>0,19979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94.79916" calcext:value-type="float">
            <text:p>494,79916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24" calcext:value-type="float">
            <text:p>0,2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35.05559" calcext:value-type="float">
            <text:p>135,05559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212513" calcext:value-type="float">
            <text:p>0,21251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93.42566" calcext:value-type="float">
            <text:p>793,42566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302359" calcext:value-type="float">
            <text:p>0,30235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82.9362" calcext:value-type="float">
            <text:p>382,9362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178462" calcext:value-type="float">
            <text:p>0,178462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995.8859" calcext:value-type="float">
            <text:p>995,8859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267077" calcext:value-type="float">
            <text:p>0,26707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99.4724" calcext:value-type="float">
            <text:p>599,4724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228513" calcext:value-type="float">
            <text:p>0,228513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190.67775" calcext:value-type="float">
            <text:p>190,67775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180512" calcext:value-type="float">
            <text:p>0,180512</text:p>
          </table:table-cell>
          <table:table-cell office:value-type="float" office:value="0.000821" calcext:value-type="float">
            <text:p>8,21E-04</text:p>
          </table:table-cell>
          <table:table-cell office:value-type="float" office:value="803.8441" calcext:value-type="float">
            <text:p>803,8441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205538" calcext:value-type="float">
            <text:p>0,20553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44.78278" calcext:value-type="float">
            <text:p>444,78278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257641" calcext:value-type="float">
            <text:p>0,25764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98.82996" calcext:value-type="float">
            <text:p>998,82996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177641" calcext:value-type="float">
            <text:p>0,17764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889.4749" calcext:value-type="float">
            <text:p>1889,4749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194051" calcext:value-type="float">
            <text:p>0,19405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93.0658" calcext:value-type="float">
            <text:p>1293,0658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225231" calcext:value-type="float">
            <text:p>0,22523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023.4753" calcext:value-type="float">
            <text:p>2023,4753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252718" calcext:value-type="float">
            <text:p>0,2527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574.7537" calcext:value-type="float">
            <text:p>1574,7537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217026" calcext:value-type="float">
            <text:p>0,21702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270.1094" calcext:value-type="float">
            <text:p>2270,1094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22482" calcext:value-type="float">
            <text:p>0,224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843.6891" calcext:value-type="float">
            <text:p>1843,6891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203487" calcext:value-type="float">
            <text:p>0,2034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404.1866" calcext:value-type="float">
            <text:p>1404,186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191179" calcext:value-type="float">
            <text:p>0,191179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055.4202" calcext:value-type="float">
            <text:p>2055,4202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308513" calcext:value-type="float">
            <text:p>0,308513</text:p>
          </table:table-cell>
          <table:table-cell table:style-name="Default" office:value-type="float" office:value="0.018462" calcext:value-type="float">
            <text:p>0,018462</text:p>
          </table:table-cell>
          <table:table-cell office:value-type="float" office:value="1695.9642" calcext:value-type="float">
            <text:p>1695,9642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290051" calcext:value-type="float">
            <text:p>0,29005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300.3582" calcext:value-type="float">
            <text:p>2300,3582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210462" calcext:value-type="float">
            <text:p>0,21046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966.9813" calcext:value-type="float">
            <text:p>1966,9813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241231" calcext:value-type="float">
            <text:p>0,24123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385.8914" calcext:value-type="float">
            <text:p>1385,8914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274872" calcext:value-type="float">
            <text:p>0,27487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101.7195" calcext:value-type="float">
            <text:p>2101,7195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20677" calcext:value-type="float">
            <text:p>0,2067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678.5552" calcext:value-type="float">
            <text:p>1678,5552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20841" calcext:value-type="float">
            <text:p>0,2084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391.8157" calcext:value-type="float">
            <text:p>2391,8157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208821" calcext:value-type="float">
            <text:p>0,208821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228.7856" calcext:value-type="float">
            <text:p>2228,7856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215384" calcext:value-type="float">
            <text:p>0,21538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563.524" calcext:value-type="float">
            <text:p>1563,524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187898" calcext:value-type="float">
            <text:p>0,1878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244.8682" calcext:value-type="float">
            <text:p>2244,8682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207179" calcext:value-type="float">
            <text:p>0,20717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806.0681" calcext:value-type="float">
            <text:p>1806,0681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244513" calcext:value-type="float">
            <text:p>0,244513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488.6897" calcext:value-type="float">
            <text:p>2488,6897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242872" calcext:value-type="float">
            <text:p>0,24287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079.6382" calcext:value-type="float">
            <text:p>2079,6382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199795" calcext:value-type="float">
            <text:p>0,19979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429.7185" calcext:value-type="float">
            <text:p>1429,7185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263385" calcext:value-type="float">
            <text:p>0,26338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222.409" calcext:value-type="float">
            <text:p>2222,409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262154" calcext:value-type="float">
            <text:p>0,26215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895.113" calcext:value-type="float">
            <text:p>1895,113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057231" calcext:value-type="float">
            <text:p>1,05723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499.6492" calcext:value-type="float">
            <text:p>2499,6492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194872" calcext:value-type="float">
            <text:p>0,19487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058.9304" calcext:value-type="float">
            <text:p>2058,9304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220718" calcext:value-type="float">
            <text:p>0,220718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564.6134" calcext:value-type="float">
            <text:p>1564,6134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188718" calcext:value-type="float">
            <text:p>0,18871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265.2588" calcext:value-type="float">
            <text:p>2265,2588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209641" calcext:value-type="float">
            <text:p>0,209641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867.7329" calcext:value-type="float">
            <text:p>1867,7329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210051" calcext:value-type="float">
            <text:p>0,210051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548.911" calcext:value-type="float">
            <text:p>2548,911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214154" calcext:value-type="float">
            <text:p>0,214154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177.0806" calcext:value-type="float">
            <text:p>2177,0806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193641" calcext:value-type="float">
            <text:p>0,193641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40.00821" calcext:value-type="float">
            <text:p>140,00821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242052" calcext:value-type="float">
            <text:p>0,24205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97.98236" calcext:value-type="float">
            <text:p>997,98236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233026" calcext:value-type="float">
            <text:p>0,23302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14.56287" calcext:value-type="float">
            <text:p>414,56287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195282" calcext:value-type="float">
            <text:p>0,195282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231.008" calcext:value-type="float">
            <text:p>1231,008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251897" calcext:value-type="float">
            <text:p>0,25189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685.9212" calcext:value-type="float">
            <text:p>685,9212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227692" calcext:value-type="float">
            <text:p>0,227692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206.04184" calcext:value-type="float">
            <text:p>206,04184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219077" calcext:value-type="float">
            <text:p>0,21907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14.7659" calcext:value-type="float">
            <text:p>914,7659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216616" calcext:value-type="float">
            <text:p>0,21661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79.82483" calcext:value-type="float">
            <text:p>479,82483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215385" calcext:value-type="float">
            <text:p>0,21538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152.8185" calcext:value-type="float">
            <text:p>1152,8185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214154" calcext:value-type="float">
            <text:p>0,21415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758.7377" calcext:value-type="float">
            <text:p>758,7377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228513" calcext:value-type="float">
            <text:p>0,22851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77.18277" calcext:value-type="float">
            <text:p>177,18277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191179" calcext:value-type="float">
            <text:p>0,19117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964.88086" calcext:value-type="float">
            <text:p>964,88086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183794" calcext:value-type="float">
            <text:p>0,18379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458.43362" calcext:value-type="float">
            <text:p>458,43362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184206" calcext:value-type="float">
            <text:p>0,18420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08.2273" calcext:value-type="float">
            <text:p>1208,2273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199795" calcext:value-type="float">
            <text:p>0,199795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734.1797" calcext:value-type="float">
            <text:p>734,1797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224" calcext:value-type="float">
            <text:p>0,22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38.44595" calcext:value-type="float">
            <text:p>238,44595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225231" calcext:value-type="float">
            <text:p>0,22523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66.47266" calcext:value-type="float">
            <text:p>966,47266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16123" calcext:value-type="float">
            <text:p>0,1612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524.9399" calcext:value-type="float">
            <text:p>524,939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198154" calcext:value-type="float">
            <text:p>0,19815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219.0449" calcext:value-type="float">
            <text:p>1219,0449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224411" calcext:value-type="float">
            <text:p>0,22441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811.87897" calcext:value-type="float">
            <text:p>811,87897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228923" calcext:value-type="float">
            <text:p>0,2289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712.5038" calcext:value-type="float">
            <text:p>1712,5038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228923" calcext:value-type="float">
            <text:p>0,228923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544.4697" calcext:value-type="float">
            <text:p>2544,4697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219898" calcext:value-type="float">
            <text:p>0,2198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39.3739" calcext:value-type="float">
            <text:p>2039,3739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197334" calcext:value-type="float">
            <text:p>0,19733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845.4666" calcext:value-type="float">
            <text:p>2845,4666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307282" calcext:value-type="float">
            <text:p>0,30728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359.839" calcext:value-type="float">
            <text:p>2359,839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252308" calcext:value-type="float">
            <text:p>0,252308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841.4117" calcext:value-type="float">
            <text:p>1841,4117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236307" calcext:value-type="float">
            <text:p>0,23630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637.9316" calcext:value-type="float">
            <text:p>2637,9316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203897" calcext:value-type="float">
            <text:p>0,203897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144.7126" calcext:value-type="float">
            <text:p>2144,7126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269949" calcext:value-type="float">
            <text:p>0,26994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866.9612" calcext:value-type="float">
            <text:p>2866,9612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249436" calcext:value-type="float">
            <text:p>0,24943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538.6006" calcext:value-type="float">
            <text:p>2538,6006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230564" calcext:value-type="float">
            <text:p>0,230564</text:p>
          </table:table-cell>
          <table:table-cell office:value-type="float" office:value="0.000411" calcext:value-type="float">
            <text:p>4,11E-04</text:p>
          </table:table-cell>
          <table:table-cell office:value-type="float" office:value="1763.8999" calcext:value-type="float">
            <text:p>1763,8999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215385" calcext:value-type="float">
            <text:p>0,21538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700.5984" calcext:value-type="float">
            <text:p>2700,5984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224" calcext:value-type="float">
            <text:p>0,224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120.5156" calcext:value-type="float">
            <text:p>2120,5156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281436" calcext:value-type="float">
            <text:p>0,28143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970.1345" calcext:value-type="float">
            <text:p>2970,1345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226052" calcext:value-type="float">
            <text:p>0,22605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468.1748" calcext:value-type="float">
            <text:p>2468,1748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289641" calcext:value-type="float">
            <text:p>0,289641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1899.7821" calcext:value-type="float">
            <text:p>1899,7821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200616" calcext:value-type="float">
            <text:p>0,200616</text:p>
          </table:table-cell>
          <table:table-cell office:value-type="float" office:value="0.00082" calcext:value-type="float">
            <text:p>8,20E-04</text:p>
          </table:table-cell>
          <table:table-cell office:value-type="float" office:value="2730.901" calcext:value-type="float">
            <text:p>2730,901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265846" calcext:value-type="float">
            <text:p>0,26584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260.079" calcext:value-type="float">
            <text:p>2260,079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23959" calcext:value-type="float">
            <text:p>0,2395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029.4802" calcext:value-type="float">
            <text:p>3029,4802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216615" calcext:value-type="float">
            <text:p>0,21661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596.07" calcext:value-type="float">
            <text:p>2596,07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253129" calcext:value-type="float">
            <text:p>0,253129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1894.3503" calcext:value-type="float">
            <text:p>1894,3503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217026" calcext:value-type="float">
            <text:p>0,2170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813.1138" calcext:value-type="float">
            <text:p>2813,1138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212923" calcext:value-type="float">
            <text:p>0,2129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244.4514" calcext:value-type="float">
            <text:p>2244,4514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226051" calcext:value-type="float">
            <text:p>0,226051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129.3071" calcext:value-type="float">
            <text:p>3129,3071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235898" calcext:value-type="float">
            <text:p>0,23589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590.0496" calcext:value-type="float">
            <text:p>2590,0496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293334" calcext:value-type="float">
            <text:p>0,29333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12.7068" calcext:value-type="float">
            <text:p>2012,7068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200616" calcext:value-type="float">
            <text:p>0,200616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870.3914" calcext:value-type="float">
            <text:p>2870,3914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216615" calcext:value-type="float">
            <text:p>0,216615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367.49" calcext:value-type="float">
            <text:p>2367,49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220718" calcext:value-type="float">
            <text:p>0,220718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3157.5864" calcext:value-type="float">
            <text:p>3157,5864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258462" calcext:value-type="float">
            <text:p>0,258462</text:p>
          </table:table-cell>
          <table:table-cell office:value-type="float" office:value="0.00041" calcext:value-type="float">
            <text:p>4,10E-04</text:p>
          </table:table-cell>
          <table:table-cell office:value-type="float" office:value="2741.5808" calcext:value-type="float">
            <text:p>2741,58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6T20:34:04.587000000</dc:date>
    <meta:editing-duration>PT10M36S</meta:editing-duration>
    <meta:editing-cycles>1</meta:editing-cycles>
    <meta:document-statistic meta:table-count="1" meta:cell-count="4000" meta:object-count="3"/>
    <meta:generator>LibreOffice/5.4.3.2$Windows_X86_64 LibreOffice_project/92a7159f7e4af62137622921e809f8546db437e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9.182cm" xlink:href=".." xlink:type="simple" chart:class="chart:scatter" chart:style-name="ch1">
        <chart:legend chart:legend-position="end" svg:x="12.869cm" svg:y="4.289cm" style:legend-expansion="high" chart:style-name="ch2"/>
        <chart:plot-area chart:style-name="ch3" table:cell-range-address="test.A1:test.B1000" chart:data-source-has-labels="row" svg:x="1.251cm" svg:y="0.057cm" svg:width="11.374cm" svg:height="8.114cm">
          <chartooo:coordinate-region svg:x="1.989cm" svg:y="0.259cm" svg:width="10.253cm" svg:height="7.259cm"/>
          <chart:axis chart:dimension="x" chart:name="primary-x" chart:style-name="ch4">
            <chart:title svg:x="6.627cm" svg:y="8.354cm" chart:style-name="ch5">
              <text:p>prix</text:p>
            </chart:title>
          </chart:axis>
          <chart:axis chart:dimension="y" chart:name="primary-y" chart:style-name="ch6">
            <chart:title svg:x="0.382cm" svg:y="4.954cm" chart:style-name="ch7">
              <text:p>temps (ms)</text:p>
            </chart:title>
            <chart:grid chart:style-name="ch8" chart:class="major"/>
          </chart:axis>
          <chart:series chart:style-name="ch9" chart:values-cell-range-address="test.B2:test.B1000" chart:label-cell-address="test.B1:test.B1" chart:class="chart:scatter">
            <chart:domain table:cell-range-address="test.A2:test.A1000"/>
            <chart:data-point chart:repeated="9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stDynamique</text:p>
                <draw:g>
                  <svg:desc>test.B1:tes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est.A2:test.A1000</svg:desc>
                </draw:g>
              </table:table-cell>
              <table:table-cell office:value-type="float" office:value="0.756513">
                <text:p>0.756513</text:p>
                <draw:g>
                  <svg:desc>test.B2:test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9435">
                <text:p>0.009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9026">
                <text:p>0.009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1487">
                <text:p>0.011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1487">
                <text:p>0.011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13538">
                <text:p>0.013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19282">
                <text:p>0.019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1641">
                <text:p>0.01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13539">
                <text:p>0.0135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518">
                <text:p>0.01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19282">
                <text:p>0.019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18462">
                <text:p>0.018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23384">
                <text:p>0.0233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25436">
                <text:p>0.0254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21334">
                <text:p>0.0213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27897">
                <text:p>0.0278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20513">
                <text:p>0.0205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22154">
                <text:p>0.022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23384">
                <text:p>0.023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23384">
                <text:p>0.023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24615">
                <text:p>0.0246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27897">
                <text:p>0.0278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29949">
                <text:p>0.0299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27487">
                <text:p>0.0274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3159">
                <text:p>0.031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33231">
                <text:p>0.033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34051">
                <text:p>0.0340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33641">
                <text:p>0.0336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41846">
                <text:p>0.0418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38154">
                <text:p>0.038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37333">
                <text:p>0.037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42667">
                <text:p>0.042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40205">
                <text:p>0.0402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55795">
                <text:p>0.0557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44308">
                <text:p>0.0443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43077">
                <text:p>0.0430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43077">
                <text:p>0.0430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43076">
                <text:p>0.0430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45538">
                <text:p>0.0455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58256">
                <text:p>0.058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60308">
                <text:p>0.0603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50462">
                <text:p>0.0504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47179">
                <text:p>0.0471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57026">
                <text:p>0.0570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4841">
                <text:p>0.048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51282">
                <text:p>0.051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51282">
                <text:p>0.051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53333">
                <text:p>0.05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56616">
                <text:p>0.0566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58256">
                <text:p>0.0582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61128">
                <text:p>0.061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66052">
                <text:p>0.066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6318">
                <text:p>0.063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59897">
                <text:p>0.0598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59077">
                <text:p>0.0590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59898">
                <text:p>0.0598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74667">
                <text:p>0.074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66052">
                <text:p>0.0660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82462">
                <text:p>0.0824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68103">
                <text:p>0.0681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66051">
                <text:p>0.0660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68923">
                <text:p>0.0689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70564">
                <text:p>0.0705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69334">
                <text:p>0.069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71795">
                <text:p>0.0717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75487">
                <text:p>0.0754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75487">
                <text:p>0.0754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76718">
                <text:p>0.0767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73436">
                <text:p>0.0734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81641">
                <text:p>0.0816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83693">
                <text:p>0.0836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97641">
                <text:p>0.0976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89026">
                <text:p>0.0890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85334">
                <text:p>0.0853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81231">
                <text:p>0.0812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97641">
                <text:p>0.0976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90667">
                <text:p>0.090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86974">
                <text:p>0.0869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91487">
                <text:p>0.0914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91487">
                <text:p>0.0914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89846">
                <text:p>0.0898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88205">
                <text:p>0.0882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89436">
                <text:p>0.0894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91487">
                <text:p>0.0914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98461">
                <text:p>0.0984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97231">
                <text:p>0.0972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01334">
                <text:p>0.1013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93538">
                <text:p>0.0935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98872">
                <text:p>0.0988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107487">
                <text:p>0.1074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98051">
                <text:p>0.0980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100513">
                <text:p>0.100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100103">
                <text:p>0.100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100103">
                <text:p>0.1001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137436">
                <text:p>0.1374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120205">
                <text:p>0.1202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106256">
                <text:p>0.1062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12821">
                <text:p>0.1128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107897">
                <text:p>0.1078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195692">
                <text:p>0.1956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117744">
                <text:p>0.1177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237949">
                <text:p>0.2379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37333">
                <text:p>0.037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37743">
                <text:p>0.0377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36923">
                <text:p>0.0369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36923">
                <text:p>0.0369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44307">
                <text:p>0.0443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35282">
                <text:p>0.0352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34461">
                <text:p>0.0344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37743">
                <text:p>0.0377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54974">
                <text:p>0.0549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38564">
                <text:p>0.0385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36923">
                <text:p>0.0369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39385">
                <text:p>0.0393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41436">
                <text:p>0.0414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49641">
                <text:p>0.0496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40615">
                <text:p>0.0406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41026">
                <text:p>0.0410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106667">
                <text:p>0.10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55795">
                <text:p>0.0557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41436">
                <text:p>0.0414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40615">
                <text:p>0.0406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38564">
                <text:p>0.0385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42256">
                <text:p>0.0422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43077">
                <text:p>0.0430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53333">
                <text:p>0.05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43897">
                <text:p>0.0438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45538">
                <text:p>0.0455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44308">
                <text:p>0.0443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57025">
                <text:p>0.0570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46769">
                <text:p>0.0467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45949">
                <text:p>0.0459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46359">
                <text:p>0.0463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45538">
                <text:p>0.0455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217436">
                <text:p>0.2174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46359">
                <text:p>0.0463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47179">
                <text:p>0.0471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4759">
                <text:p>0.047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54153">
                <text:p>0.0541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141539">
                <text:p>0.1415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47179">
                <text:p>0.0471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45538">
                <text:p>0.0455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52923">
                <text:p>0.0529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4759">
                <text:p>0.047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151385">
                <text:p>0.1513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62359">
                <text:p>0.0623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43897">
                <text:p>0.0438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62769">
                <text:p>0.0627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41025">
                <text:p>0.0410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41026">
                <text:p>0.0410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43898">
                <text:p>0.0438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40615">
                <text:p>0.0406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41847">
                <text:p>0.0418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41846">
                <text:p>0.0418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45128">
                <text:p>0.0451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59897">
                <text:p>0.0598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40615">
                <text:p>0.0406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41435">
                <text:p>0.0414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44718">
                <text:p>0.0447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4677">
                <text:p>0.046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48411">
                <text:p>0.0484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44718">
                <text:p>0.0447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58667">
                <text:p>0.058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41436">
                <text:p>0.0414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43487">
                <text:p>0.0434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44308">
                <text:p>0.0443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4677">
                <text:p>0.046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44718">
                <text:p>0.0447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44307">
                <text:p>0.0443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40616">
                <text:p>0.0406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57026">
                <text:p>0.0570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66462">
                <text:p>0.0664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88205">
                <text:p>0.0882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64411">
                <text:p>0.0644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66052">
                <text:p>0.0660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52102">
                <text:p>0.0521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49641">
                <text:p>0.0496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4923">
                <text:p>0.049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71385">
                <text:p>0.0713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78359">
                <text:p>0.0783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49231">
                <text:p>0.0492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45949">
                <text:p>0.0459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45949">
                <text:p>0.0459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75898">
                <text:p>0.0758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61949">
                <text:p>0.0619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45128">
                <text:p>0.0451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44308">
                <text:p>0.0443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77128">
                <text:p>0.0771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54974">
                <text:p>0.0549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49231">
                <text:p>0.0492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52103">
                <text:p>0.0521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84513">
                <text:p>0.0845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93539">
                <text:p>0.0935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4759">
                <text:p>0.047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47589">
                <text:p>0.0475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69334">
                <text:p>0.0693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6441">
                <text:p>0.064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62769">
                <text:p>0.0627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6359">
                <text:p>0.063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62359">
                <text:p>0.0623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66871">
                <text:p>0.0668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66461">
                <text:p>0.0664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99692">
                <text:p>0.0996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48821">
                <text:p>0.0488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49231">
                <text:p>0.0492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63179">
                <text:p>0.0631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66872">
                <text:p>0.0668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58256">
                <text:p>0.0582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54564">
                <text:p>0.0545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54564">
                <text:p>0.0545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76718">
                <text:p>0.0767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63179">
                <text:p>0.0631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86154">
                <text:p>0.0861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51693">
                <text:p>0.0516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61538">
                <text:p>0.0615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74257">
                <text:p>0.0742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92718">
                <text:p>0.0927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58666">
                <text:p>0.0586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62769">
                <text:p>0.0627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61128">
                <text:p>0.0611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64821">
                <text:p>0.0648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89435">
                <text:p>0.0894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6359">
                <text:p>0.063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61538">
                <text:p>0.0615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36103">
                <text:p>0.0361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34872">
                <text:p>0.0348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38974">
                <text:p>0.0389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36923">
                <text:p>0.0369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38154">
                <text:p>0.0381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83692">
                <text:p>0.0836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39384">
                <text:p>0.0393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37744">
                <text:p>0.0377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38975">
                <text:p>0.0389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39385">
                <text:p>0.0393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40205">
                <text:p>0.0402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151795">
                <text:p>0.1517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42667">
                <text:p>0.0426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4841">
                <text:p>0.048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36923">
                <text:p>0.0369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41436">
                <text:p>0.0414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41026">
                <text:p>0.0410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41846">
                <text:p>0.0418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39385">
                <text:p>0.0393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54974">
                <text:p>0.0549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37333">
                <text:p>0.037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39385">
                <text:p>0.0393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43897">
                <text:p>0.0438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41436">
                <text:p>0.0414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37744">
                <text:p>0.0377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66461">
                <text:p>0.0664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41436">
                <text:p>0.0414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66052">
                <text:p>0.0660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41026">
                <text:p>0.0410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37743">
                <text:p>0.0377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42256">
                <text:p>0.0422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41847">
                <text:p>0.0418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45128">
                <text:p>0.0451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38153">
                <text:p>0.0381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42667">
                <text:p>0.0426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42257">
                <text:p>0.0422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40616">
                <text:p>0.0406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58666">
                <text:p>0.0586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43487">
                <text:p>0.0434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46359">
                <text:p>0.0463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4718">
                <text:p>0.047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48821">
                <text:p>0.0488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42667">
                <text:p>0.042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45948">
                <text:p>0.0459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46769">
                <text:p>0.0467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47179">
                <text:p>0.0471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48821">
                <text:p>0.0488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48411">
                <text:p>0.0484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44307">
                <text:p>0.0443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4759">
                <text:p>0.047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44308">
                <text:p>0.0443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46359">
                <text:p>0.04635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43487">
                <text:p>0.0434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52102">
                <text:p>0.0521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43077">
                <text:p>0.0430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46359">
                <text:p>0.0463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52923">
                <text:p>0.0529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52513">
                <text:p>0.0525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4759">
                <text:p>0.047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71795">
                <text:p>0.0717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97641">
                <text:p>0.0976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4718">
                <text:p>0.047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65641">
                <text:p>0.0656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50052">
                <text:p>0.0500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6359">
                <text:p>0.063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90667">
                <text:p>0.090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46769">
                <text:p>0.0467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49641">
                <text:p>0.0496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46359">
                <text:p>0.0463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45538">
                <text:p>0.04553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61949">
                <text:p>0.0619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62359">
                <text:p>0.0623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65231">
                <text:p>0.0652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45128">
                <text:p>0.0451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46769">
                <text:p>0.0467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47179">
                <text:p>0.0471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52103">
                <text:p>0.0521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48821">
                <text:p>0.0488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45538">
                <text:p>0.0455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54154">
                <text:p>0.0541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53333">
                <text:p>0.053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49641">
                <text:p>0.0496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50872">
                <text:p>0.0508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52923">
                <text:p>0.0529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50461">
                <text:p>0.0504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72615">
                <text:p>0.0726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4923">
                <text:p>0.049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54564">
                <text:p>0.0545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61128">
                <text:p>0.0611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50051">
                <text:p>0.05005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50461">
                <text:p>0.0504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52103">
                <text:p>0.0521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70564">
                <text:p>0.0705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66051">
                <text:p>0.0660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124308">
                <text:p>0.1243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86974">
                <text:p>0.0869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72205">
                <text:p>0.0722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50461">
                <text:p>0.0504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157538">
                <text:p>0.1575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99693">
                <text:p>0.0996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55384">
                <text:p>0.0553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72205">
                <text:p>0.0722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52513">
                <text:p>0.0525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52923">
                <text:p>0.0529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69334">
                <text:p>0.0693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54564">
                <text:p>0.0545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52923">
                <text:p>0.0529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53744">
                <text:p>0.0537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58667">
                <text:p>0.058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57026">
                <text:p>0.0570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56615">
                <text:p>0.0566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53743">
                <text:p>0.0537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51692">
                <text:p>0.0516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117333">
                <text:p>0.117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53333">
                <text:p>0.053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55795">
                <text:p>0.0557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54564">
                <text:p>0.0545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55795">
                <text:p>0.0557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50461">
                <text:p>0.05046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74257">
                <text:p>0.0742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73846">
                <text:p>0.0738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94359">
                <text:p>0.09435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118154">
                <text:p>0.1181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65641">
                <text:p>0.0656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59487">
                <text:p>0.0594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54154">
                <text:p>0.0541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58667">
                <text:p>0.0586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57436">
                <text:p>0.0574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57436">
                <text:p>0.0574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55794">
                <text:p>0.05579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57436">
                <text:p>0.0574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84103">
                <text:p>0.0841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77128">
                <text:p>0.0771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55795">
                <text:p>0.0557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59898">
                <text:p>0.0598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57846">
                <text:p>0.0578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97231">
                <text:p>0.0972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57436">
                <text:p>0.0574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58256">
                <text:p>0.0582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58666">
                <text:p>0.0586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59487">
                <text:p>0.0594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61128">
                <text:p>0.0611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60718">
                <text:p>0.0607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57846">
                <text:p>0.0578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61949">
                <text:p>0.06194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107487">
                <text:p>0.1074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61539">
                <text:p>0.0615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92307">
                <text:p>0.0923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59897">
                <text:p>0.0598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59488">
                <text:p>0.0594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59897">
                <text:p>0.0598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133333">
                <text:p>0.133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77949">
                <text:p>0.0779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61539">
                <text:p>0.0615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61539">
                <text:p>0.0615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65641">
                <text:p>0.06564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60718">
                <text:p>0.0607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62359">
                <text:p>0.06235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61538">
                <text:p>0.0615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61539">
                <text:p>0.0615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61539">
                <text:p>0.0615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61538">
                <text:p>0.0615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93949">
                <text:p>0.0939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85744">
                <text:p>0.0857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99693">
                <text:p>0.0996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66872">
                <text:p>0.06687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62359">
                <text:p>0.0623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66872">
                <text:p>0.0668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59488">
                <text:p>0.0594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65641">
                <text:p>0.0656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59077">
                <text:p>0.0590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93949">
                <text:p>0.0939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872205">
                <text:p>0.8722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68923">
                <text:p>0.0689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84102">
                <text:p>0.0841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08041">
                <text:p>0.080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66872">
                <text:p>0.0668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115282">
                <text:p>0.11528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66052">
                <text:p>0.0660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64821">
                <text:p>0.0648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81231">
                <text:p>0.0812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117744">
                <text:p>0.1177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068513">
                <text:p>0.0685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65231">
                <text:p>0.0652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67693">
                <text:p>0.06769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66051">
                <text:p>0.0660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68103">
                <text:p>0.0681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063589">
                <text:p>0.06358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86154">
                <text:p>0.0861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68923">
                <text:p>0.0689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83692">
                <text:p>0.0836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11118">
                <text:p>0.111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66461">
                <text:p>0.0664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73436">
                <text:p>0.0734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71795">
                <text:p>0.07179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69333">
                <text:p>0.0693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103384">
                <text:p>0.1033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68513">
                <text:p>0.0685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101743">
                <text:p>0.1017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73436">
                <text:p>0.0734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68513">
                <text:p>0.0685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85743">
                <text:p>0.0857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69743">
                <text:p>0.0697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88205">
                <text:p>0.0882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90256">
                <text:p>0.0902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121026">
                <text:p>0.1210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68923">
                <text:p>0.0689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89846">
                <text:p>0.0898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69743">
                <text:p>0.0697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69744">
                <text:p>0.0697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69334">
                <text:p>0.0693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69333">
                <text:p>0.0693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91897">
                <text:p>0.0918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111179">
                <text:p>0.1111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119385">
                <text:p>0.11938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77538">
                <text:p>0.0775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78769">
                <text:p>0.0787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75487">
                <text:p>0.07548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76718">
                <text:p>0.0767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90667">
                <text:p>0.0906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70564">
                <text:p>0.07056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194461">
                <text:p>0.19446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73026">
                <text:p>0.07302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71384">
                <text:p>0.07138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71795">
                <text:p>0.0717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74257">
                <text:p>0.07425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74257">
                <text:p>0.07425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94359">
                <text:p>0.09435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16082">
                <text:p>0.160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72616">
                <text:p>0.0726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74257">
                <text:p>0.0742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075487">
                <text:p>0.07548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103385">
                <text:p>0.1033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75487">
                <text:p>0.07548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109949">
                <text:p>0.10994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140718">
                <text:p>0.1407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72615">
                <text:p>0.0726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114872">
                <text:p>0.1148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124718">
                <text:p>0.1247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77539">
                <text:p>0.0775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109948">
                <text:p>0.1099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90667">
                <text:p>0.0906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76718">
                <text:p>0.0767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77949">
                <text:p>0.07794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88205">
                <text:p>0.08820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77128">
                <text:p>0.0771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77128">
                <text:p>0.0771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90256">
                <text:p>0.0902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74256">
                <text:p>0.0742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75897">
                <text:p>0.0758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75488">
                <text:p>0.0754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11241">
                <text:p>0.112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77539">
                <text:p>0.07753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12759">
                <text:p>0.1275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91898">
                <text:p>0.0918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75897">
                <text:p>0.0758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77949">
                <text:p>0.0779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125128">
                <text:p>0.1251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76308">
                <text:p>0.0763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117743">
                <text:p>0.11774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080411">
                <text:p>0.0804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93949">
                <text:p>0.09394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7877">
                <text:p>0.078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082051">
                <text:p>0.0820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77948">
                <text:p>0.0779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.092718">
                <text:p>0.09271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.120205">
                <text:p>0.1202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.080821">
                <text:p>0.08082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078359">
                <text:p>0.0783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.109949">
                <text:p>0.10994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.076718">
                <text:p>0.0767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.119384">
                <text:p>0.1193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.110359">
                <text:p>0.11035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.115282">
                <text:p>0.11528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081231">
                <text:p>0.0812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.129641">
                <text:p>0.1296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083693">
                <text:p>0.08369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.078769">
                <text:p>0.07876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.104616">
                <text:p>0.1046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.116923">
                <text:p>0.11692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.107077">
                <text:p>0.1070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.082871">
                <text:p>0.0828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.08041">
                <text:p>0.0804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.121846">
                <text:p>0.12184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137026">
                <text:p>0.13702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.084924">
                <text:p>0.0849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.149744">
                <text:p>0.1497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118975">
                <text:p>0.1189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133743">
                <text:p>0.13374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082872">
                <text:p>0.0828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136205">
                <text:p>0.1362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086154">
                <text:p>0.08615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.118154">
                <text:p>0.1181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0.12759">
                <text:p>0.1275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.086154">
                <text:p>0.08615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.084513">
                <text:p>0.0845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.086975">
                <text:p>0.0869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0.085744">
                <text:p>0.08574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162052">
                <text:p>0.16205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086974">
                <text:p>0.08697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082462">
                <text:p>0.08246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086974">
                <text:p>0.0869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109129">
                <text:p>0.1091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087384">
                <text:p>0.0873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086154">
                <text:p>0.0861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.085744">
                <text:p>0.08574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123898">
                <text:p>0.1238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086564">
                <text:p>0.0865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.095179">
                <text:p>0.09517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11241">
                <text:p>0.1124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0.105436">
                <text:p>0.1054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0.087384">
                <text:p>0.0873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.136615">
                <text:p>0.1366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.107898">
                <text:p>0.1078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096821">
                <text:p>0.0968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.098872">
                <text:p>0.09887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.110359">
                <text:p>0.1103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0.088205">
                <text:p>0.0882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0.089025">
                <text:p>0.0890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.103384">
                <text:p>0.10338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0.090257">
                <text:p>0.09025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0.107077">
                <text:p>0.10707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0.103795">
                <text:p>0.10379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.091487">
                <text:p>0.0914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105846">
                <text:p>0.1058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0.119384">
                <text:p>0.11938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.089846">
                <text:p>0.0898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.141129">
                <text:p>0.14112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0.129231">
                <text:p>0.12923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.12718">
                <text:p>0.1271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0.091077">
                <text:p>0.09107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.091898">
                <text:p>0.09189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.11241">
                <text:p>0.112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.11159">
                <text:p>0.1115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.089026">
                <text:p>0.08902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0.108718">
                <text:p>0.10871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.129641">
                <text:p>0.12964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0.130051">
                <text:p>0.1300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0.089436">
                <text:p>0.0894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.11282">
                <text:p>0.1128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.126359">
                <text:p>0.12635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0.101333">
                <text:p>0.1013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0.091487">
                <text:p>0.09148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146872">
                <text:p>0.14687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0.091077">
                <text:p>0.09107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0.091898">
                <text:p>0.09189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0.14359">
                <text:p>0.1435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0.109129">
                <text:p>0.10912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0.126769">
                <text:p>0.12676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0.125128">
                <text:p>0.12512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0.130461">
                <text:p>0.13046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.132923">
                <text:p>0.13292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0.091898">
                <text:p>0.09189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.106257">
                <text:p>0.10625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0.146872">
                <text:p>0.14687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0.115692">
                <text:p>0.1156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0.093948">
                <text:p>0.09394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0.115282">
                <text:p>0.11528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.092718">
                <text:p>0.09271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.132513">
                <text:p>0.1325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.14359">
                <text:p>0.1435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0.131282">
                <text:p>0.13128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130051">
                <text:p>0.13005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0.099282">
                <text:p>0.09928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0.123077">
                <text:p>0.12307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0.110359">
                <text:p>0.11035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0.133334">
                <text:p>0.13333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0.142769">
                <text:p>0.14276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0.137026">
                <text:p>0.13702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0.097641">
                <text:p>0.0976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.121436">
                <text:p>0.12143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0.134564">
                <text:p>0.1345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.151795">
                <text:p>0.15179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0.09559">
                <text:p>0.0955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.133334">
                <text:p>0.13333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0.174769">
                <text:p>0.17476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0.113641">
                <text:p>0.1136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.135384">
                <text:p>0.13538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.14523">
                <text:p>0.1452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.14318">
                <text:p>0.1431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136205">
                <text:p>0.1362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0.113231">
                <text:p>0.11323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.134154">
                <text:p>0.13415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0.142769">
                <text:p>0.14276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0.130462">
                <text:p>0.13046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0.114462">
                <text:p>0.11446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0.100102">
                <text:p>0.10010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0.116103">
                <text:p>0.11610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0.134974">
                <text:p>0.13497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0.152205">
                <text:p>0.15220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0.135384">
                <text:p>0.13538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0.133333">
                <text:p>0.13333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0.185026">
                <text:p>0.18502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0.099282">
                <text:p>0.09928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0.121846">
                <text:p>0.12184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0.169435">
                <text:p>0.1694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0.120205">
                <text:p>0.12020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0.115282">
                <text:p>0.11528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0.097641">
                <text:p>0.09764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0.116103">
                <text:p>0.11610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136615">
                <text:p>0.1366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0.115282">
                <text:p>0.11528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0.135795">
                <text:p>0.1357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0.12841">
                <text:p>0.1284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0.135385">
                <text:p>0.13538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0.137026">
                <text:p>0.13702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0.134565">
                <text:p>0.13456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0.136205">
                <text:p>0.1362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0.118153">
                <text:p>0.11815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0.182974">
                <text:p>0.18297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099693">
                <text:p>0.09969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0.098872">
                <text:p>0.09887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0.099282">
                <text:p>0.09928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.25682">
                <text:p>0.256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0.172718">
                <text:p>0.17271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0.219487">
                <text:p>0.21948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0.14359">
                <text:p>0.1435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0.139897">
                <text:p>0.13989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0.117743">
                <text:p>0.11774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0.165333">
                <text:p>0.16533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118974">
                <text:p>0.11897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0.109129">
                <text:p>0.10912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0.141128">
                <text:p>0.1411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37025">
                <text:p>0.1370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0.154257">
                <text:p>0.15425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0.195692">
                <text:p>0.19569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0.125128">
                <text:p>0.12512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0.182974">
                <text:p>0.18297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0.215385">
                <text:p>0.21538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0.139487">
                <text:p>0.13948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0.102565">
                <text:p>0.10256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0.166154">
                <text:p>0.16615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0.154667">
                <text:p>0.15466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0.127179">
                <text:p>0.12717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0.121846">
                <text:p>0.12184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0.171077">
                <text:p>0.17107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0.141948">
                <text:p>0.14194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0.142359">
                <text:p>0.14235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0.107897">
                <text:p>0.10789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120205">
                <text:p>0.1202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0.155077">
                <text:p>0.15507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0.107897">
                <text:p>0.10789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0.12718">
                <text:p>0.1271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0.17641">
                <text:p>0.1764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0.140718">
                <text:p>0.14071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0.124307">
                <text:p>0.12430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0.121846">
                <text:p>0.12184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0.157538">
                <text:p>0.15753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0.141949">
                <text:p>0.14194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.125539">
                <text:p>0.12553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0.162462">
                <text:p>0.16246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0.16082">
                <text:p>0.1608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0.141538">
                <text:p>0.14153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.103795">
                <text:p>0.10379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0.144411">
                <text:p>0.1444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0.144821">
                <text:p>0.14482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0.124307">
                <text:p>0.12430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.14523">
                <text:p>0.1452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0.127179">
                <text:p>0.12717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146051">
                <text:p>0.14605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0.113231">
                <text:p>0.11323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0.135795">
                <text:p>0.13579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.918154">
                <text:p>0.91815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0.146872">
                <text:p>0.14687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0.105025">
                <text:p>0.1050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0.146461">
                <text:p>0.14646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0.187077">
                <text:p>0.18707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0.151795">
                <text:p>0.1517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.162461">
                <text:p>0.16246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0.105846">
                <text:p>0.10584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0.146051">
                <text:p>0.14605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0.144821">
                <text:p>0.1448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0.126359">
                <text:p>0.12635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0.146872">
                <text:p>0.14687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0.146872">
                <text:p>0.14687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0.153847">
                <text:p>0.15384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0.148513">
                <text:p>0.14851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0.180923">
                <text:p>0.18092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12718">
                <text:p>0.1271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0.193641">
                <text:p>0.19364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0.148102">
                <text:p>0.14810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0.146461">
                <text:p>0.14646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0.182154">
                <text:p>0.18215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0.188308">
                <text:p>0.18830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0.148102">
                <text:p>0.14810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0.149743">
                <text:p>0.14974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0.149333">
                <text:p>0.14933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0.147282">
                <text:p>0.14728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0.169025">
                <text:p>0.16902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0.116102">
                <text:p>0.11610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0.185025">
                <text:p>0.1850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0.158769">
                <text:p>0.15876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0.205538">
                <text:p>0.20553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0.151385">
                <text:p>0.15138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0.183385">
                <text:p>0.18338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0.130872">
                <text:p>0.13087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0.166564">
                <text:p>0.1665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0.199385">
                <text:p>0.19938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11159">
                <text:p>0.1115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0.152206">
                <text:p>0.15220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0.187898">
                <text:p>0.1878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0.147282">
                <text:p>0.14728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0.116513">
                <text:p>0.1165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0.116923">
                <text:p>0.1169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0.149743">
                <text:p>0.14974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0.132923">
                <text:p>0.13292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0.130051">
                <text:p>0.13005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132513">
                <text:p>0.13251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0.129641">
                <text:p>0.12964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0.132102">
                <text:p>0.13210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0.154257">
                <text:p>0.15425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0.134975">
                <text:p>0.1349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0.11323">
                <text:p>0.113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0.149333">
                <text:p>0.14933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0.168205">
                <text:p>0.16820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0.117744">
                <text:p>0.1177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0.153025">
                <text:p>0.15302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173538">
                <text:p>0.17353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0.152205">
                <text:p>0.15220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0.135795">
                <text:p>0.13579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0.155898">
                <text:p>0.15589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0.139897">
                <text:p>0.13989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0.115283">
                <text:p>0.11528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0.184205">
                <text:p>0.18420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0.169846">
                <text:p>0.16984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0.184205">
                <text:p>0.18420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0.156308">
                <text:p>0.1563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0.154667">
                <text:p>0.15466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0.169026">
                <text:p>0.16902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0.149333">
                <text:p>0.1493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0.260513">
                <text:p>0.26051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.261744">
                <text:p>0.26174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0.200615">
                <text:p>0.20061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0.25559">
                <text:p>0.2555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0.168615">
                <text:p>0.16861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0.214564">
                <text:p>0.21456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154667">
                <text:p>0.15466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0.166975">
                <text:p>0.16697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0.242462">
                <text:p>0.24246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0.136205">
                <text:p>0.13620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0.156308">
                <text:p>0.15630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0.172308">
                <text:p>0.1723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0.155487">
                <text:p>0.15548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0.20759">
                <text:p>0.2075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0.168615">
                <text:p>0.1686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0.15959">
                <text:p>0.1595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0.157949">
                <text:p>0.15794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0.195692">
                <text:p>0.19569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0.171488">
                <text:p>0.17148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0.298667">
                <text:p>0.29866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0.196513">
                <text:p>0.19651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0.171487">
                <text:p>0.17148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0.160821">
                <text:p>0.16082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0.193231">
                <text:p>0.19323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0.173128">
                <text:p>0.17312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0.184615">
                <text:p>0.1846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177641">
                <text:p>0.17764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0.116513">
                <text:p>0.11651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0.317539">
                <text:p>0.31753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0.124307">
                <text:p>0.12430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.097436">
                <text:p>1.09743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0.185436">
                <text:p>0.18543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0.171897">
                <text:p>0.17189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0.156718">
                <text:p>0.15671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0.232615">
                <text:p>0.23261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0.148103">
                <text:p>0.14810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0.214154">
                <text:p>0.21415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0.235897">
                <text:p>0.23589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0.186666">
                <text:p>0.18666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0.192411">
                <text:p>0.1924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0.205949">
                <text:p>0.20594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0.147282">
                <text:p>0.14728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0.207179">
                <text:p>0.20717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0.189129">
                <text:p>0.18912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177231">
                <text:p>0.17723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0.190358">
                <text:p>0.19035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0.168205">
                <text:p>0.1682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0.216615">
                <text:p>0.2166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0.212923">
                <text:p>0.2129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0.188718">
                <text:p>0.18871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0.164103">
                <text:p>0.16410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0.227692">
                <text:p>0.22769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0.206359">
                <text:p>0.20635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0.162872">
                <text:p>0.16287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0.196102">
                <text:p>0.19610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0.163282">
                <text:p>0.16328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0.230564">
                <text:p>0.23056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0.165334">
                <text:p>0.16533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0.217025">
                <text:p>0.2170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0.279795">
                <text:p>0.27979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0.161641">
                <text:p>0.16164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0.230975">
                <text:p>0.2309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0.177641">
                <text:p>0.17764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0.182154">
                <text:p>0.18215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189949">
                <text:p>0.18994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0.205949">
                <text:p>0.20594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0.167384">
                <text:p>0.16738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0.205948">
                <text:p>0.20594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0.252308">
                <text:p>0.25230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0.22441">
                <text:p>0.2244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0.199385">
                <text:p>0.19938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0.22359">
                <text:p>0.2235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0.229744">
                <text:p>0.2297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0.222359">
                <text:p>0.22235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232616">
                <text:p>0.23261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0.132103">
                <text:p>0.13210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0.198974">
                <text:p>0.19897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.179692">
                <text:p>0.17969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0.198154">
                <text:p>0.19815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0.22482">
                <text:p>0.2248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0.173128">
                <text:p>0.17312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0.203076">
                <text:p>0.20307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0.210872">
                <text:p>0.21087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253538">
                <text:p>0.25353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0.166154">
                <text:p>0.16615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0.246564">
                <text:p>0.24656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0.183384">
                <text:p>0.18338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0.198564">
                <text:p>0.19856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.27959">
                <text:p>1.2795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0.184615">
                <text:p>0.18461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0.214154">
                <text:p>0.21415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0.249026">
                <text:p>0.24902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0.178052">
                <text:p>0.17805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.221129">
                <text:p>0.22112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0.169026">
                <text:p>0.16902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0.169436">
                <text:p>0.16943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0.230564">
                <text:p>0.23056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0.179282">
                <text:p>0.17928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0.212103">
                <text:p>0.21210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0.174769">
                <text:p>0.17476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0.131282">
                <text:p>0.13128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0.282666">
                <text:p>0.28266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224411">
                <text:p>0.22441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0.219077">
                <text:p>0.21907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0.233025">
                <text:p>0.2330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0.169846">
                <text:p>0.16984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0.226871">
                <text:p>0.22687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0.242461">
                <text:p>0.24246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0.306462">
                <text:p>0.30646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0.210871">
                <text:p>0.21087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0.191179">
                <text:p>0.19117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0.270769">
                <text:p>0.27076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0.201025">
                <text:p>0.2010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0.233026">
                <text:p>0.23302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0.246974">
                <text:p>0.24697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0.205539">
                <text:p>0.20553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0.210461">
                <text:p>0.21046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0.20718">
                <text:p>0.2071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0.221129">
                <text:p>0.22112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0.213743">
                <text:p>0.21374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0.182153">
                <text:p>0.18215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0.141539">
                <text:p>0.14153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0.217025">
                <text:p>0.21702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0.219898">
                <text:p>0.21989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0.174359">
                <text:p>0.17435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0.212513">
                <text:p>0.2125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0.251897">
                <text:p>0.25189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0.228102">
                <text:p>0.22810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0.199795">
                <text:p>0.19979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0.212513">
                <text:p>0.21251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0.302359">
                <text:p>0.30235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0.178462">
                <text:p>0.17846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0.267077">
                <text:p>0.26707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0.228513">
                <text:p>0.22851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0.180512">
                <text:p>0.18051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0.205538">
                <text:p>0.20553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0.257641">
                <text:p>0.25764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0.177641">
                <text:p>0.17764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.194051">
                <text:p>0.19405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0.225231">
                <text:p>0.22523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0.252718">
                <text:p>0.25271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0.217026">
                <text:p>0.21702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0.22482">
                <text:p>0.2248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0.203487">
                <text:p>0.20348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0.191179">
                <text:p>0.19117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0.308513">
                <text:p>0.3085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0.290051">
                <text:p>0.29005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0.210462">
                <text:p>0.21046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0.241231">
                <text:p>0.24123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0.274872">
                <text:p>0.27487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0.20677">
                <text:p>0.2067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0.20841">
                <text:p>0.2084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0.208821">
                <text:p>0.20882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0.215384">
                <text:p>0.21538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0.187898">
                <text:p>0.18789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0.207179">
                <text:p>0.20717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0.244513">
                <text:p>0.24451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0.242872">
                <text:p>0.24287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199795">
                <text:p>0.19979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0.263385">
                <text:p>0.26338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0.262154">
                <text:p>0.26215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.057231">
                <text:p>1.05723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0.194872">
                <text:p>0.19487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0.220718">
                <text:p>0.22071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0.188718">
                <text:p>0.18871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0.209641">
                <text:p>0.20964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0.210051">
                <text:p>0.21005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0.214154">
                <text:p>0.21415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193641">
                <text:p>0.19364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0.242052">
                <text:p>0.24205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0.233026">
                <text:p>0.23302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0.195282">
                <text:p>0.1952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0.251897">
                <text:p>0.25189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0.227692">
                <text:p>0.22769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0.219077">
                <text:p>0.21907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0.216616">
                <text:p>0.2166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0.215385">
                <text:p>0.21538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0.214154">
                <text:p>0.21415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228513">
                <text:p>0.22851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0.191179">
                <text:p>0.19117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0.183794">
                <text:p>0.18379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0.184206">
                <text:p>0.18420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0.199795">
                <text:p>0.19979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0.225231">
                <text:p>0.22523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0.16123">
                <text:p>0.1612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0.198154">
                <text:p>0.19815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0.224411">
                <text:p>0.22441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0.228923">
                <text:p>0.22892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0.228923">
                <text:p>0.22892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0.219898">
                <text:p>0.21989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0.197334">
                <text:p>0.1973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0.307282">
                <text:p>0.30728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0.252308">
                <text:p>0.25230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0.236307">
                <text:p>0.23630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0.203897">
                <text:p>0.20389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0.269949">
                <text:p>0.26994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0.249436">
                <text:p>0.24943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.230564">
                <text:p>0.23056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0.215385">
                <text:p>0.21538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0.281436">
                <text:p>0.28143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0.226052">
                <text:p>0.22605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0.289641">
                <text:p>0.28964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0.200616">
                <text:p>0.20061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0.265846">
                <text:p>0.26584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0.23959">
                <text:p>0.2395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0.216615">
                <text:p>0.21661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0.253129">
                <text:p>0.25312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0.217026">
                <text:p>0.21702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0.212923">
                <text:p>0.21292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0.226051">
                <text:p>0.22605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0.235898">
                <text:p>0.23589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0.293334">
                <text:p>0.29333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0.200616">
                <text:p>0.20061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0.216615">
                <text:p>0.2166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0.220718">
                <text:p>0.22071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0.258462">
                <text:p>0.258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25cm" svg:y="4.198cm" style:legend-expansion="high" chart:style-name="ch2"/>
        <chart:plot-area chart:style-name="ch3" table:cell-range-address="test.A1:test.A1000 test.C1:test.C1000" chart:data-source-has-labels="row" svg:x="1.321cm" svg:y="0.18cm" svg:width="11.784cm" svg:height="7.669cm">
          <chartooo:coordinate-region svg:x="2.44cm" svg:y="0.382cm" svg:width="10.282cm" svg:height="6.814cm"/>
          <chart:axis chart:dimension="x" chart:name="primary-x" chart:style-name="ch4">
            <chart:title svg:x="6.902cm" svg:y="8.029cm" chart:style-name="ch5">
              <text:p>prix</text:p>
            </chart:title>
          </chart:axis>
          <chart:axis chart:dimension="y" chart:name="primary-y" chart:style-name="ch4">
            <chart:title svg:x="0.451cm" svg:y="4.854cm" chart:style-name="ch6">
              <text:p>temps (ms)</text:p>
            </chart:title>
            <chart:grid chart:style-name="ch7" chart:class="major"/>
          </chart:axis>
          <chart:series chart:style-name="ch8" chart:values-cell-range-address="test.C2:test.C1000" chart:label-cell-address="test.C1:test.C1" chart:class="chart:scatter">
            <chart:domain table:cell-range-address="test.A2:test.A1000"/>
            <chart:data-point chart:repeated="9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stGlouton</text:p>
                <draw:g>
                  <svg:desc>test.C1:tes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est.A2:test.A1000</svg:desc>
                </draw:g>
              </table:table-cell>
              <table:table-cell office:value-type="float" office:value="0.005333">
                <text:p>0.005333</text:p>
                <draw:g>
                  <svg:desc>test.C2:test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2051">
                <text:p>0.002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1641">
                <text:p>0.0016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3692">
                <text:p>0.0036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01641">
                <text:p>0.0016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08205">
                <text:p>0.0082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18462">
                <text:p>0.0184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06154">
                <text:p>0.0061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02872">
                <text:p>0.0028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018052">
                <text:p>0.0180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13128">
                <text:p>0.0131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.013539">
                <text:p>0.01353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0.018461">
                <text:p>0.01846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0.006154">
                <text:p>0.00615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0.012717">
                <text:p>0.0127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0.013128">
                <text:p>0.0131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0.013128">
                <text:p>0.01312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013128">
                <text:p>0.01312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0.018462">
                <text:p>0.01846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0.00041">
                <text:p>0.000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16cm" svg:y="4.198cm" style:legend-expansion="high" chart:style-name="ch2"/>
        <chart:plot-area chart:style-name="ch3" table:cell-range-address="test.A1:test.A1000 test.D1:test.D1000" chart:data-source-has-labels="row" svg:x="1.321cm" svg:y="0.18cm" svg:width="10.175cm" svg:height="7.669cm">
          <chartooo:coordinate-region svg:x="2.334cm" svg:y="0.382cm" svg:width="8.779cm" svg:height="6.814cm"/>
          <chart:axis chart:dimension="x" chart:name="primary-x" chart:style-name="ch4">
            <chart:title svg:x="6.097cm" svg:y="8.029cm" chart:style-name="ch5">
              <text:p>prix</text:p>
            </chart:title>
          </chart:axis>
          <chart:axis chart:dimension="y" chart:name="primary-y" chart:style-name="ch4">
            <chart:title svg:x="0.451cm" svg:y="4.854cm" chart:style-name="ch6">
              <text:p>temps (ms)</text:p>
            </chart:title>
            <chart:grid chart:style-name="ch7" chart:class="major"/>
          </chart:axis>
          <chart:series chart:style-name="ch8" chart:values-cell-range-address="test.D2:test.D1000" chart:label-cell-address="test.D1:test.D1" chart:class="chart:scatter">
            <chart:domain table:cell-range-address="test.A2:test.A1000"/>
            <chart:data-point chart:repeated="9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stEssaisSuccessif3</text:p>
                <draw:g>
                  <svg:desc>test.D1: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est.A2:test.A1000</svg:desc>
                </draw:g>
              </table:table-cell>
              <table:table-cell office:value-type="float" office:value="0.008616">
                <text:p>0.008616</text:p>
                <draw:g>
                  <svg:desc>test.D2:test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4513">
                <text:p>0.0045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6974">
                <text:p>0.006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8205">
                <text:p>0.008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8615">
                <text:p>0.008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1559">
                <text:p>0.015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21333">
                <text:p>0.021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25435">
                <text:p>0.025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30359">
                <text:p>0.030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7641">
                <text:p>0.017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36923">
                <text:p>0.0369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1477">
                <text:p>0.01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1559">
                <text:p>0.015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17641">
                <text:p>0.017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9846">
                <text:p>0.009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16411">
                <text:p>0.016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14359">
                <text:p>0.0143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29949">
                <text:p>0.0299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36103">
                <text:p>0.036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7384">
                <text:p>0.007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30769">
                <text:p>0.0307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21334">
                <text:p>0.021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52923">
                <text:p>0.0529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40205">
                <text:p>0.0402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30359">
                <text:p>0.0303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53334">
                <text:p>0.053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45538">
                <text:p>0.0455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66052">
                <text:p>0.0660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73847">
                <text:p>0.0738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516307">
                <text:p>1.516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62769">
                <text:p>0.0627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47589">
                <text:p>0.0475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02154">
                <text:p>0.102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86154">
                <text:p>0.0861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66052">
                <text:p>0.066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06256">
                <text:p>0.1062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93538">
                <text:p>0.0935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37026">
                <text:p>0.1370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15282">
                <text:p>0.115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26256">
                <text:p>0.026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123077">
                <text:p>0.1230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65231">
                <text:p>0.0652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81477">
                <text:p>0.814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122256">
                <text:p>0.1222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07897">
                <text:p>0.1078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179282">
                <text:p>0.179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57948">
                <text:p>0.1579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219897">
                <text:p>0.2198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200205">
                <text:p>0.2002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18051">
                <text:p>0.018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165744">
                <text:p>0.1657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142358">
                <text:p>0.1423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233436">
                <text:p>0.2334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186256">
                <text:p>0.1862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107897">
                <text:p>0.1078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315898">
                <text:p>0.3158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282256">
                <text:p>0.2822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344615">
                <text:p>0.3446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54154">
                <text:p>0.0541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262974">
                <text:p>0.2629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141538">
                <text:p>0.1415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321231">
                <text:p>0.3212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278153">
                <text:p>0.2781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167385">
                <text:p>0.1673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333948">
                <text:p>0.3339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49641">
                <text:p>0.4496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588718">
                <text:p>0.5887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536615">
                <text:p>0.5366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72717">
                <text:p>0.1727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298666">
                <text:p>0.2986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532923">
                <text:p>0.5329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16821">
                <text:p>0.4168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24041">
                <text:p>0.240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88205">
                <text:p>0.4882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391385">
                <text:p>0.3913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882461">
                <text:p>0.8824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81682">
                <text:p>0.816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05436">
                <text:p>0.1054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549334">
                <text:p>0.5493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258052">
                <text:p>0.2580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7282">
                <text:p>0.672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24205">
                <text:p>0.4242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347898">
                <text:p>0.3478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715077">
                <text:p>0.7150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537025">
                <text:p>0.5370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845538">
                <text:p>0.845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219282">
                <text:p>1.2192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902974">
                <text:p>0.9029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567795">
                <text:p>0.5677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07241">
                <text:p>1.072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79877">
                <text:p>0.798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70974">
                <text:p>0.4709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952616">
                <text:p>0.9526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711384">
                <text:p>0.7113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132718">
                <text:p>1.1327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085539">
                <text:p>1.0855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6564">
                <text:p>0.0065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994051">
                <text:p>0.9940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38975">
                <text:p>0.4389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302975">
                <text:p>1.3029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996513">
                <text:p>0.9965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362667">
                <text:p>0.362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542564">
                <text:p>1.5425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126154">
                <text:p>1.1261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.907283">
                <text:p>3.9072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3918">
                <text:p>1.439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81026">
                <text:p>0.6810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634051">
                <text:p>1.6340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174153">
                <text:p>1.1741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.016821">
                <text:p>2.0168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527795">
                <text:p>1.5277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953435">
                <text:p>0.9534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751384">
                <text:p>1.7513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05949">
                <text:p>1.4059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.185025">
                <text:p>2.1850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839179">
                <text:p>1.8391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921025">
                <text:p>0.9210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.550564">
                <text:p>2.5505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945641">
                <text:p>0.9456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.22318">
                <text:p>2.223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309949">
                <text:p>1.3099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48923">
                <text:p>0.5489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687385">
                <text:p>1.6873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811693">
                <text:p>1.8116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.781128">
                <text:p>2.781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3.127385">
                <text:p>3.1273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214359">
                <text:p>1.2143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.656">
                <text:p>2.6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888">
                <text:p>1.8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3.222564">
                <text:p>3.2225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.537846">
                <text:p>2.5378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595077">
                <text:p>1.5950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3.042871">
                <text:p>3.0428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.230153">
                <text:p>2.2301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3.410872">
                <text:p>3.4108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.841026">
                <text:p>2.8410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500102">
                <text:p>0.5001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.562462">
                <text:p>2.5624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276308">
                <text:p>1.2763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3.078975">
                <text:p>3.0789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990154">
                <text:p>1.9901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818872">
                <text:p>0.8188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.501333">
                <text:p>2.501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653334">
                <text:p>1.6533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.331077">
                <text:p>4.3310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.705846">
                <text:p>3.7058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181334">
                <text:p>0.1813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.706256">
                <text:p>3.7062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118769">
                <text:p>1.1187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3.273026">
                <text:p>3.2730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.979488">
                <text:p>3.9794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.563283">
                <text:p>2.5632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4.573128">
                <text:p>4.5731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.636102">
                <text:p>3.6361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5.226256">
                <text:p>5.2262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4.637538">
                <text:p>4.6375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62257">
                <text:p>0.7622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3.602052">
                <text:p>3.6020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863385">
                <text:p>1.8633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4.487385">
                <text:p>4.4873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.850462">
                <text:p>2.8504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195077">
                <text:p>1.1950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3.495795">
                <text:p>3.4957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.381539">
                <text:p>2.3815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.410666">
                <text:p>4.4106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.433436">
                <text:p>5.4334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3.120821">
                <text:p>3.1208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.151794">
                <text:p>6.1517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4.589129">
                <text:p>4.5891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7.323487">
                <text:p>7.3234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5.923692">
                <text:p>5.9236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4.220718">
                <text:p>4.2207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7.017026">
                <text:p>7.0170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.463795">
                <text:p>5.4637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.050051">
                <text:p>8.0500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6.882462">
                <text:p>6.8824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117949">
                <text:p>1.1179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.730462">
                <text:p>5.7304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.532923">
                <text:p>2.5329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6.434872">
                <text:p>6.4348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4.126359">
                <text:p>4.1263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672205">
                <text:p>1.6722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.904205">
                <text:p>4.9042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3.404718">
                <text:p>3.4047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6.210461">
                <text:p>6.2104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.044923">
                <text:p>5.0449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.774154">
                <text:p>4.7741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9.097025">
                <text:p>9.0970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6.75241">
                <text:p>6.752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1.989333">
                <text:p>11.989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8.546462">
                <text:p>8.5464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7.190974">
                <text:p>7.1909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9.574564">
                <text:p>9.5745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7.849846">
                <text:p>7.8498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1.400206">
                <text:p>11.4002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9.117128">
                <text:p>9.1171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26667">
                <text:p>0.02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6.814359">
                <text:p>6.8143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.455794">
                <text:p>2.4557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7.966359">
                <text:p>7.9663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4.839385">
                <text:p>4.8393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.672">
                <text:p>2.6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7.604923">
                <text:p>7.6049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.463384">
                <text:p>5.4633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9.494975">
                <text:p>9.4949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7.149129">
                <text:p>7.1491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.200615">
                <text:p>2.2006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2.873846">
                <text:p>12.8738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9.80718">
                <text:p>9.807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5.651692">
                <text:p>15.6516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2.967385">
                <text:p>12.9673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8.459487">
                <text:p>8.4594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3.948308">
                <text:p>13.9483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1.334974">
                <text:p>11.3349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6.208">
                <text:p>16.2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4.836102">
                <text:p>14.8361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.384">
                <text:p>2.3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0.67118">
                <text:p>10.671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6.470565">
                <text:p>6.4705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3.211487">
                <text:p>13.2114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8.024205">
                <text:p>8.0242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.853743">
                <text:p>4.8537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9.731283">
                <text:p>9.7312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7.077744">
                <text:p>7.0777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2.882051">
                <text:p>12.8820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9.676718">
                <text:p>9.6767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.046975">
                <text:p>3.0469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1.099897">
                <text:p>11.0998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4.571898">
                <text:p>14.5718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1.881845">
                <text:p>21.8818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8.067692">
                <text:p>18.0676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3.789538">
                <text:p>13.7895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0.740513">
                <text:p>20.7405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7.35754">
                <text:p>17.357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.364103">
                <text:p>23.3641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2.38646">
                <text:p>22.386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.309128">
                <text:p>3.3091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4.923897">
                <text:p>14.9238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8.230154">
                <text:p>8.2301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7.18482">
                <text:p>17.184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2.566975">
                <text:p>12.5669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4.643692">
                <text:p>4.6436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5.13641">
                <text:p>15.136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9.179897">
                <text:p>9.1798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7.706669">
                <text:p>17.7066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3.302564">
                <text:p>13.3025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5641">
                <text:p>0.656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2.123897">
                <text:p>12.1238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.13518">
                <text:p>5.135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6.601025">
                <text:p>16.6010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9.276307">
                <text:p>9.2763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.091487">
                <text:p>2.0914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0.533745">
                <text:p>30.5337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3.45559">
                <text:p>23.455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31.190151">
                <text:p>31.1901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7.852718">
                <text:p>27.8527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4.30359">
                <text:p>4.303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8.934155">
                <text:p>18.9341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1.132718">
                <text:p>11.1327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1.60041">
                <text:p>21.600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3.594256">
                <text:p>13.5942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7.225436">
                <text:p>7.2254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7.363691">
                <text:p>17.3636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1.250462">
                <text:p>11.2504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9.684923">
                <text:p>19.6849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5.700102">
                <text:p>15.7001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6.09723">
                <text:p>6.097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9.90482">
                <text:p>19.904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1.749334">
                <text:p>11.7493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2.962461">
                <text:p>22.9624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31.891691">
                <text:p>31.8916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4.391384">
                <text:p>24.3913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6.08287">
                <text:p>36.082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9.29436">
                <text:p>29.294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40.11405">
                <text:p>40.114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34.133743">
                <text:p>34.1337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.836307">
                <text:p>5.8363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2.105024">
                <text:p>22.1050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1.80759">
                <text:p>11.807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6.525948">
                <text:p>26.5259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7.170872">
                <text:p>17.1708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8.169436">
                <text:p>8.1694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0.653948">
                <text:p>20.6539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4.630975">
                <text:p>14.6309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7.10441">
                <text:p>27.104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1.188925">
                <text:p>21.1889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7.651692">
                <text:p>7.6516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3.385435">
                <text:p>23.3854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4.238769">
                <text:p>14.2387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9.171282">
                <text:p>29.1712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9.596308">
                <text:p>19.5963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9.388718">
                <text:p>29.3887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44.250668">
                <text:p>44.2506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6.724106">
                <text:p>36.7241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0.98051">
                <text:p>50.980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43.368614">
                <text:p>43.3686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135795">
                <text:p>0.1357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1.244719">
                <text:p>21.2447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7.621744">
                <text:p>7.6217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6.19282">
                <text:p>26.1928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4.388513">
                <text:p>14.3885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.366974">
                <text:p>3.3669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9.507282">
                <text:p>19.50728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7.977026">
                <text:p>17.9770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2.50995">
                <text:p>32.509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5.618872">
                <text:p>25.6188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9.414564">
                <text:p>9.4145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1.723488">
                <text:p>31.7234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9.54954">
                <text:p>19.549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35.384205">
                <text:p>35.3842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7.071589">
                <text:p>27.0715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2.958359">
                <text:p>12.9583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8.24328">
                <text:p>58.243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8.996105">
                <text:p>48.9961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63.735798">
                <text:p>63.7357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56.374565">
                <text:p>56.3745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9.862564">
                <text:p>9.8625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3.700924">
                <text:p>33.7009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8.891487">
                <text:p>18.8914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0.039795">
                <text:p>40.0397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6.373743">
                <text:p>26.3737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3.661949">
                <text:p>13.6619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4.039383">
                <text:p>34.03938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3.349335">
                <text:p>23.3493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0.679794">
                <text:p>40.6797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0.03036">
                <text:p>30.030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1.804718">
                <text:p>11.8047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5.38749">
                <text:p>35.387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2.566977">
                <text:p>22.5669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1.86913">
                <text:p>41.869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2.187077">
                <text:p>32.1870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6.658463">
                <text:p>16.6584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39.76615">
                <text:p>39.766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63.035076">
                <text:p>63.0350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81.21641">
                <text:p>81.216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72.78728">
                <text:p>72.787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4.196103">
                <text:p>14.1961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4.13169">
                <text:p>44.131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4.730255">
                <text:p>24.7302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50.086975">
                <text:p>50.0869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2.44349">
                <text:p>32.443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7.541332">
                <text:p>17.5413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1.16964">
                <text:p>41.169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2.538258">
                <text:p>32.5382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51.349743">
                <text:p>51.3497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38.344204">
                <text:p>38.3442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.912615">
                <text:p>1.9126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3.36041">
                <text:p>33.360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3.231179">
                <text:p>13.2311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39.430565">
                <text:p>39.4305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2.327385">
                <text:p>22.3273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.951795">
                <text:p>4.9517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30.599384">
                <text:p>30.5993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5.334975">
                <text:p>15.3349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03.476105">
                <text:p>103.4761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90.96615">
                <text:p>90.966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7.47159">
                <text:p>17.471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51.575794">
                <text:p>51.5757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30.36718">
                <text:p>30.367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62.72451">
                <text:p>62.724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38.922256">
                <text:p>38.9222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0.114052">
                <text:p>20.1140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48.985847">
                <text:p>48.9858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34.85005">
                <text:p>34.850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61.60615">
                <text:p>61.606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6.660923">
                <text:p>46.6609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0.19036">
                <text:p>20.190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53.963898">
                <text:p>53.9638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3.634872">
                <text:p>33.6348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63.017437">
                <text:p>63.01743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47.789948">
                <text:p>47.7899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5.661947">
                <text:p>25.66194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56.277336">
                <text:p>56.2773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38.505436">
                <text:p>38.50543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65.76">
                <text:p>65.7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16.317535">
                <text:p>116.3175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1.049847">
                <text:p>21.0498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62.62728">
                <text:p>62.627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34.292103">
                <text:p>34.2921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74.82503">
                <text:p>74.825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2.01723">
                <text:p>52.017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5.926973">
                <text:p>25.9269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59.00472">
                <text:p>59.004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41.072407">
                <text:p>41.0724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71.657845">
                <text:p>71.6578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57.98851">
                <text:p>57.988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5.784204">
                <text:p>25.7842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62.582565">
                <text:p>62.5825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40.589947">
                <text:p>40.5899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75.977844">
                <text:p>75.9778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56.71877">
                <text:p>56.718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30.917744">
                <text:p>30.9177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66.78523">
                <text:p>66.785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46.645336">
                <text:p>46.6453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78.07426">
                <text:p>78.074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62.882053">
                <text:p>62.8820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75077">
                <text:p>0.0750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55.24267">
                <text:p>55.242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6.450462">
                <text:p>16.4504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65.82974">
                <text:p>65.829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32.44636">
                <text:p>32.446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8.282257">
                <text:p>8.2822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9.933537">
                <text:p>49.93353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6.873026">
                <text:p>26.8730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58.09518">
                <text:p>58.0951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70.69292">
                <text:p>70.692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31.79118">
                <text:p>31.791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78.65272">
                <text:p>78.6527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51.34687">
                <text:p>51.346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91.593025">
                <text:p>91.5930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67.32308">
                <text:p>67.323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40.280617">
                <text:p>40.2806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81.73949">
                <text:p>81.7394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57.72472">
                <text:p>57.724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95.75795">
                <text:p>95.757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78.106255">
                <text:p>78.1062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31.230358">
                <text:p>31.2303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83.67713">
                <text:p>83.677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53.802258">
                <text:p>53.8022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11.86544">
                <text:p>111.865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74.97641">
                <text:p>74.976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40.454975">
                <text:p>40.4549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88.98134">
                <text:p>88.981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62.84964">
                <text:p>62.849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03.93641">
                <text:p>103.936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38.98913">
                <text:p>38.989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91.83344">
                <text:p>91.833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60.966564">
                <text:p>60.9665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11.50318">
                <text:p>111.503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81.19795">
                <text:p>81.197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47.608204">
                <text:p>47.6082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95.3563">
                <text:p>95.35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71.960205">
                <text:p>71.9602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13.60328">
                <text:p>113.603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90.44964">
                <text:p>90.449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39.908104">
                <text:p>39.9081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99.02072">
                <text:p>99.020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64.29744">
                <text:p>64.297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28.5961">
                <text:p>128.596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88.17436">
                <text:p>88.174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49.062977">
                <text:p>49.06297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05.12902">
                <text:p>105.129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72.93785">
                <text:p>72.937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30.60307">
                <text:p>130.603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00.022156">
                <text:p>100.0221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5.083076">
                <text:p>5.08307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73.927795">
                <text:p>73.9277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8.73723">
                <text:p>28.737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92.637535">
                <text:p>92.63753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50.77251">
                <text:p>50.772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1.830564">
                <text:p>11.8305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67.63774">
                <text:p>67.637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35.98113">
                <text:p>35.981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87.14421">
                <text:p>87.1442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58.27241">
                <text:p>58.272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48.902565">
                <text:p>48.9025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16.296616">
                <text:p>116.2966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77.165955">
                <text:p>77.1659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41.66728">
                <text:p>141.667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03.52985">
                <text:p>103.529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57.794052">
                <text:p>57.7940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21.653336">
                <text:p>121.6533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89.88923">
                <text:p>89.8892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39.74728">
                <text:p>139.7472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15.30666">
                <text:p>115.3066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56.99118">
                <text:p>56.9911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26.89313">
                <text:p>126.893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86.287186">
                <text:p>86.2871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51.58809">
                <text:p>151.588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15.78667">
                <text:p>115.786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66.47713">
                <text:p>66.477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34.64452">
                <text:p>134.644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95.85682">
                <text:p>95.8568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58.21498">
                <text:p>158.2149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24.75077">
                <text:p>124.7507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57.50113">
                <text:p>57.501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42.5079">
                <text:p>142.507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89.22954">
                <text:p>89.2295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63.21642">
                <text:p>163.216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14.67651">
                <text:p>114.6765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70.38851">
                <text:p>70.388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43.44739">
                <text:p>143.4473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02.55589">
                <text:p>102.5558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70.81271">
                <text:p>170.8127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33.27466">
                <text:p>133.2746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70.15754">
                <text:p>70.157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47.97293">
                <text:p>147.972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00.77005">
                <text:p>100.770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75.81825">
                <text:p>175.818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32.17764">
                <text:p>132.177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81.489235">
                <text:p>81.48923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55.1438">
                <text:p>155.14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09.00308">
                <text:p>109.003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84.00821">
                <text:p>184.008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45.71158">
                <text:p>145.711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245538">
                <text:p>1.2455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03.42523">
                <text:p>103.4252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36.65805">
                <text:p>36.658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29.5881">
                <text:p>129.588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5.31282">
                <text:p>65.3128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1.061743">
                <text:p>11.06174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00.26462">
                <text:p>100.2646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54.205948">
                <text:p>54.20594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26.112816">
                <text:p>126.1128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83.89415">
                <text:p>83.894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2.106667">
                <text:p>12.10666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82.03897">
                <text:p>182.038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21.872">
                <text:p>121.87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214.24205">
                <text:p>214.2420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63.58154">
                <text:p>163.5815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99.58933">
                <text:p>99.589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93.85068">
                <text:p>193.8506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48.17477">
                <text:p>148.1747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219.23734">
                <text:p>219.2373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85.33578">
                <text:p>185.3357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87.56964">
                <text:p>87.5696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03.6365">
                <text:p>203.636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35.0999">
                <text:p>135.09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237.82523">
                <text:p>237.825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85.8199">
                <text:p>185.81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07.48061">
                <text:p>107.4806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206.59119">
                <text:p>206.591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49.45477">
                <text:p>149.4547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35.38791">
                <text:p>235.387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85.16144">
                <text:p>185.1614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98.89108">
                <text:p>98.891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09.5397">
                <text:p>209.53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49.4839">
                <text:p>149.483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50.36882">
                <text:p>250.3688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92.51242">
                <text:p>192.512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20.3717">
                <text:p>120.37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17.52287">
                <text:p>217.522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64.9235">
                <text:p>164.923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53.0363">
                <text:p>253.036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03.78009">
                <text:p>203.7800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99.722664">
                <text:p>99.72266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24.8603">
                <text:p>224.86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52.3434">
                <text:p>152.343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62.22318">
                <text:p>262.2231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96.704">
                <text:p>196.70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21.545845">
                <text:p>121.5458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30.13498">
                <text:p>230.134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66.89847">
                <text:p>166.8984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276.20715">
                <text:p>276.207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19.39693">
                <text:p>219.3969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1.830975">
                <text:p>11.8309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45.0679">
                <text:p>145.067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58.09682">
                <text:p>58.0968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81.26933">
                <text:p>181.269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97.94174">
                <text:p>97.9417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25.00636">
                <text:p>25.006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34.52719">
                <text:p>134.527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68.61211">
                <text:p>68.612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69.33417">
                <text:p>169.334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13.28328">
                <text:p>113.283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6.613745">
                <text:p>16.61374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46.4763">
                <text:p>146.47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75.67467">
                <text:p>175.674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97.1405">
                <text:p>297.14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26.66748">
                <text:p>226.6674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42.81723">
                <text:p>142.8172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259.2316">
                <text:p>259.23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97.0363">
                <text:p>197.036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307.45233">
                <text:p>307.4523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47.34564">
                <text:p>247.3456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34.4246">
                <text:p>134.424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270.73026">
                <text:p>270.7302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89.10565">
                <text:p>189.105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316.02133">
                <text:p>316.021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245.60698">
                <text:p>245.6069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58.20349">
                <text:p>158.2034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84.8833">
                <text:p>284.883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213.20328">
                <text:p>213.2032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323.37888">
                <text:p>323.3788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269.2509">
                <text:p>269.250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41.59344">
                <text:p>141.5934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292.76144">
                <text:p>292.7614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200.59486">
                <text:p>200.5948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337.6435">
                <text:p>337.643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254.83817">
                <text:p>254.8381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62.74995">
                <text:p>162.7499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297.70255">
                <text:p>297.7025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220.42625">
                <text:p>220.426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347.3998">
                <text:p>347.399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278.8045">
                <text:p>278.804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59.03384">
                <text:p>159.0338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310.13168">
                <text:p>310.1316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220.03159">
                <text:p>220.0315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357.17377">
                <text:p>357.1737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273.23117">
                <text:p>273.231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78.96902">
                <text:p>178.969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320.26913">
                <text:p>320.269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246.68431">
                <text:p>246.6843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367.4519">
                <text:p>367.45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98.98502">
                <text:p>298.985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345436">
                <text:p>0.3454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83.41374">
                <text:p>183.413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63.60205">
                <text:p>63.602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228.67404">
                <text:p>228.6740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15.776825">
                <text:p>115.7768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6.509129">
                <text:p>16.50912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68.06277">
                <text:p>168.062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98.762665">
                <text:p>98.76266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239.5963">
                <text:p>239.59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57.58072">
                <text:p>157.5807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26.04718">
                <text:p>26.0471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200.78564">
                <text:p>200.785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90.68841">
                <text:p>90.6884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411.38623">
                <text:p>411.3862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323.6759">
                <text:p>323.675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213.52081">
                <text:p>213.5208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380.10382">
                <text:p>380.1038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286.5239">
                <text:p>286.523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437.3715">
                <text:p>437.371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350.24902">
                <text:p>350.2490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95.04247">
                <text:p>195.042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379.9171">
                <text:p>379.917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271.89377">
                <text:p>271.8937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454.65396">
                <text:p>454.6539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337.05396">
                <text:p>337.0539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223.12616">
                <text:p>223.126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391.07364">
                <text:p>391.0736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294.68594">
                <text:p>294.6859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495.09497">
                <text:p>495.0949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370.6757">
                <text:p>370.675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219.472">
                <text:p>219.47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401.44205">
                <text:p>401.442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301.11713">
                <text:p>301.117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466.82623">
                <text:p>466.8262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366.51938">
                <text:p>366.5193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247.46584">
                <text:p>247.4658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420.5473">
                <text:p>420.54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323.90808">
                <text:p>323.9080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482.69293">
                <text:p>482.6929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396.76224">
                <text:p>396.762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224.82379">
                <text:p>224.823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430.992">
                <text:p>430.99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306.1559">
                <text:p>306.155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497.76657">
                <text:p>497.7665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387.41415">
                <text:p>387.4141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258.22153">
                <text:p>258.2215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442.5563">
                <text:p>442.556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341.94418">
                <text:p>341.9441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514.896">
                <text:p>514.89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420.82996">
                <text:p>420.8299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25.34236">
                <text:p>25.3423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254.46729">
                <text:p>254.4672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98.46277">
                <text:p>98.4627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318.68103">
                <text:p>318.681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76.08945">
                <text:p>176.0894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45.381744">
                <text:p>45.38174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236.21661">
                <text:p>236.2166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21.34687">
                <text:p>121.3468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299.2595">
                <text:p>299.259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97.38133">
                <text:p>197.3813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31.543385">
                <text:p>31.54338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249.95775">
                <text:p>249.957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10.483696">
                <text:p>110.48369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311.26236">
                <text:p>311.2623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438.9838">
                <text:p>438.983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295.53397">
                <text:p>295.5339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523.46747">
                <text:p>523.4674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400.0796">
                <text:p>400.079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603.10895">
                <text:p>603.1089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485.87814">
                <text:p>485.878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293.6287">
                <text:p>293.628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536.15015">
                <text:p>536.150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409.08594">
                <text:p>409.085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609.9204">
                <text:p>609.920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482.43692">
                <text:p>482.4369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338.89557">
                <text:p>338.8955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549.8601">
                <text:p>549.860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432.0279">
                <text:p>432.027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630.25806">
                <text:p>630.2580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532.14685">
                <text:p>532.1468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311.78052">
                <text:p>311.780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591.7391">
                <text:p>591.739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400.22974">
                <text:p>400.2297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662.4349">
                <text:p>662.434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511.6915">
                <text:p>511.691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351.37762">
                <text:p>351.3776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595.56067">
                <text:p>595.5606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439.072">
                <text:p>439.0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653.8104">
                <text:p>653.810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534.2597">
                <text:p>534.25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330.8406">
                <text:p>330.840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592.90955">
                <text:p>592.909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431.6361">
                <text:p>431.636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673.05023">
                <text:p>673.0502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528.0119">
                <text:p>528.011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370.01233">
                <text:p>370.0123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611.3301">
                <text:p>611.330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465.33908">
                <text:p>465.3390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93.456">
                <text:p>693.45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572.0796">
                <text:p>572.079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4.054154">
                <text:p>4.05415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316.51038">
                <text:p>316.5103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01.87775">
                <text:p>101.877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422.57684">
                <text:p>422.5768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93.58112">
                <text:p>193.5811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25.227076">
                <text:p>25.22707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278.8234">
                <text:p>278.823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22.88821">
                <text:p>122.8882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385.48062">
                <text:p>385.4806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56.0964">
                <text:p>256.096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45.27549">
                <text:p>45.2754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338.48083">
                <text:p>338.4808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56.62112">
                <text:p>156.621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404.86935">
                <text:p>404.8693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247.98933">
                <text:p>247.9893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423.68616">
                <text:p>423.6861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690.4587">
                <text:p>690.458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541.22705">
                <text:p>541.227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778.46643">
                <text:p>778.4664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653.6156">
                <text:p>653.615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382.41107">
                <text:p>382.4110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698.5784">
                <text:p>698.578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514.5953">
                <text:p>514.595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806.944">
                <text:p>806.94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622.3085">
                <text:p>622.308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437.10648">
                <text:p>437.106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717.465">
                <text:p>717.46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566.83777">
                <text:p>566.8377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819.40594">
                <text:p>819.4059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686.6301">
                <text:p>686.630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431.43835">
                <text:p>431.4383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742.15796">
                <text:p>742.1579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562.05945">
                <text:p>562.0594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852.95056">
                <text:p>852.9505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675.7173">
                <text:p>675.717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475.968">
                <text:p>475.96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766.8693">
                <text:p>766.869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604.87427">
                <text:p>604.8742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875.49255">
                <text:p>875.4925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727.78217">
                <text:p>727.7821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440.6925">
                <text:p>440.692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788.6921">
                <text:p>788.692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579.1418">
                <text:p>579.141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897.5454">
                <text:p>897.545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719.3694">
                <text:p>719.369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494.8652">
                <text:p>494.865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803.72144">
                <text:p>803.7214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628.071">
                <text:p>628.07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918.1879">
                <text:p>918.187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768.7467">
                <text:p>768.746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45.542152">
                <text:p>45.5421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424.5132">
                <text:p>424.51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72.72739">
                <text:p>172.7273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514.4115">
                <text:p>514.41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297.0527">
                <text:p>297.05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76.44185">
                <text:p>76.4418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408.97025">
                <text:p>408.970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210.42912">
                <text:p>210.4291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518.3898">
                <text:p>518.389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340.5239">
                <text:p>340.523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59.51015">
                <text:p>59.5101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421.59384">
                <text:p>421.5938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89.81416">
                <text:p>189.814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518.0808">
                <text:p>518.080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312.63055">
                <text:p>312.6305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92.525955">
                <text:p>92.5259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898.08905">
                <text:p>898.089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713.8732">
                <text:p>713.873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037.5212">
                <text:p>1037.52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863.30585">
                <text:p>863.3058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559.9721">
                <text:p>559.97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940.2888">
                <text:p>940.288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705.31445">
                <text:p>705.3144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061.5692">
                <text:p>1061.569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861.25085">
                <text:p>861.2508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607.0211">
                <text:p>607.021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963.36">
                <text:p>963.3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764.08734">
                <text:p>764.0873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103.5684">
                <text:p>1103.568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969.4794">
                <text:p>969.479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597.7428">
                <text:p>597.742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006.37946">
                <text:p>1006.3794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780.85944">
                <text:p>780.8594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191.4055">
                <text:p>1191.405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916.0344">
                <text:p>916.034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661.017">
                <text:p>661.01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030.2794">
                <text:p>1030.279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832.4734">
                <text:p>832.473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171.7522">
                <text:p>1171.752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981.81616">
                <text:p>981.816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629.136">
                <text:p>629.1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052.5074">
                <text:p>1052.507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823.97253">
                <text:p>823.9725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206.8164">
                <text:p>1206.816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985.9011">
                <text:p>985.901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692.2991">
                <text:p>692.299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098.1871">
                <text:p>1098.187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852.4554">
                <text:p>852.455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197.7366">
                <text:p>1197.736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025.8933">
                <text:p>1025.893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996923">
                <text:p>0.99692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514.3155">
                <text:p>514.315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65.10565">
                <text:p>165.1056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618.74915">
                <text:p>618.7491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296.65067">
                <text:p>296.6506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36.783592">
                <text:p>36.78359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424.3651">
                <text:p>424.365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95.02359">
                <text:p>195.0235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571.063">
                <text:p>571.06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412.4119">
                <text:p>412.411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81.82359">
                <text:p>81.8235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519.5574">
                <text:p>519.557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251.87364">
                <text:p>251.8736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648.02747">
                <text:p>648.0274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394.5497">
                <text:p>394.549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22.96779">
                <text:p>122.9677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553.6119">
                <text:p>553.611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002.5731">
                <text:p>1002.573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349.2411">
                <text:p>1349.241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127.3788">
                <text:p>1127.378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728.7508">
                <text:p>728.75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215.7313">
                <text:p>1215.731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931.8786">
                <text:p>931.878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385.202">
                <text:p>1385.20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093.7534">
                <text:p>1093.753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807.0252">
                <text:p>807.025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247.0658">
                <text:p>1247.065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005.3161">
                <text:p>1005.316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1446.8258">
                <text:p>1446.825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1187.424">
                <text:p>1187.42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786.1608">
                <text:p>786.160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1284.268">
                <text:p>1284.2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996.90045">
                <text:p>996.9004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1458.9116">
                <text:p>1458.91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1198.3627">
                <text:p>1198.362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868.05786">
                <text:p>868.0578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1325.3813">
                <text:p>1325.381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1078.7632">
                <text:p>1078.763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1487.4323">
                <text:p>1487.432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1245.5306">
                <text:p>1245.530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822.65564">
                <text:p>822.6556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1489.3263">
                <text:p>1489.326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1032.9912">
                <text:p>1032.991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1533.5204">
                <text:p>1533.520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239.0663">
                <text:p>1239.066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894.80817">
                <text:p>894.8081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1374.5062">
                <text:p>1374.506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1116.192">
                <text:p>1116.19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1559.8073">
                <text:p>1559.807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1316.8627">
                <text:p>1316.862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81.14379">
                <text:p>81.1437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662.76105">
                <text:p>662.7610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277.14996">
                <text:p>277.1499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819.2247">
                <text:p>819.224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456.17517">
                <text:p>456.1751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24.02913">
                <text:p>124.0291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600.4029">
                <text:p>600.402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317.61722">
                <text:p>317.6172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769.8761">
                <text:p>769.876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504.19116">
                <text:p>504.1911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04.16944">
                <text:p>104.1694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643.7469">
                <text:p>643.746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296.58585">
                <text:p>296.5858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803.92285">
                <text:p>803.9228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488.51776">
                <text:p>488.5177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50.50871">
                <text:p>150.5087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643.8424">
                <text:p>643.842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355.28204">
                <text:p>355.2820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1716.3561">
                <text:p>1716.356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1459.1843">
                <text:p>1459.184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997.57947">
                <text:p>997.5794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1578.5436">
                <text:p>1578.543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1241.7362">
                <text:p>1241.736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1763.4196">
                <text:p>1763.419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1458.4977">
                <text:p>1458.497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1086.0508">
                <text:p>1086.050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1660.544">
                <text:p>1660.54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1376.7135">
                <text:p>1376.713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1864.9575">
                <text:p>1864.957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1562.7131">
                <text:p>1562.713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023.6271">
                <text:p>1023.627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1655.3907">
                <text:p>1655.390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1261.2932">
                <text:p>1261.293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1852.8282">
                <text:p>1852.828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1503.1483">
                <text:p>1503.148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1126.3926">
                <text:p>1126.392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1687.0515">
                <text:p>1687.05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1370.9087">
                <text:p>1370.908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883.9955">
                <text:p>1883.995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616.1366">
                <text:p>1616.136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114.2314">
                <text:p>1114.23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758.7952">
                <text:p>1758.795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1366.8595">
                <text:p>1366.859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1953.8785">
                <text:p>1953.878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1609.6385">
                <text:p>1609.638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252.6547">
                <text:p>1252.654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1809.5343">
                <text:p>1809.534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1453.038">
                <text:p>1453.03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2042.6847">
                <text:p>2042.684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1716.4313">
                <text:p>1716.431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2.388513">
                <text:p>12.38851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742.041">
                <text:p>742.04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242.09927">
                <text:p>242.0992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915.23114">
                <text:p>915.231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497.10114">
                <text:p>497.101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52.68964">
                <text:p>52.6896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642.95264">
                <text:p>642.9526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286.80536">
                <text:p>286.8053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814.8058">
                <text:p>814.805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494.79916">
                <text:p>494.799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135.05559">
                <text:p>135.0555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793.42566">
                <text:p>793.4256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382.9362">
                <text:p>382.936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995.8859">
                <text:p>995.885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599.4724">
                <text:p>599.472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190.67775">
                <text:p>190.6777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803.8441">
                <text:p>803.844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444.78278">
                <text:p>444.7827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998.82996">
                <text:p>998.8299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1889.4749">
                <text:p>1889.474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293.0658">
                <text:p>1293.065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2023.4753">
                <text:p>2023.475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1574.7537">
                <text:p>1574.753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2270.1094">
                <text:p>2270.109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1843.6891">
                <text:p>1843.689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1404.1866">
                <text:p>1404.186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2055.4202">
                <text:p>2055.420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1695.9642">
                <text:p>1695.964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2300.3582">
                <text:p>2300.358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1966.9813">
                <text:p>1966.981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385.8914">
                <text:p>1385.891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2101.7195">
                <text:p>2101.719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1678.5552">
                <text:p>1678.555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2391.8157">
                <text:p>2391.815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2228.7856">
                <text:p>2228.78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1563.524">
                <text:p>1563.52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2244.8682">
                <text:p>2244.868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806.0681">
                <text:p>1806.068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2488.6897">
                <text:p>2488.689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2079.6382">
                <text:p>2079.638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429.7185">
                <text:p>1429.718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2222.409">
                <text:p>2222.40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1895.113">
                <text:p>1895.11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2499.6492">
                <text:p>2499.649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2058.9304">
                <text:p>2058.930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1564.6134">
                <text:p>1564.613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2265.2588">
                <text:p>2265.258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867.7329">
                <text:p>1867.732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548.911">
                <text:p>2548.9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2177.0806">
                <text:p>2177.080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40.00821">
                <text:p>140.0082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997.98236">
                <text:p>997.9823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414.56287">
                <text:p>414.5628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1231.008">
                <text:p>1231.00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685.9212">
                <text:p>685.921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206.04184">
                <text:p>206.0418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914.7659">
                <text:p>914.765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479.82483">
                <text:p>479.8248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152.8185">
                <text:p>1152.818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758.7377">
                <text:p>758.737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77.18277">
                <text:p>177.1827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4.88086">
                <text:p>964.8808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458.43362">
                <text:p>458.4336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1208.2273">
                <text:p>1208.227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734.1797">
                <text:p>734.179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238.44595">
                <text:p>238.4459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966.47266">
                <text:p>966.4726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524.9399">
                <text:p>524.939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1219.0449">
                <text:p>1219.044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811.87897">
                <text:p>811.8789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712.5038">
                <text:p>1712.503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2544.4697">
                <text:p>2544.469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2039.3739">
                <text:p>2039.373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2845.4666">
                <text:p>2845.466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2359.839">
                <text:p>2359.83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1841.4117">
                <text:p>1841.411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2637.9316">
                <text:p>2637.931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2144.7126">
                <text:p>2144.712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2866.9612">
                <text:p>2866.961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2538.6006">
                <text:p>2538.600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1763.8999">
                <text:p>1763.899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2700.5984">
                <text:p>2700.598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2120.5156">
                <text:p>2120.515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2970.1345">
                <text:p>2970.134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2468.1748">
                <text:p>2468.174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1899.7821">
                <text:p>1899.782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2730.901">
                <text:p>2730.90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2260.079">
                <text:p>2260.07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3029.4802">
                <text:p>3029.480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2596.07">
                <text:p>2596.0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1894.3503">
                <text:p>1894.350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2813.1138">
                <text:p>2813.113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2244.4514">
                <text:p>2244.451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3129.3071">
                <text:p>3129.307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2590.0496">
                <text:p>2590.049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2012.7068">
                <text:p>2012.706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2870.3914">
                <text:p>2870.391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2367.49">
                <text:p>2367.4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3157.5864">
                <text:p>3157.586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741.5808">
                <text:p>2741.58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